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5b9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96">
      <style:graphic-properties draw:fill="none" draw:stroke="dash" draw:stroke-dash="a695" svg:stroke-width="0.13889in" svg:stroke-color="#ffc000" svg:stroke-opacity="100%" draw:stroke-linejoin="miter" svg:stroke-linecap="round" style:protect="position siz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02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5b9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4">
      <style:graphic-properties draw:fill="none" draw:stroke="dash" draw:stroke-dash="a933" svg:stroke-width="0.13889in" svg:stroke-color="#ffc000" svg:stroke-opacity="100%" draw:stroke-linejoin="miter" svg:stroke-linecap="round" style:protect="position siz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5b9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40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85" svg:stroke-width="0.13889in" svg:stroke-color="#ffc000" svg:stroke-opacity="95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draw:fill="none" draw:stroke="dash" draw:stroke-dash="a571" svg:stroke-width="0.13889in" svg:stroke-color="#ffc000" svg:stroke-opacity="100%" draw:stroke-linejoin="miter" svg:stroke-linecap="round" style:protect="position siz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78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5b9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none" draw:stroke="dash" draw:stroke-dash="a772" svg:stroke-width="0.13889in" svg:stroke-color="#ffc000" svg:stroke-opacity="100%" draw:stroke-linejoin="miter" svg:stroke-linecap="round" style:protect="position siz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79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5b9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0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draw:fill="none" draw:stroke="dash" draw:stroke-dash="a418" svg:stroke-width="0.13889in" svg:stroke-color="#ffc000" svg:stroke-opacity="100%" draw:stroke-linejoin="miter" svg:stroke-linecap="round" style:protect="position siz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25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5b9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5b9bd5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28">
      <style:graphic-properties draw:fill="none" draw:stroke="dash" draw:stroke-dash="a1027" svg:stroke-width="0.13889in" svg:stroke-color="#ffc000" svg:stroke-opacity="100%" draw:stroke-linejoin="miter" svg:stroke-linecap="round" style:protect="position siz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42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dash" draw:stroke-dash="a629" svg:stroke-width="0.13889in" svg:stroke-color="#ffc000" svg:stroke-opacity="100%" draw:stroke-linejoin="miter" svg:stroke-linecap="round" style:protect="position siz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34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36" svg:stroke-width="0.13889in" svg:stroke-color="#ffc000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5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0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1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1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2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8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custom-shape svg:x="0.00333in" svg:y="0in" svg:width="13.33in" svg:height="7.5in" draw:id="id63" draw:style-name="a362" draw:name="Rectangle 7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64" draw:style-name="a365" draw:name="Rectangle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65" draw:style-name="a368" draw:name="Rectangle 11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7954in" svg:y="0.16287in" svg:width="7.17426in" svg:height="7.17426in" draw:id="id66" draw:style-name="a371" draw:name="Oval 13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7" presentation:style-name="a375" draw:name="Tytuł 1" svg:x="3.62536in" svg:y="1.51001in" svg:width="6.08261in" svg:height="2.74881in" presentation:class="title" presentation:placeholder="false">
          <draw:text-box>
            <text:p text:style-name="a374" text:class-names="" text:cond-style-name=""><text:span text:style-name="a372" text:class-names="">Zmienne</text:span><text:span text:style-name="a373" text:class-names=""/></text:p>
          </draw:text-box>
          <svg:title/>
          <svg:desc/>
        </draw:frame>
        <draw:frame draw:id="id68" presentation:style-name="a382" draw:name="Podtytuł 2" svg:x="3.62536in" svg:y="4.45844in" svg:width="6.08261in" svg:height="1.67824in" presentation:class="subtitle" presentation:placeholder="false">
          <draw:text-box>
            <text:p text:style-name="a381" text:class-names="" text:cond-style-name=""><text:span text:style-name="a376" text:class-names="">Ćwiczenie praktyczne w<text:s text:c="1"/></text:span><text:span text:style-name="a377" text:class-names="">Blockly</text:span><text:span text:style-name="a378" text:class-names=""><text:s text:c="1"/></text:span><text:span text:style-name="a379" text:class-names="">Code</text:span><text:span text:style-name="a380" text:class-names=""/></text:p>
          </draw:text-box>
          <svg:title/>
          <svg:desc/>
        </draw:frame>
        <draw:custom-shape svg:width="7.45435in" svg:height="7.45435in" draw:id="id69" draw:style-name="a386" draw:transform="translate(-3.72718in -3.72718in) rotate(-3.60049) translate(6.45478in 3.73392in)" draw:name="Arc 15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392.4428, -514.8856" draw:modifiers="180 244,8856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8.96872in" svg:y="5.80815in" svg:width="0.77203in" svg:height="0.75109in" draw:id="id70" draw:style-name="a389" draw:name="Oval 17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0" draw:style-name="a390" draw:master-page-name="Master1-Layout1-title-Slajd-tytułowy" presentation:presentation-page-layout-name="Master1-PPL1" draw:id="Slide-285">
        <draw:custom-shape svg:x="0.00333in" svg:y="0in" svg:width="13.33in" svg:height="7.5in" draw:id="id71" draw:style-name="a393" draw:name="Rectangle 7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99" draw:name="Tytuł 1" svg:x="1.0618in" svg:y="1.33521in" svg:width="5.93371in" svg:height="2.61111in" presentation:class="title" presentation:placeholder="false">
          <draw:text-box>
            <text:p text:style-name="a398" text:class-names="" text:cond-style-name=""><text:span text:style-name="a394" text:class-names="">Blockly</text:span><text:span text:style-name="a395" text:class-names=""><text:s text:c="1"/></text:span><text:span text:style-name="a396" text:class-names="">Code</text:span><text:span text:style-name="a397" text:class-names=""/></text:p>
          </draw:text-box>
          <svg:title/>
          <svg:desc/>
        </draw:frame>
        <draw:frame draw:id="id73" presentation:style-name="a405" draw:name="Podtytuł 2" svg:x="1.0618in" svg:y="4.04702in" svg:width="5.93371in" svg:height="1.81076in" presentation:class="subtitle" presentation:placeholder="false">
          <draw:text-box>
            <text:p text:style-name="a402" text:class-names="" text:cond-style-name=""><text:span text:style-name="a400" text:class-names=""><text:a xlink:href="https://blockly-demo.appspot.com/static/demos/code/index.html?lang=pl" text:style-name="" text:visited-style-name="">https://blockly-demo.appspot.com<text:line-break/>/static/demos/code/index.html?lang=pl</text:a></text:span><text:span text:style-name="a401" text:class-names=""/></text:p>
            <text:p text:style-name="a404" text:class-names="" text:cond-style-name=""><text:span text:style-name="a403" text:class-names=""/></text:p>
          </draw:text-box>
          <svg:title/>
          <svg:desc/>
        </draw:frame>
        <draw:custom-shape svg:x="11.16436in" svg:y="0in" svg:width="1.24132in" svg:height="0.52274in" draw:id="id74" draw:style-name="a408" draw:name="Freeform: Shape 9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1135066 477997" draw:enhanced-path="M 0 0 L 1135066 0 1133370 16827 C 1079514 280016 846644 477997 567533 477997 288422 477997 55552 280016 1696 16827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5066"/>
            <draw:equation draw:name="f7" draw:formula="?f4 / 477997"/>
            <draw:equation draw:name="f8" draw:formula="0 * ?f5 / 1135066"/>
            <draw:equation draw:name="f9" draw:formula="0 * ?f4 / 477997"/>
            <draw:equation draw:name="f10" draw:formula="1135066 * ?f5 / 1135066"/>
            <draw:equation draw:name="f11" draw:formula="1133370 * ?f5 / 1135066"/>
            <draw:equation draw:name="f12" draw:formula="16827 * ?f4 / 477997"/>
            <draw:equation draw:name="f13" draw:formula="567533 * ?f5 / 1135066"/>
            <draw:equation draw:name="f14" draw:formula="477997 * ?f4 / 477997"/>
            <draw:equation draw:name="f15" draw:formula="1696 * ?f5 / 113506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45988in" svg:y="2.87017in" svg:width="0.88848in" svg:height="0.88848in" draw:id="id75" draw:style-name="a411" draw:name="Oval 11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2.61111in" svg:height="2.61111in" draw:id="id76" draw:style-name="a414" draw:transform="translate(-1.30556in -1.30556in) rotate(-4.71239) translate(11.05229in 2.62051in)" draw:name="Block Arc 13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180, -180, -180" draw:modifiers="90 27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min(?f10, ?f7)"/>
            <draw:equation draw:name="f14" draw:formula="5419351 / 1725033"/>
            <draw:equation draw:name="f15" draw:formula="180"/>
            <draw:equation draw:name="f16" draw:formula="?f121"/>
            <draw:equation draw:name="f17" draw:formula="?f125"/>
            <draw:equation draw:name="f18" draw:formula="$2"/>
            <draw:equation draw:name="f19" draw:formula="?f17 - ?f16"/>
            <draw:equation draw:name="f20" draw:formula="?f19 + 21600000"/>
            <draw:equation draw:name="f21" draw:formula="if(?f19, ?f19, ?f20)"/>
            <draw:equation draw:name="f22" draw:formula="0 - ?f21"/>
            <draw:equation draw:name="f23" draw:formula="?f16 + ?f2"/>
            <draw:equation draw:name="f24" draw:formula="?f23 * ?f14 / ?f1"/>
            <draw:equation draw:name="f25" draw:formula="0 - ?f24"/>
            <draw:equation draw:name="f26" draw:formula="cos(?f25)"/>
            <draw:equation draw:name="f27" draw:formula="0 - ?f26"/>
            <draw:equation draw:name="f28" draw:formula="?f27 * ?f11"/>
            <draw:equation draw:name="f29" draw:formula="sin(?f25)"/>
            <draw:equation draw:name="f30" draw:formula="0 - ?f29"/>
            <draw:equation draw:name="f31" draw:formula="?f30 * ?f8"/>
            <draw:equation draw:name="f32" draw:formula="?f17 + ?f2"/>
            <draw:equation draw:name="f33" draw:formula="?f32 * ?f14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0 - ?f31"/>
            <draw:equation draw:name="f42" draw:formula="0 - ?f28"/>
            <draw:equation draw:name="f43" draw:formula="atan2(?f41, ?f42)"/>
            <draw:equation draw:name="f44" draw:formula="-1 * sin(?f43)"/>
            <draw:equation draw:name="f45" draw:formula="?f44 * ?f11"/>
            <draw:equation draw:name="f46" draw:formula="-1 * cos(?f43)"/>
            <draw:equation draw:name="f47" draw:formula="?f46 * ?f8"/>
            <draw:equation draw:name="f48" draw:formula="0 - ?f40"/>
            <draw:equation draw:name="f49" draw:formula="0 - ?f37"/>
            <draw:equation draw:name="f50" draw:formula="atan2(?f48, ?f49)"/>
            <draw:equation draw:name="f51" draw:formula="-1 * sin(?f50)"/>
            <draw:equation draw:name="f52" draw:formula="?f51 * ?f11"/>
            <draw:equation draw:name="f53" draw:formula="-1 * cos(?f50)"/>
            <draw:equation draw:name="f54" draw:formula="?f53 * ?f8"/>
            <draw:equation draw:name="f55" draw:formula="?f12 + ?f45"/>
            <draw:equation draw:name="f56" draw:formula="?f9 + ?f47"/>
            <draw:equation draw:name="f57" draw:formula="?f12 + ?f52"/>
            <draw:equation draw:name="f58" draw:formula="?f9 + ?f54"/>
            <draw:equation draw:name="f59" draw:formula="?f13 * ?f18 / 100000"/>
            <draw:equation draw:name="f60" draw:formula="?f11 - ?f59"/>
            <draw:equation draw:name="f61" draw:formula="?f8 - ?f59"/>
            <draw:equation draw:name="f62" draw:formula="?f36 * ?f60"/>
            <draw:equation draw:name="f63" draw:formula="?f39 * ?f61"/>
            <draw:equation draw:name="f64" draw:formula="?f27 * ?f60"/>
            <draw:equation draw:name="f65" draw:formula="?f30 * ?f61"/>
            <draw:equation draw:name="f66" draw:formula="0 - ?f63"/>
            <draw:equation draw:name="f67" draw:formula="0 - ?f62"/>
            <draw:equation draw:name="f68" draw:formula="atan2(?f66, ?f67)"/>
            <draw:equation draw:name="f69" draw:formula="-1 * sin(?f68)"/>
            <draw:equation draw:name="f70" draw:formula="?f69 * ?f60"/>
            <draw:equation draw:name="f71" draw:formula="-1 * cos(?f68)"/>
            <draw:equation draw:name="f72" draw:formula="?f71 * ?f61"/>
            <draw:equation draw:name="f73" draw:formula="0 - ?f65"/>
            <draw:equation draw:name="f74" draw:formula="0 - ?f64"/>
            <draw:equation draw:name="f75" draw:formula="atan2(?f73, ?f74)"/>
            <draw:equation draw:name="f76" draw:formula="-1 * sin(?f75)"/>
            <draw:equation draw:name="f77" draw:formula="?f76 * ?f60"/>
            <draw:equation draw:name="f78" draw:formula="-1 * cos(?f75)"/>
            <draw:equation draw:name="f79" draw:formula="?f78 * ?f61"/>
            <draw:equation draw:name="f80" draw:formula="?f12 + ?f70"/>
            <draw:equation draw:name="f81" draw:formula="?f9 + ?f72"/>
            <draw:equation draw:name="f82" draw:formula="?f12 + ?f77"/>
            <draw:equation draw:name="f83" draw:formula="?f9 + ?f79"/>
            <draw:equation draw:name="f84" draw:formula="21600000 - ?f16"/>
            <draw:equation draw:name="f85" draw:formula="?f21 - ?f84"/>
            <draw:equation draw:name="f86" draw:formula="max(?f55, ?f80)"/>
            <draw:equation draw:name="f87" draw:formula="max(?f57, ?f82)"/>
            <draw:equation draw:name="f88" draw:formula="max(?f86, ?f87)"/>
            <draw:equation draw:name="f89" draw:formula="if(?f85, ?f4, ?f88)"/>
            <draw:equation draw:name="f90" draw:formula="?f2 - ?f16"/>
            <draw:equation draw:name="f91" draw:formula="27000000 - ?f16"/>
            <draw:equation draw:name="f92" draw:formula="if(?f90, ?f90, ?f91)"/>
            <draw:equation draw:name="f93" draw:formula="?f21 - ?f92"/>
            <draw:equation draw:name="f94" draw:formula="max(?f56, ?f81)"/>
            <draw:equation draw:name="f95" draw:formula="max(?f58, ?f83)"/>
            <draw:equation draw:name="f96" draw:formula="max(?f94, ?f95)"/>
            <draw:equation draw:name="f97" draw:formula="if(?f93, ?f6, ?f96)"/>
            <draw:equation draw:name="f98" draw:formula="?f1 - ?f16"/>
            <draw:equation draw:name="f99" draw:formula="32400000 - ?f16"/>
            <draw:equation draw:name="f100" draw:formula="if(?f98, ?f98, ?f99)"/>
            <draw:equation draw:name="f101" draw:formula="?f21 - ?f100"/>
            <draw:equation draw:name="f102" draw:formula="min(?f55, ?f80)"/>
            <draw:equation draw:name="f103" draw:formula="min(?f57, ?f82)"/>
            <draw:equation draw:name="f104" draw:formula="min(?f102, ?f103)"/>
            <draw:equation draw:name="f105" draw:formula="if(?f101, ?f3, ?f104)"/>
            <draw:equation draw:name="f106" draw:formula="?f0 - ?f16"/>
            <draw:equation draw:name="f107" draw:formula="37800000 - ?f16"/>
            <draw:equation draw:name="f108" draw:formula="if(?f106, ?f106, ?f107)"/>
            <draw:equation draw:name="f109" draw:formula="?f21 - ?f108"/>
            <draw:equation draw:name="f110" draw:formula="min(?f56, ?f81)"/>
            <draw:equation draw:name="f111" draw:formula="min(?f58, ?f83)"/>
            <draw:equation draw:name="f112" draw:formula="min(?f110, ?f111)"/>
            <draw:equation draw:name="f113" draw:formula="if(?f109, ?f5, ?f112)"/>
            <draw:equation draw:name="f114" draw:formula="(?f55 + ?f82) / 2"/>
            <draw:equation draw:name="f115" draw:formula="(?f56 + ?f83) / 2"/>
            <draw:equation draw:name="f116" draw:formula="(?f57 + ?f80) / 2"/>
            <draw:equation draw:name="f117" draw:formula="(?f58 + ?f81) / 2"/>
            <draw:equation draw:name="f118" draw:formula="0 - $0"/>
            <draw:equation draw:name="f119" draw:formula="?f118 * ?f1 / ?f15"/>
            <draw:equation draw:name="f120" draw:formula="?f119 - ?f2"/>
            <draw:equation draw:name="f121" draw:formula="0 - ?f120"/>
            <draw:equation draw:name="f122" draw:formula="0 - $1"/>
            <draw:equation draw:name="f123" draw:formula="?f122 * ?f1 / ?f15"/>
            <draw:equation draw:name="f124" draw:formula="?f123 - ?f2"/>
            <draw:equation draw:name="f125" draw:formula="0 - ?f124"/>
            <draw:equation draw:name="f126" draw:formula="?f55 - 10800"/>
            <draw:equation draw:name="f127" draw:formula="?f56 - 10800"/>
            <draw:equation draw:name="f128" draw:formula="sqrt(?f126 * ?f126 + ?f127 * ?f127 + 0 * 0)"/>
            <draw:equation draw:name="f129" draw:formula="atan2(?f126, ?f127)"/>
            <draw:equation draw:name="f130" draw:formula="?f129 + ?f2"/>
            <draw:equation draw:name="f131" draw:formula="?f130 * ?f15 / ?f1"/>
            <draw:equation draw:name="f132" draw:formula="0 - ?f131"/>
            <draw:equation draw:name="f133" draw:formula="?f80 - 10800"/>
            <draw:equation draw:name="f134" draw:formula="?f81 - 10800"/>
            <draw:equation draw:name="f135" draw:formula="sqrt(?f133 * ?f133 + ?f134 * ?f134 + 0 * 0)"/>
            <draw:equation draw:name="f136" draw:formula="atan2(?f133, ?f134)"/>
            <draw:equation draw:name="f137" draw:formula="?f136 + ?f2"/>
            <draw:equation draw:name="f138" draw:formula="?f137 * ?f15 / ?f1"/>
            <draw:equation draw:name="f139" draw:formula="0 - ?f138"/>
            <draw:equation draw:name="f140" draw:formula="21550000 - ?f21"/>
            <draw:equation draw:name="f141" draw:formula="if(?f140, ?f21, 21550000)"/>
            <draw:equation draw:name="f142" draw:formula="-21550000 - ?f141"/>
            <draw:equation draw:name="f143" draw:formula="if(?f142, -21550000, ?f141)"/>
            <draw:equation draw:name="f144" draw:formula="?f16 + ?f143"/>
            <draw:equation draw:name="f145" draw:formula="sqrt(?f28 * ?f28 + ?f31 * ?f31 + 0 * 0)"/>
            <draw:equation draw:name="f146" draw:formula="?f11 * ?f8 / ?f145"/>
            <draw:equation draw:name="f147" draw:formula="?f30 * ?f146"/>
            <draw:equation draw:name="f148" draw:formula="?f55 - ?f147"/>
            <draw:equation draw:name="f149" draw:formula="?f27 * ?f146"/>
            <draw:equation draw:name="f150" draw:formula="?f56 - ?f149"/>
            <draw:equation draw:name="f151" draw:formula="?f148 - ?f11"/>
            <draw:equation draw:name="f152" draw:formula="?f150 - ?f8"/>
            <draw:equation draw:name="f153" draw:formula="?f148 + ?f11"/>
            <draw:equation draw:name="f154" draw:formula="?f150 + ?f8"/>
            <draw:equation draw:name="f155" draw:formula="?f144 + ?f2"/>
            <draw:equation draw:name="f156" draw:formula="?f155 * ?f14 / ?f1"/>
            <draw:equation draw:name="f157" draw:formula="0 - ?f156"/>
            <draw:equation draw:name="f158" draw:formula="cos(?f157)"/>
            <draw:equation draw:name="f159" draw:formula="0 - ?f158"/>
            <draw:equation draw:name="f160" draw:formula="?f159 * ?f11"/>
            <draw:equation draw:name="f161" draw:formula="sin(?f157)"/>
            <draw:equation draw:name="f162" draw:formula="0 - ?f161"/>
            <draw:equation draw:name="f163" draw:formula="?f162 * ?f8"/>
            <draw:equation draw:name="f164" draw:formula="sqrt(?f160 * ?f160 + ?f163 * ?f163 + 0 * 0)"/>
            <draw:equation draw:name="f165" draw:formula="?f11 * ?f8 / ?f164"/>
            <draw:equation draw:name="f166" draw:formula="?f162 * ?f165"/>
            <draw:equation draw:name="f167" draw:formula="?f148 + ?f166"/>
            <draw:equation draw:name="f168" draw:formula="?f159 * ?f165"/>
            <draw:equation draw:name="f169" draw:formula="?f150 + ?f168"/>
            <draw:equation draw:name="f170" draw:formula="if(?f143, ?f55, ?f151)"/>
            <draw:equation draw:name="f171" draw:formula="if(?f143, ?f56, ?f152)"/>
            <draw:equation draw:name="f172" draw:formula="if(?f143, ?f55, ?f153)"/>
            <draw:equation draw:name="f173" draw:formula="if(?f143, ?f56, ?f154)"/>
            <draw:equation draw:name="f174" draw:formula="if(?f143, ?f151, ?f167)"/>
            <draw:equation draw:name="f175" draw:formula="if(?f143, ?f152, ?f169)"/>
            <draw:equation draw:name="f176" draw:formula="if(?f143, ?f153, ?f167)"/>
            <draw:equation draw:name="f177" draw:formula="if(?f143, ?f154, ?f169)"/>
            <draw:equation draw:name="f178" draw:formula="21550000 - ?f22"/>
            <draw:equation draw:name="f179" draw:formula="if(?f178, ?f22, 21550000)"/>
            <draw:equation draw:name="f180" draw:formula="-21550000 - ?f179"/>
            <draw:equation draw:name="f181" draw:formula="if(?f180, -21550000, ?f179)"/>
            <draw:equation draw:name="f182" draw:formula="?f17 + ?f181"/>
            <draw:equation draw:name="f183" draw:formula="sqrt(?f62 * ?f62 + ?f63 * ?f63 + 0 * 0)"/>
            <draw:equation draw:name="f184" draw:formula="?f60 * ?f61 / ?f183"/>
            <draw:equation draw:name="f185" draw:formula="?f39 * ?f184"/>
            <draw:equation draw:name="f186" draw:formula="?f80 - ?f185"/>
            <draw:equation draw:name="f187" draw:formula="?f36 * ?f184"/>
            <draw:equation draw:name="f188" draw:formula="?f81 - ?f187"/>
            <draw:equation draw:name="f189" draw:formula="?f186 - ?f60"/>
            <draw:equation draw:name="f190" draw:formula="?f188 - ?f61"/>
            <draw:equation draw:name="f191" draw:formula="?f186 + ?f60"/>
            <draw:equation draw:name="f192" draw:formula="?f188 + ?f61"/>
            <draw:equation draw:name="f193" draw:formula="?f182 + ?f2"/>
            <draw:equation draw:name="f194" draw:formula="?f193 * ?f14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0"/>
            <draw:equation draw:name="f199" draw:formula="sin(?f195)"/>
            <draw:equation draw:name="f200" draw:formula="0 - ?f199"/>
            <draw:equation draw:name="f201" draw:formula="?f200 * ?f61"/>
            <draw:equation draw:name="f202" draw:formula="sqrt(?f198 * ?f198 + ?f201 * ?f201 + 0 * 0)"/>
            <draw:equation draw:name="f203" draw:formula="?f60 * ?f61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81, ?f80, ?f189)"/>
            <draw:equation draw:name="f209" draw:formula="if(?f181, ?f81, ?f190)"/>
            <draw:equation draw:name="f210" draw:formula="if(?f181, ?f80, ?f191)"/>
            <draw:equation draw:name="f211" draw:formula="if(?f181, ?f81, ?f192)"/>
            <draw:equation draw:name="f212" draw:formula="if(?f181, ?f189, ?f205)"/>
            <draw:equation draw:name="f213" draw:formula="if(?f181, ?f190, ?f207)"/>
            <draw:equation draw:name="f214" draw:formula="if(?f181, ?f191, ?f205)"/>
            <draw:equation draw:name="f215" draw:formula="if(?f181, ?f192, ?f207)"/>
          </draw:enhanced-geometry>
        </draw:custom-shape>
        <draw:custom-shape svg:x="7.45988in" svg:y="0in" svg:width="2.53199in" svg:height="1.69619in" draw:id="id77" draw:style-name="a417" draw:name="Freeform: Shape 15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315251 1550992" draw:enhanced-path="M 0 0 L 138700 0 138700 1361400 2107387 222673 1722420 0 1999436 0 2280549 162605 C 2313720 181745 2325104 224155 2305953 257336 2299872 267889 2291101 276648 2280549 282740 L 104026 1541710 C 93484 1547802 81523 1551003 69351 1550992 31049 1550992 0 1519944 0 1481643 Z N" draw:text-areas="?f44 ?f46 ?f45 ?f47" draw:glue-points="?f26 ?f27 ?f28 ?f27 ?f28 ?f29 ?f30 ?f31 ?f32 ?f27 ?f33 ?f27 ?f34 ?f35 ?f36 ?f37 ?f34 ?f38 ?f39 ?f40 ?f41 ?f42 ?f26 ?f43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15251"/>
            <draw:equation draw:name="f7" draw:formula="?f4 / 1550992"/>
            <draw:equation draw:name="f8" draw:formula="0 * ?f5 / 2315251"/>
            <draw:equation draw:name="f9" draw:formula="0 * ?f4 / 1550992"/>
            <draw:equation draw:name="f10" draw:formula="138700 * ?f5 / 2315251"/>
            <draw:equation draw:name="f11" draw:formula="1361400 * ?f4 / 1550992"/>
            <draw:equation draw:name="f12" draw:formula="2107387 * ?f5 / 2315251"/>
            <draw:equation draw:name="f13" draw:formula="222673 * ?f4 / 1550992"/>
            <draw:equation draw:name="f14" draw:formula="1722420 * ?f5 / 2315251"/>
            <draw:equation draw:name="f15" draw:formula="1999436 * ?f5 / 2315251"/>
            <draw:equation draw:name="f16" draw:formula="2280549 * ?f5 / 2315251"/>
            <draw:equation draw:name="f17" draw:formula="162605 * ?f4 / 1550992"/>
            <draw:equation draw:name="f18" draw:formula="2305953 * ?f5 / 2315251"/>
            <draw:equation draw:name="f19" draw:formula="257336 * ?f4 / 1550992"/>
            <draw:equation draw:name="f20" draw:formula="282740 * ?f4 / 1550992"/>
            <draw:equation draw:name="f21" draw:formula="104026 * ?f5 / 2315251"/>
            <draw:equation draw:name="f22" draw:formula="1541710 * ?f4 / 1550992"/>
            <draw:equation draw:name="f23" draw:formula="69351 * ?f5 / 2315251"/>
            <draw:equation draw:name="f24" draw:formula="1550992 * ?f4 / 1550992"/>
            <draw:equation draw:name="f25" draw:formula="1481643 * ?f4 / 1550992"/>
            <draw:equation draw:name="f26" draw:formula="?f8 / ?f6"/>
            <draw:equation draw:name="f27" draw:formula="?f9 / ?f7"/>
            <draw:equation draw:name="f28" draw:formula="?f10 / ?f6"/>
            <draw:equation draw:name="f29" draw:formula="?f11 / ?f7"/>
            <draw:equation draw:name="f30" draw:formula="?f12 / ?f6"/>
            <draw:equation draw:name="f31" draw:formula="?f13 / ?f7"/>
            <draw:equation draw:name="f32" draw:formula="?f14 / ?f6"/>
            <draw:equation draw:name="f33" draw:formula="?f15 / ?f6"/>
            <draw:equation draw:name="f34" draw:formula="?f16 / ?f6"/>
            <draw:equation draw:name="f35" draw:formula="?f17 / ?f7"/>
            <draw:equation draw:name="f36" draw:formula="?f18 / ?f6"/>
            <draw:equation draw:name="f37" draw:formula="?f19 / ?f7"/>
            <draw:equation draw:name="f38" draw:formula="?f20 / ?f7"/>
            <draw:equation draw:name="f39" draw:formula="?f21 / ?f6"/>
            <draw:equation draw:name="f40" draw:formula="?f22 / ?f7"/>
            <draw:equation draw:name="f41" draw:formula="?f23 / ?f6"/>
            <draw:equation draw:name="f42" draw:formula="?f24 / ?f7"/>
            <draw:equation draw:name="f43" draw:formula="?f25 / ?f7"/>
            <draw:equation draw:name="f44" draw:formula="?f0 / ?f6"/>
            <draw:equation draw:name="f45" draw:formula="?f1 / ?f6"/>
            <draw:equation draw:name="f46" draw:formula="?f2 / ?f7"/>
            <draw:equation draw:name="f47" draw:formula="?f3 / ?f7"/>
          </draw:enhanced-geometry>
        </draw:custom-shape>
        <draw:connector draw:type="line" svg:x1="12.82222in" svg:y1="1.45622in" svg:x2="12.82222in" svg:y2="3.2035in" draw:id="id78" draw:style-name="a419" draw:name="Straight Connector 17">
          <svg:title/>
          <svg:desc/>
        </draw:connector>
        <draw:custom-shape svg:x="12.03582in" svg:y="4.49703in" svg:width="1.29752in" svg:height="1.9375in" draw:id="id79" draw:style-name="a422" draw:name="Freeform: Shape 19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1186451 1771650" draw:enhanced-path="M 61913 0 L 1186451 0 1186451 123825 123825 123825 123825 1647825 1186451 1647825 1186451 1771650 61913 1771650 C 27719 1771650 0 1743932 0 1709738 L 0 61913 C 0 27719 27719 0 61913 0 Z N" draw:text-areas="?f28 ?f30 ?f29 ?f31" draw:glue-points="?f18 ?f19 ?f20 ?f19 ?f20 ?f21 ?f22 ?f21 ?f22 ?f23 ?f20 ?f23 ?f20 ?f24 ?f18 ?f24 ?f25 ?f26 ?f25 ?f27 ?f18 ?f19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6451"/>
            <draw:equation draw:name="f7" draw:formula="?f4 / 1771650"/>
            <draw:equation draw:name="f8" draw:formula="61913 * ?f5 / 1186451"/>
            <draw:equation draw:name="f9" draw:formula="0 * ?f4 / 1771650"/>
            <draw:equation draw:name="f10" draw:formula="1186451 * ?f5 / 1186451"/>
            <draw:equation draw:name="f11" draw:formula="123825 * ?f4 / 1771650"/>
            <draw:equation draw:name="f12" draw:formula="123825 * ?f5 / 1186451"/>
            <draw:equation draw:name="f13" draw:formula="1647825 * ?f4 / 1771650"/>
            <draw:equation draw:name="f14" draw:formula="1771650 * ?f4 / 1771650"/>
            <draw:equation draw:name="f15" draw:formula="0 * ?f5 / 1186451"/>
            <draw:equation draw:name="f16" draw:formula="1709738 * ?f4 / 1771650"/>
            <draw:equation draw:name="f17" draw:formula="61913 * ?f4 / 17716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width="4.4657in" svg:height="4.4657in" draw:id="id80" draw:style-name="a426" draw:transform="translate(-2.23285in -2.23285in) rotate(-6.10659) translate(8.88961in 6.76601in)" draw:name="Arc 21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7.45988in" svg:y="5.42724in" svg:width="2.8908in" svg:height="2.07276in" draw:id="id81" draw:style-name="a429" draw:name="Freeform: Shape 23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643352 1895331" draw:enhanced-path="M 1321676 0 C 2051617 0 2643352 591735 2643352 1321676 2643352 1504161 2606369 1678009 2539488 1836132 L 2510970 1895331 132382 1895331 103864 1836132 C 36984 1678009 0 1504161 0 1321676 0 591735 591735 0 1321676 0 Z N" draw:text-areas="?f30 ?f32 ?f31 ?f33" draw:glue-points="?f19 ?f20 ?f21 ?f22 ?f23 ?f24 ?f25 ?f26 ?f27 ?f26 ?f28 ?f24 ?f29 ?f22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3352"/>
            <draw:equation draw:name="f7" draw:formula="?f4 / 1895331"/>
            <draw:equation draw:name="f8" draw:formula="1321676 * ?f5 / 2643352"/>
            <draw:equation draw:name="f9" draw:formula="0 * ?f4 / 1895331"/>
            <draw:equation draw:name="f10" draw:formula="2643352 * ?f5 / 2643352"/>
            <draw:equation draw:name="f11" draw:formula="1321676 * ?f4 / 1895331"/>
            <draw:equation draw:name="f12" draw:formula="2539488 * ?f5 / 2643352"/>
            <draw:equation draw:name="f13" draw:formula="1836132 * ?f4 / 1895331"/>
            <draw:equation draw:name="f14" draw:formula="2510970 * ?f5 / 2643352"/>
            <draw:equation draw:name="f15" draw:formula="1895331 * ?f4 / 1895331"/>
            <draw:equation draw:name="f16" draw:formula="132382 * ?f5 / 2643352"/>
            <draw:equation draw:name="f17" draw:formula="103864 * ?f5 / 2643352"/>
            <draw:equation draw:name="f18" draw:formula="0 * ?f5 / 2643352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6"/>
            <draw:equation draw:name="f29" draw:formula="?f18 / ?f6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</draw:page>
      <draw:page draw:name="Slide2" draw:style-name="a430" draw:master-page-name="Master1-Layout2-obj-Tytuł-i-zawartość" presentation:presentation-page-layout-name="Master1-PPL2" draw:id="Slide-257">
        <draw:custom-shape svg:x="0.00333in" svg:y="0in" svg:width="13.33in" svg:height="7.5in" draw:id="id82" draw:style-name="a433" draw:name="Rectangle 7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55738in" svg:height="7.5in" draw:id="id83" draw:style-name="a436" draw:name="Freeform: Shape 9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4167271 6858000" draw:enhanced-path="M 0 0 L 2259550 0 2387803 82222 C 3461407 807534 4167271 2035835 4167271 3429000 4167271 4822165 3461407 6050467 2387803 6775779 L 2259550 6858000 0 6858000 Z N" draw:text-areas="?f26 ?f28 ?f27 ?f29" draw:glue-points="?f17 ?f18 ?f19 ?f18 ?f20 ?f21 ?f22 ?f23 ?f20 ?f24 ?f19 ?f25 ?f17 ?f2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67271"/>
            <draw:equation draw:name="f7" draw:formula="?f4 / 6858000"/>
            <draw:equation draw:name="f8" draw:formula="0 * ?f5 / 4167271"/>
            <draw:equation draw:name="f9" draw:formula="0 * ?f4 / 6858000"/>
            <draw:equation draw:name="f10" draw:formula="2259550 * ?f5 / 4167271"/>
            <draw:equation draw:name="f11" draw:formula="2387803 * ?f5 / 4167271"/>
            <draw:equation draw:name="f12" draw:formula="82222 * ?f4 / 6858000"/>
            <draw:equation draw:name="f13" draw:formula="4167271 * ?f5 / 4167271"/>
            <draw:equation draw:name="f14" draw:formula="3429000 * ?f4 / 6858000"/>
            <draw:equation draw:name="f15" draw:formula="6775779 * ?f4 / 6858000"/>
            <draw:equation draw:name="f16" draw:formula="6858000 * ?f4 / 6858000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6"/>
            <draw:equation draw:name="f21" draw:formula="?f12 / ?f7"/>
            <draw:equation draw:name="f22" draw:formula="?f13 / ?f6"/>
            <draw:equation draw:name="f23" draw:formula="?f14 / ?f7"/>
            <draw:equation draw:name="f24" draw:formula="?f15 / ?f7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84" presentation:style-name="a439" draw:name="Tytuł 1" svg:x="0.75113in" svg:y="1.26156in" svg:width="3.5in" svg:height="4.87879in" presentation:class="title" presentation:placeholder="false">
          <draw:text-box>
            <text:p text:style-name="a438" text:class-names="" text:cond-style-name=""><text:span text:style-name="a437" text:class-names="">Tworzenie zmiennych</text:span></text:p>
          </draw:text-box>
          <svg:title/>
          <svg:desc/>
        </draw:frame>
        <draw:custom-shape svg:x="8.25722in" svg:y="2.68534in" svg:width="4.4657in" svg:height="4.4657in" draw:id="id85" draw:style-name="a443" draw:name="Arc 11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86" presentation:style-name="a456" draw:name="Symbol zastępczy zawartości 2" svg:x="4.86364in" svg:y="0.6467in" svg:width="7.55303in" svg:height="6.10851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4" text:class-names="">Z menu po lewej wybieramy<text:s text:c="1"/></text:span><text:span text:style-name="a445" text:class-names="">Zmienne</text:span></text:p>
              </text:list-item>
            </text:list>
            <text:list text:style-name="a451">
              <text:list-item>
                <text:p text:style-name="a450" text:class-names="" text:cond-style-name=""><text:span text:style-name="a448" text:class-names="">Wybieramy<text:s text:c="1"/></text:span><text:span text:style-name="a449" text:class-names="">Utwórz zmienną…</text:span></text:p>
              </text:list-item>
            </text:list>
            <text:list text:style-name="a455">
              <text:list-item>
                <text:p text:style-name="a454" text:class-names="" text:cond-style-name=""><text:span text:style-name="a452" text:class-names="">Nadajemy nowej zmiennej nazwę i zatwierdzamy<text:s text:c="1"/></text:span><text:span text:style-name="a453" text:class-names="">OK</text:span></text:p>
              </text:list-item>
            </text:list>
          </draw:text-box>
          <svg:title/>
          <svg:desc/>
        </draw:frame>
      </draw:page>
      <draw:page draw:name="Slide31" draw:style-name="a457" draw:master-page-name="Master1-Layout2-obj-Tytuł-i-zawartość" presentation:presentation-page-layout-name="Master1-PPL2" draw:id="Slide-286">
        <draw:frame draw:id="id87" presentation:style-name="a461" draw:name="Tytuł 1" svg:x="0.91667in" svg:y="0.39931in" svg:width="11.5in" svg:height="1.44965in" presentation:class="title" presentation:placeholder="false">
          <draw:text-box>
            <text:p text:style-name="a460" text:class-names="" text:cond-style-name=""><text:span text:style-name="a458" text:class-names="">Ćwiczenie 1<text:line-break/></text:span><text:span text:style-name="a459" text:class-names="">Zamiana wartości zmiennych</text:span></text:p>
          </draw:text-box>
          <svg:title/>
          <svg:desc/>
        </draw:frame>
        <draw:frame draw:id="id88" presentation:style-name="a496" draw:name="Symbol zastępczy zawartości 2" svg:x="0.91667in" svg:y="1.99653in" svg:width="11.5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2" text:class-names="">Tworzymy dwie zmienne:<text:s text:c="1"/></text:span><text:span text:style-name="a463" text:class-names="">a</text:span><text:span text:style-name="a464" text:class-names=""><text:s text:c="1"/>i<text:s text:c="1"/></text:span><text:span text:style-name="a465" text:class-names="">b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Przypisujemy im wartości:</text:span></text:p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1" text:class-names="">a</text:span><text:span text:style-name="a472" text:class-names=""><text:s text:c="1"/>:= „jabłko”</text:span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5" text:class-names="">b</text:span><text:span text:style-name="a476" text:class-names=""><text:s text:c="1"/>:= „gruszka”</text:span></text:p>
                  </text:list-item>
                </text:list>
              </text:list-item>
            </text:list>
            <text:list text:style-name="a486">
              <text:list-item>
                <text:p text:style-name="a485" text:class-names="" text:cond-style-name=""><text:span text:style-name="a479" text:class-names="">Zadanie:<text:s text:c="1"/></text:span><text:span text:style-name="a480" text:class-names="">zamienić zmienne<text:s text:c="1"/></text:span><text:span text:style-name="a481" text:class-names="">a</text:span><text:span text:style-name="a482" text:class-names=""><text:s text:c="1"/>i<text:s text:c="1"/></text:span><text:span text:style-name="a483" text:class-names="">b</text:span><text:span text:style-name="a484" text:class-names=""><text:s text:c="1"/>wartościami, tak aby:</text:span></text:p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7" text:class-names="">a</text:span><text:span text:style-name="a488" text:class-names=""><text:s text:c="1"/>== „gruszka”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1" text:class-names="">b</text:span><text:span text:style-name="a492" text:class-names=""><text:s text:c="1"/>== „jabłko”</text:span><text:span text:style-name="a49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3" draw:style-name="a497" draw:master-page-name="Master1-Layout2-obj-Tytuł-i-zawartość" presentation:presentation-page-layout-name="Master1-PPL2" draw:id="Slide-298">
        <draw:custom-shape svg:x="0.00333in" svg:y="0in" svg:width="13.33in" svg:height="7.5in" draw:id="id89" draw:style-name="a500" draw:name="Rectangle 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504" draw:name="Tytuł 1" svg:x="0.91667in" svg:y="0.39931in" svg:width="6.07884in" svg:height="1.44965in" presentation:class="title" presentation:placeholder="false">
          <draw:text-box>
            <text:p text:style-name="a503" text:class-names="" text:cond-style-name=""><text:span text:style-name="a501" text:class-names="">Ćwiczenie 1<text:line-break/></text:span><text:span text:style-name="a502" text:class-names="">Zamiana wartości zmiennych</text:span></text:p>
          </draw:text-box>
          <svg:title/>
          <svg:desc/>
        </draw:frame>
        <draw:custom-shape svg:x="11.16436in" svg:y="0in" svg:width="1.24132in" svg:height="0.52274in" draw:id="id91" draw:style-name="a507" draw:name="Freeform: Shape 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135066 477997" draw:enhanced-path="M 0 0 L 1135066 0 1133370 16827 C 1079514 280016 846644 477997 567533 477997 288422 477997 55552 280016 1696 16827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5066"/>
            <draw:equation draw:name="f7" draw:formula="?f4 / 477997"/>
            <draw:equation draw:name="f8" draw:formula="0 * ?f5 / 1135066"/>
            <draw:equation draw:name="f9" draw:formula="0 * ?f4 / 477997"/>
            <draw:equation draw:name="f10" draw:formula="1135066 * ?f5 / 1135066"/>
            <draw:equation draw:name="f11" draw:formula="1133370 * ?f5 / 1135066"/>
            <draw:equation draw:name="f12" draw:formula="16827 * ?f4 / 477997"/>
            <draw:equation draw:name="f13" draw:formula="567533 * ?f5 / 1135066"/>
            <draw:equation draw:name="f14" draw:formula="477997 * ?f4 / 477997"/>
            <draw:equation draw:name="f15" draw:formula="1696 * ?f5 / 113506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92" presentation:style-name="a561" draw:name="Symbol zastępczy zawartości 2" svg:x="0.91667in" svg:y="1.99653in" svg:width="6.0788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08" text:class-names="">Tworzymy zmienne<text:s text:c="1"/></text:span><text:span text:style-name="a509" text:class-names="">a</text:span><text:span text:style-name="a510" text:class-names="">,<text:s text:c="1"/></text:span><text:span text:style-name="a511" text:class-names="">b</text:span><text:span text:style-name="a512" text:class-names="">,<text:s text:c="1"/></text:span><text:span text:style-name="a513" text:class-names="">c</text:span></text:p>
              </text:list-item>
            </text:list>
            <text:list text:style-name="a519">
              <text:list-item>
                <text:p text:style-name="a518" text:class-names="" text:cond-style-name=""><text:span text:style-name="a516" text:class-names="">a</text:span><text:span text:style-name="a517" text:class-names=""><text:s text:c="1"/>:= „jabłko”</text:span></text:p>
              </text:list-item>
            </text:list>
            <text:list text:style-name="a523">
              <text:list-item>
                <text:p text:style-name="a522" text:class-names="" text:cond-style-name=""><text:span text:style-name="a520" text:class-names="">b</text:span><text:span text:style-name="a521" text:class-names=""><text:s text:c="1"/>:= „gruszka”</text:span></text:p>
              </text:list-item>
            </text:list>
            <text:list text:style-name="a532">
              <text:list-item>
                <text:p text:style-name="a531" text:class-names="" text:cond-style-name=""><text:span text:style-name="a524" text:class-names="">Wydrukuj wartości<text:s text:c="1"/></text:span><text:span text:style-name="a525" text:class-names="">a</text:span><text:span text:style-name="a526" text:class-names=""><text:s text:c="1"/></text:span><text:span text:style-name="a527" text:class-names="">i</text:span><text:span text:style-name="a528" text:class-names=""><text:s text:c="1"/></text:span><text:span text:style-name="a529" text:class-names="">b</text:span><text:span text:style-name="a530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3" text:class-names="">c</text:span><text:span text:style-name="a534" text:class-names=""><text:s text:c="1"/></text:span><text:span text:style-name="a535" text:class-names="">:=<text:s text:c="1"/></text:span><text:span text:style-name="a536" text:class-names="">a</text:span><text:span text:style-name="a537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0" text:class-names="">a</text:span><text:span text:style-name="a541" text:class-names=""><text:s text:c="1"/>:=<text:s text:c="1"/></text:span><text:span text:style-name="a542" text:class-names="">b</text:span><text:span text:style-name="a543" text:class-names=""/></text:p>
              </text:list-item>
            </text:list>
            <text:list text:style-name="a551">
              <text:list-item>
                <text:p text:style-name="a550" text:class-names="" text:cond-style-name=""><text:span text:style-name="a546" text:class-names="">b</text:span><text:span text:style-name="a547" text:class-names=""><text:s text:c="1"/>:=<text:s text:c="1"/></text:span><text:span text:style-name="a548" text:class-names="">c</text:span><text:span text:style-name="a549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2" text:class-names="">Wydrukuj wartości<text:s text:c="1"/></text:span><text:span text:style-name="a553" text:class-names="">a</text:span><text:span text:style-name="a554" text:class-names=""><text:s text:c="1"/></text:span><text:span text:style-name="a555" text:class-names="">i</text:span><text:span text:style-name="a556" text:class-names=""><text:s text:c="1"/></text:span><text:span text:style-name="a557" text:class-names="">b</text:span><text:span text:style-name="a558" text:class-names=""/></text:p>
              </text:list-item>
            </text:list>
          </draw:text-box>
          <svg:title/>
          <svg:desc/>
        </draw:frame>
        <draw:custom-shape svg:x="7.45988in" svg:y="2.87017in" svg:width="0.88848in" svg:height="0.88848in" draw:id="id93" draw:style-name="a564" draw:name="Oval 11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2.61111in" svg:height="2.61111in" draw:id="id94" draw:style-name="a567" draw:transform="translate(-1.30556in -1.30556in) rotate(-4.71239) translate(11.05229in 2.63816in)" draw:name="Block Arc 13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180, -180, -180" draw:modifiers="90 27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min(?f10, ?f7)"/>
            <draw:equation draw:name="f14" draw:formula="5419351 / 1725033"/>
            <draw:equation draw:name="f15" draw:formula="180"/>
            <draw:equation draw:name="f16" draw:formula="?f121"/>
            <draw:equation draw:name="f17" draw:formula="?f125"/>
            <draw:equation draw:name="f18" draw:formula="$2"/>
            <draw:equation draw:name="f19" draw:formula="?f17 - ?f16"/>
            <draw:equation draw:name="f20" draw:formula="?f19 + 21600000"/>
            <draw:equation draw:name="f21" draw:formula="if(?f19, ?f19, ?f20)"/>
            <draw:equation draw:name="f22" draw:formula="0 - ?f21"/>
            <draw:equation draw:name="f23" draw:formula="?f16 + ?f2"/>
            <draw:equation draw:name="f24" draw:formula="?f23 * ?f14 / ?f1"/>
            <draw:equation draw:name="f25" draw:formula="0 - ?f24"/>
            <draw:equation draw:name="f26" draw:formula="cos(?f25)"/>
            <draw:equation draw:name="f27" draw:formula="0 - ?f26"/>
            <draw:equation draw:name="f28" draw:formula="?f27 * ?f11"/>
            <draw:equation draw:name="f29" draw:formula="sin(?f25)"/>
            <draw:equation draw:name="f30" draw:formula="0 - ?f29"/>
            <draw:equation draw:name="f31" draw:formula="?f30 * ?f8"/>
            <draw:equation draw:name="f32" draw:formula="?f17 + ?f2"/>
            <draw:equation draw:name="f33" draw:formula="?f32 * ?f14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0 - ?f31"/>
            <draw:equation draw:name="f42" draw:formula="0 - ?f28"/>
            <draw:equation draw:name="f43" draw:formula="atan2(?f41, ?f42)"/>
            <draw:equation draw:name="f44" draw:formula="-1 * sin(?f43)"/>
            <draw:equation draw:name="f45" draw:formula="?f44 * ?f11"/>
            <draw:equation draw:name="f46" draw:formula="-1 * cos(?f43)"/>
            <draw:equation draw:name="f47" draw:formula="?f46 * ?f8"/>
            <draw:equation draw:name="f48" draw:formula="0 - ?f40"/>
            <draw:equation draw:name="f49" draw:formula="0 - ?f37"/>
            <draw:equation draw:name="f50" draw:formula="atan2(?f48, ?f49)"/>
            <draw:equation draw:name="f51" draw:formula="-1 * sin(?f50)"/>
            <draw:equation draw:name="f52" draw:formula="?f51 * ?f11"/>
            <draw:equation draw:name="f53" draw:formula="-1 * cos(?f50)"/>
            <draw:equation draw:name="f54" draw:formula="?f53 * ?f8"/>
            <draw:equation draw:name="f55" draw:formula="?f12 + ?f45"/>
            <draw:equation draw:name="f56" draw:formula="?f9 + ?f47"/>
            <draw:equation draw:name="f57" draw:formula="?f12 + ?f52"/>
            <draw:equation draw:name="f58" draw:formula="?f9 + ?f54"/>
            <draw:equation draw:name="f59" draw:formula="?f13 * ?f18 / 100000"/>
            <draw:equation draw:name="f60" draw:formula="?f11 - ?f59"/>
            <draw:equation draw:name="f61" draw:formula="?f8 - ?f59"/>
            <draw:equation draw:name="f62" draw:formula="?f36 * ?f60"/>
            <draw:equation draw:name="f63" draw:formula="?f39 * ?f61"/>
            <draw:equation draw:name="f64" draw:formula="?f27 * ?f60"/>
            <draw:equation draw:name="f65" draw:formula="?f30 * ?f61"/>
            <draw:equation draw:name="f66" draw:formula="0 - ?f63"/>
            <draw:equation draw:name="f67" draw:formula="0 - ?f62"/>
            <draw:equation draw:name="f68" draw:formula="atan2(?f66, ?f67)"/>
            <draw:equation draw:name="f69" draw:formula="-1 * sin(?f68)"/>
            <draw:equation draw:name="f70" draw:formula="?f69 * ?f60"/>
            <draw:equation draw:name="f71" draw:formula="-1 * cos(?f68)"/>
            <draw:equation draw:name="f72" draw:formula="?f71 * ?f61"/>
            <draw:equation draw:name="f73" draw:formula="0 - ?f65"/>
            <draw:equation draw:name="f74" draw:formula="0 - ?f64"/>
            <draw:equation draw:name="f75" draw:formula="atan2(?f73, ?f74)"/>
            <draw:equation draw:name="f76" draw:formula="-1 * sin(?f75)"/>
            <draw:equation draw:name="f77" draw:formula="?f76 * ?f60"/>
            <draw:equation draw:name="f78" draw:formula="-1 * cos(?f75)"/>
            <draw:equation draw:name="f79" draw:formula="?f78 * ?f61"/>
            <draw:equation draw:name="f80" draw:formula="?f12 + ?f70"/>
            <draw:equation draw:name="f81" draw:formula="?f9 + ?f72"/>
            <draw:equation draw:name="f82" draw:formula="?f12 + ?f77"/>
            <draw:equation draw:name="f83" draw:formula="?f9 + ?f79"/>
            <draw:equation draw:name="f84" draw:formula="21600000 - ?f16"/>
            <draw:equation draw:name="f85" draw:formula="?f21 - ?f84"/>
            <draw:equation draw:name="f86" draw:formula="max(?f55, ?f80)"/>
            <draw:equation draw:name="f87" draw:formula="max(?f57, ?f82)"/>
            <draw:equation draw:name="f88" draw:formula="max(?f86, ?f87)"/>
            <draw:equation draw:name="f89" draw:formula="if(?f85, ?f4, ?f88)"/>
            <draw:equation draw:name="f90" draw:formula="?f2 - ?f16"/>
            <draw:equation draw:name="f91" draw:formula="27000000 - ?f16"/>
            <draw:equation draw:name="f92" draw:formula="if(?f90, ?f90, ?f91)"/>
            <draw:equation draw:name="f93" draw:formula="?f21 - ?f92"/>
            <draw:equation draw:name="f94" draw:formula="max(?f56, ?f81)"/>
            <draw:equation draw:name="f95" draw:formula="max(?f58, ?f83)"/>
            <draw:equation draw:name="f96" draw:formula="max(?f94, ?f95)"/>
            <draw:equation draw:name="f97" draw:formula="if(?f93, ?f6, ?f96)"/>
            <draw:equation draw:name="f98" draw:formula="?f1 - ?f16"/>
            <draw:equation draw:name="f99" draw:formula="32400000 - ?f16"/>
            <draw:equation draw:name="f100" draw:formula="if(?f98, ?f98, ?f99)"/>
            <draw:equation draw:name="f101" draw:formula="?f21 - ?f100"/>
            <draw:equation draw:name="f102" draw:formula="min(?f55, ?f80)"/>
            <draw:equation draw:name="f103" draw:formula="min(?f57, ?f82)"/>
            <draw:equation draw:name="f104" draw:formula="min(?f102, ?f103)"/>
            <draw:equation draw:name="f105" draw:formula="if(?f101, ?f3, ?f104)"/>
            <draw:equation draw:name="f106" draw:formula="?f0 - ?f16"/>
            <draw:equation draw:name="f107" draw:formula="37800000 - ?f16"/>
            <draw:equation draw:name="f108" draw:formula="if(?f106, ?f106, ?f107)"/>
            <draw:equation draw:name="f109" draw:formula="?f21 - ?f108"/>
            <draw:equation draw:name="f110" draw:formula="min(?f56, ?f81)"/>
            <draw:equation draw:name="f111" draw:formula="min(?f58, ?f83)"/>
            <draw:equation draw:name="f112" draw:formula="min(?f110, ?f111)"/>
            <draw:equation draw:name="f113" draw:formula="if(?f109, ?f5, ?f112)"/>
            <draw:equation draw:name="f114" draw:formula="(?f55 + ?f82) / 2"/>
            <draw:equation draw:name="f115" draw:formula="(?f56 + ?f83) / 2"/>
            <draw:equation draw:name="f116" draw:formula="(?f57 + ?f80) / 2"/>
            <draw:equation draw:name="f117" draw:formula="(?f58 + ?f81) / 2"/>
            <draw:equation draw:name="f118" draw:formula="0 - $0"/>
            <draw:equation draw:name="f119" draw:formula="?f118 * ?f1 / ?f15"/>
            <draw:equation draw:name="f120" draw:formula="?f119 - ?f2"/>
            <draw:equation draw:name="f121" draw:formula="0 - ?f120"/>
            <draw:equation draw:name="f122" draw:formula="0 - $1"/>
            <draw:equation draw:name="f123" draw:formula="?f122 * ?f1 / ?f15"/>
            <draw:equation draw:name="f124" draw:formula="?f123 - ?f2"/>
            <draw:equation draw:name="f125" draw:formula="0 - ?f124"/>
            <draw:equation draw:name="f126" draw:formula="?f55 - 10800"/>
            <draw:equation draw:name="f127" draw:formula="?f56 - 10800"/>
            <draw:equation draw:name="f128" draw:formula="sqrt(?f126 * ?f126 + ?f127 * ?f127 + 0 * 0)"/>
            <draw:equation draw:name="f129" draw:formula="atan2(?f126, ?f127)"/>
            <draw:equation draw:name="f130" draw:formula="?f129 + ?f2"/>
            <draw:equation draw:name="f131" draw:formula="?f130 * ?f15 / ?f1"/>
            <draw:equation draw:name="f132" draw:formula="0 - ?f131"/>
            <draw:equation draw:name="f133" draw:formula="?f80 - 10800"/>
            <draw:equation draw:name="f134" draw:formula="?f81 - 10800"/>
            <draw:equation draw:name="f135" draw:formula="sqrt(?f133 * ?f133 + ?f134 * ?f134 + 0 * 0)"/>
            <draw:equation draw:name="f136" draw:formula="atan2(?f133, ?f134)"/>
            <draw:equation draw:name="f137" draw:formula="?f136 + ?f2"/>
            <draw:equation draw:name="f138" draw:formula="?f137 * ?f15 / ?f1"/>
            <draw:equation draw:name="f139" draw:formula="0 - ?f138"/>
            <draw:equation draw:name="f140" draw:formula="21550000 - ?f21"/>
            <draw:equation draw:name="f141" draw:formula="if(?f140, ?f21, 21550000)"/>
            <draw:equation draw:name="f142" draw:formula="-21550000 - ?f141"/>
            <draw:equation draw:name="f143" draw:formula="if(?f142, -21550000, ?f141)"/>
            <draw:equation draw:name="f144" draw:formula="?f16 + ?f143"/>
            <draw:equation draw:name="f145" draw:formula="sqrt(?f28 * ?f28 + ?f31 * ?f31 + 0 * 0)"/>
            <draw:equation draw:name="f146" draw:formula="?f11 * ?f8 / ?f145"/>
            <draw:equation draw:name="f147" draw:formula="?f30 * ?f146"/>
            <draw:equation draw:name="f148" draw:formula="?f55 - ?f147"/>
            <draw:equation draw:name="f149" draw:formula="?f27 * ?f146"/>
            <draw:equation draw:name="f150" draw:formula="?f56 - ?f149"/>
            <draw:equation draw:name="f151" draw:formula="?f148 - ?f11"/>
            <draw:equation draw:name="f152" draw:formula="?f150 - ?f8"/>
            <draw:equation draw:name="f153" draw:formula="?f148 + ?f11"/>
            <draw:equation draw:name="f154" draw:formula="?f150 + ?f8"/>
            <draw:equation draw:name="f155" draw:formula="?f144 + ?f2"/>
            <draw:equation draw:name="f156" draw:formula="?f155 * ?f14 / ?f1"/>
            <draw:equation draw:name="f157" draw:formula="0 - ?f156"/>
            <draw:equation draw:name="f158" draw:formula="cos(?f157)"/>
            <draw:equation draw:name="f159" draw:formula="0 - ?f158"/>
            <draw:equation draw:name="f160" draw:formula="?f159 * ?f11"/>
            <draw:equation draw:name="f161" draw:formula="sin(?f157)"/>
            <draw:equation draw:name="f162" draw:formula="0 - ?f161"/>
            <draw:equation draw:name="f163" draw:formula="?f162 * ?f8"/>
            <draw:equation draw:name="f164" draw:formula="sqrt(?f160 * ?f160 + ?f163 * ?f163 + 0 * 0)"/>
            <draw:equation draw:name="f165" draw:formula="?f11 * ?f8 / ?f164"/>
            <draw:equation draw:name="f166" draw:formula="?f162 * ?f165"/>
            <draw:equation draw:name="f167" draw:formula="?f148 + ?f166"/>
            <draw:equation draw:name="f168" draw:formula="?f159 * ?f165"/>
            <draw:equation draw:name="f169" draw:formula="?f150 + ?f168"/>
            <draw:equation draw:name="f170" draw:formula="if(?f143, ?f55, ?f151)"/>
            <draw:equation draw:name="f171" draw:formula="if(?f143, ?f56, ?f152)"/>
            <draw:equation draw:name="f172" draw:formula="if(?f143, ?f55, ?f153)"/>
            <draw:equation draw:name="f173" draw:formula="if(?f143, ?f56, ?f154)"/>
            <draw:equation draw:name="f174" draw:formula="if(?f143, ?f151, ?f167)"/>
            <draw:equation draw:name="f175" draw:formula="if(?f143, ?f152, ?f169)"/>
            <draw:equation draw:name="f176" draw:formula="if(?f143, ?f153, ?f167)"/>
            <draw:equation draw:name="f177" draw:formula="if(?f143, ?f154, ?f169)"/>
            <draw:equation draw:name="f178" draw:formula="21550000 - ?f22"/>
            <draw:equation draw:name="f179" draw:formula="if(?f178, ?f22, 21550000)"/>
            <draw:equation draw:name="f180" draw:formula="-21550000 - ?f179"/>
            <draw:equation draw:name="f181" draw:formula="if(?f180, -21550000, ?f179)"/>
            <draw:equation draw:name="f182" draw:formula="?f17 + ?f181"/>
            <draw:equation draw:name="f183" draw:formula="sqrt(?f62 * ?f62 + ?f63 * ?f63 + 0 * 0)"/>
            <draw:equation draw:name="f184" draw:formula="?f60 * ?f61 / ?f183"/>
            <draw:equation draw:name="f185" draw:formula="?f39 * ?f184"/>
            <draw:equation draw:name="f186" draw:formula="?f80 - ?f185"/>
            <draw:equation draw:name="f187" draw:formula="?f36 * ?f184"/>
            <draw:equation draw:name="f188" draw:formula="?f81 - ?f187"/>
            <draw:equation draw:name="f189" draw:formula="?f186 - ?f60"/>
            <draw:equation draw:name="f190" draw:formula="?f188 - ?f61"/>
            <draw:equation draw:name="f191" draw:formula="?f186 + ?f60"/>
            <draw:equation draw:name="f192" draw:formula="?f188 + ?f61"/>
            <draw:equation draw:name="f193" draw:formula="?f182 + ?f2"/>
            <draw:equation draw:name="f194" draw:formula="?f193 * ?f14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0"/>
            <draw:equation draw:name="f199" draw:formula="sin(?f195)"/>
            <draw:equation draw:name="f200" draw:formula="0 - ?f199"/>
            <draw:equation draw:name="f201" draw:formula="?f200 * ?f61"/>
            <draw:equation draw:name="f202" draw:formula="sqrt(?f198 * ?f198 + ?f201 * ?f201 + 0 * 0)"/>
            <draw:equation draw:name="f203" draw:formula="?f60 * ?f61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81, ?f80, ?f189)"/>
            <draw:equation draw:name="f209" draw:formula="if(?f181, ?f81, ?f190)"/>
            <draw:equation draw:name="f210" draw:formula="if(?f181, ?f80, ?f191)"/>
            <draw:equation draw:name="f211" draw:formula="if(?f181, ?f81, ?f192)"/>
            <draw:equation draw:name="f212" draw:formula="if(?f181, ?f189, ?f205)"/>
            <draw:equation draw:name="f213" draw:formula="if(?f181, ?f190, ?f207)"/>
            <draw:equation draw:name="f214" draw:formula="if(?f181, ?f191, ?f205)"/>
            <draw:equation draw:name="f215" draw:formula="if(?f181, ?f192, ?f207)"/>
          </draw:enhanced-geometry>
        </draw:custom-shape>
        <draw:custom-shape svg:x="7.45988in" svg:y="0in" svg:width="2.53199in" svg:height="1.69619in" draw:id="id95" draw:style-name="a570" draw:name="Freeform: Shape 15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315251 1550992" draw:enhanced-path="M 0 0 L 138700 0 138700 1361400 2107387 222673 1722420 0 1999436 0 2280549 162605 C 2313720 181745 2325104 224155 2305953 257336 2299872 267889 2291101 276648 2280549 282740 L 104026 1541710 C 93484 1547802 81523 1551003 69351 1550992 31049 1550992 0 1519944 0 1481643 Z N" draw:text-areas="?f44 ?f46 ?f45 ?f47" draw:glue-points="?f26 ?f27 ?f28 ?f27 ?f28 ?f29 ?f30 ?f31 ?f32 ?f27 ?f33 ?f27 ?f34 ?f35 ?f36 ?f37 ?f34 ?f38 ?f39 ?f40 ?f41 ?f42 ?f26 ?f43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15251"/>
            <draw:equation draw:name="f7" draw:formula="?f4 / 1550992"/>
            <draw:equation draw:name="f8" draw:formula="0 * ?f5 / 2315251"/>
            <draw:equation draw:name="f9" draw:formula="0 * ?f4 / 1550992"/>
            <draw:equation draw:name="f10" draw:formula="138700 * ?f5 / 2315251"/>
            <draw:equation draw:name="f11" draw:formula="1361400 * ?f4 / 1550992"/>
            <draw:equation draw:name="f12" draw:formula="2107387 * ?f5 / 2315251"/>
            <draw:equation draw:name="f13" draw:formula="222673 * ?f4 / 1550992"/>
            <draw:equation draw:name="f14" draw:formula="1722420 * ?f5 / 2315251"/>
            <draw:equation draw:name="f15" draw:formula="1999436 * ?f5 / 2315251"/>
            <draw:equation draw:name="f16" draw:formula="2280549 * ?f5 / 2315251"/>
            <draw:equation draw:name="f17" draw:formula="162605 * ?f4 / 1550992"/>
            <draw:equation draw:name="f18" draw:formula="2305953 * ?f5 / 2315251"/>
            <draw:equation draw:name="f19" draw:formula="257336 * ?f4 / 1550992"/>
            <draw:equation draw:name="f20" draw:formula="282740 * ?f4 / 1550992"/>
            <draw:equation draw:name="f21" draw:formula="104026 * ?f5 / 2315251"/>
            <draw:equation draw:name="f22" draw:formula="1541710 * ?f4 / 1550992"/>
            <draw:equation draw:name="f23" draw:formula="69351 * ?f5 / 2315251"/>
            <draw:equation draw:name="f24" draw:formula="1550992 * ?f4 / 1550992"/>
            <draw:equation draw:name="f25" draw:formula="1481643 * ?f4 / 1550992"/>
            <draw:equation draw:name="f26" draw:formula="?f8 / ?f6"/>
            <draw:equation draw:name="f27" draw:formula="?f9 / ?f7"/>
            <draw:equation draw:name="f28" draw:formula="?f10 / ?f6"/>
            <draw:equation draw:name="f29" draw:formula="?f11 / ?f7"/>
            <draw:equation draw:name="f30" draw:formula="?f12 / ?f6"/>
            <draw:equation draw:name="f31" draw:formula="?f13 / ?f7"/>
            <draw:equation draw:name="f32" draw:formula="?f14 / ?f6"/>
            <draw:equation draw:name="f33" draw:formula="?f15 / ?f6"/>
            <draw:equation draw:name="f34" draw:formula="?f16 / ?f6"/>
            <draw:equation draw:name="f35" draw:formula="?f17 / ?f7"/>
            <draw:equation draw:name="f36" draw:formula="?f18 / ?f6"/>
            <draw:equation draw:name="f37" draw:formula="?f19 / ?f7"/>
            <draw:equation draw:name="f38" draw:formula="?f20 / ?f7"/>
            <draw:equation draw:name="f39" draw:formula="?f21 / ?f6"/>
            <draw:equation draw:name="f40" draw:formula="?f22 / ?f7"/>
            <draw:equation draw:name="f41" draw:formula="?f23 / ?f6"/>
            <draw:equation draw:name="f42" draw:formula="?f24 / ?f7"/>
            <draw:equation draw:name="f43" draw:formula="?f25 / ?f7"/>
            <draw:equation draw:name="f44" draw:formula="?f0 / ?f6"/>
            <draw:equation draw:name="f45" draw:formula="?f1 / ?f6"/>
            <draw:equation draw:name="f46" draw:formula="?f2 / ?f7"/>
            <draw:equation draw:name="f47" draw:formula="?f3 / ?f7"/>
          </draw:enhanced-geometry>
        </draw:custom-shape>
        <draw:connector draw:type="line" svg:x1="12.82222in" svg:y1="1.45622in" svg:x2="12.82222in" svg:y2="3.2035in" draw:id="id96" draw:style-name="a572" draw:name="Straight Connector 17">
          <svg:title/>
          <svg:desc/>
        </draw:connector>
        <draw:custom-shape svg:x="12.03582in" svg:y="4.49703in" svg:width="1.29752in" svg:height="1.9375in" draw:id="id97" draw:style-name="a575" draw:name="Freeform: Shape 19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186451 1771650" draw:enhanced-path="M 61913 0 L 1186451 0 1186451 123825 123825 123825 123825 1647825 1186451 1647825 1186451 1771650 61913 1771650 C 27719 1771650 0 1743932 0 1709738 L 0 61913 C 0 27719 27719 0 61913 0 Z N" draw:text-areas="?f28 ?f30 ?f29 ?f31" draw:glue-points="?f18 ?f19 ?f20 ?f19 ?f20 ?f21 ?f22 ?f21 ?f22 ?f23 ?f20 ?f23 ?f20 ?f24 ?f18 ?f24 ?f25 ?f26 ?f25 ?f27 ?f18 ?f19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6451"/>
            <draw:equation draw:name="f7" draw:formula="?f4 / 1771650"/>
            <draw:equation draw:name="f8" draw:formula="61913 * ?f5 / 1186451"/>
            <draw:equation draw:name="f9" draw:formula="0 * ?f4 / 1771650"/>
            <draw:equation draw:name="f10" draw:formula="1186451 * ?f5 / 1186451"/>
            <draw:equation draw:name="f11" draw:formula="123825 * ?f4 / 1771650"/>
            <draw:equation draw:name="f12" draw:formula="123825 * ?f5 / 1186451"/>
            <draw:equation draw:name="f13" draw:formula="1647825 * ?f4 / 1771650"/>
            <draw:equation draw:name="f14" draw:formula="1771650 * ?f4 / 1771650"/>
            <draw:equation draw:name="f15" draw:formula="0 * ?f5 / 1186451"/>
            <draw:equation draw:name="f16" draw:formula="1709738 * ?f4 / 1771650"/>
            <draw:equation draw:name="f17" draw:formula="61913 * ?f4 / 17716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width="4.4657in" svg:height="4.4657in" draw:id="id98" draw:style-name="a579" draw:transform="translate(-2.23285in -2.23285in) rotate(-6.10659) translate(8.88961in 6.76601in)" draw:name="Arc 21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7.45988in" svg:y="5.42724in" svg:width="2.8908in" svg:height="2.07276in" draw:id="id99" draw:style-name="a582" draw:name="Freeform: Shap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643352 1895331" draw:enhanced-path="M 1321676 0 C 2051617 0 2643352 591735 2643352 1321676 2643352 1504161 2606369 1678009 2539488 1836132 L 2510970 1895331 132382 1895331 103864 1836132 C 36984 1678009 0 1504161 0 1321676 0 591735 591735 0 1321676 0 Z N" draw:text-areas="?f30 ?f32 ?f31 ?f33" draw:glue-points="?f19 ?f20 ?f21 ?f22 ?f23 ?f24 ?f25 ?f26 ?f27 ?f26 ?f28 ?f24 ?f29 ?f22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3352"/>
            <draw:equation draw:name="f7" draw:formula="?f4 / 1895331"/>
            <draw:equation draw:name="f8" draw:formula="1321676 * ?f5 / 2643352"/>
            <draw:equation draw:name="f9" draw:formula="0 * ?f4 / 1895331"/>
            <draw:equation draw:name="f10" draw:formula="2643352 * ?f5 / 2643352"/>
            <draw:equation draw:name="f11" draw:formula="1321676 * ?f4 / 1895331"/>
            <draw:equation draw:name="f12" draw:formula="2539488 * ?f5 / 2643352"/>
            <draw:equation draw:name="f13" draw:formula="1836132 * ?f4 / 1895331"/>
            <draw:equation draw:name="f14" draw:formula="2510970 * ?f5 / 2643352"/>
            <draw:equation draw:name="f15" draw:formula="1895331 * ?f4 / 1895331"/>
            <draw:equation draw:name="f16" draw:formula="132382 * ?f5 / 2643352"/>
            <draw:equation draw:name="f17" draw:formula="103864 * ?f5 / 2643352"/>
            <draw:equation draw:name="f18" draw:formula="0 * ?f5 / 2643352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6"/>
            <draw:equation draw:name="f29" draw:formula="?f18 / ?f6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</draw:page>
      <draw:page draw:name="Slide32" draw:style-name="a583" draw:master-page-name="Master1-Layout2-obj-Tytuł-i-zawartość" presentation:presentation-page-layout-name="Master1-PPL2" draw:id="Slide-287">
        <draw:frame draw:id="id100" presentation:style-name="a587" draw:name="Tytuł 1" svg:x="0.91667in" svg:y="0.39931in" svg:width="11.5in" svg:height="1.44965in" presentation:class="title" presentation:placeholder="false">
          <draw:text-box>
            <text:p text:style-name="a586" text:class-names="" text:cond-style-name=""><text:span text:style-name="a584" text:class-names="">Ćwiczenie 2<text:line-break/></text:span><text:span text:style-name="a585" text:class-names="">Wypisanie liczb od 1 do 5</text:span></text:p>
          </draw:text-box>
          <svg:title/>
          <svg:desc/>
        </draw:frame>
        <draw:frame draw:id="id101" presentation:style-name="a596" draw:name="Symbol zastępczy zawartości 2" svg:x="0.91667in" svg:y="1.99653in" svg:width="11.5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Zadanie: wypisać liczby od 1 do 5</text:span></text:p>
              </text:list-item>
            </text:list>
            <text:list text:style-name="a595">
              <text:list-item>
                <text:p text:style-name="a594" text:class-names="" text:cond-style-name=""><text:span text:style-name="a591" text:class-names="">Jak to zrobić bez pięciu instrukcji<text:s text:c="1"/></text:span><text:span text:style-name="a592" text:class-names="">wydrukuj</text:span><text:span text:style-name="a593" text:class-names="">?</text:span></text:p>
              </text:list-item>
            </text:list>
          </draw:text-box>
          <svg:title/>
          <svg:desc/>
        </draw:frame>
      </draw:page>
      <draw:page draw:name="Slide44" draw:style-name="a597" draw:master-page-name="Master1-Layout2-obj-Tytuł-i-zawartość" presentation:presentation-page-layout-name="Master1-PPL2" draw:id="Slide-299">
        <draw:custom-shape svg:x="0.00333in" svg:y="0in" svg:width="13.33in" svg:height="7.5in" draw:id="id102" draw:style-name="a600" draw:name="Rectangle 7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604" draw:name="Tytuł 1" svg:x="0.91667in" svg:y="0.39931in" svg:width="6.07884in" svg:height="1.44965in" presentation:class="title" presentation:placeholder="false">
          <draw:text-box>
            <text:p text:style-name="a603" text:class-names="" text:cond-style-name=""><text:span text:style-name="a601" text:class-names="">Ćwiczenie 2<text:line-break/></text:span><text:span text:style-name="a602" text:class-names="">Wypisanie liczb od 1 do 5</text:span></text:p>
          </draw:text-box>
          <svg:title/>
          <svg:desc/>
        </draw:frame>
        <draw:custom-shape svg:x="11.16436in" svg:y="0in" svg:width="1.24132in" svg:height="0.52274in" draw:id="id104" draw:style-name="a607" draw:name="Freeform: Shape 9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1135066 477997" draw:enhanced-path="M 0 0 L 1135066 0 1133370 16827 C 1079514 280016 846644 477997 567533 477997 288422 477997 55552 280016 1696 16827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5066"/>
            <draw:equation draw:name="f7" draw:formula="?f4 / 477997"/>
            <draw:equation draw:name="f8" draw:formula="0 * ?f5 / 1135066"/>
            <draw:equation draw:name="f9" draw:formula="0 * ?f4 / 477997"/>
            <draw:equation draw:name="f10" draw:formula="1135066 * ?f5 / 1135066"/>
            <draw:equation draw:name="f11" draw:formula="1133370 * ?f5 / 1135066"/>
            <draw:equation draw:name="f12" draw:formula="16827 * ?f4 / 477997"/>
            <draw:equation draw:name="f13" draw:formula="567533 * ?f5 / 1135066"/>
            <draw:equation draw:name="f14" draw:formula="477997 * ?f4 / 477997"/>
            <draw:equation draw:name="f15" draw:formula="1696 * ?f5 / 113506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105" presentation:style-name="a619" draw:name="Symbol zastępczy zawartości 2" svg:x="0.91667in" svg:y="1.99653in" svg:width="6.0788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08" text:class-names="">Dla<text:s text:c="1"/></text:span><text:span text:style-name="a609" text:class-names="">i := 1</text:span><text:span text:style-name="a610" text:class-names=""><text:s text:c="1"/>do<text:s text:c="1"/></text:span><text:span text:style-name="a611" text:class-names="">5</text:span><text:span text:style-name="a612" text:class-names=""><text:s text:c="1"/>wykonuj:</text:span></text:p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5" text:class-names="">Wydrukuj<text:s text:c="1"/></text:span><text:span text:style-name="a616" text:class-names="">i</text:span></text:p>
                  </text:list-item>
                </text:list>
              </text:list-item>
            </text:list>
          </draw:text-box>
          <svg:title/>
          <svg:desc/>
        </draw:frame>
        <draw:custom-shape svg:x="7.45988in" svg:y="2.87017in" svg:width="0.88848in" svg:height="0.88848in" draw:id="id106" draw:style-name="a622" draw:name="Oval 11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2.61111in" svg:height="2.61111in" draw:id="id107" draw:style-name="a625" draw:transform="translate(-1.30556in -1.30556in) rotate(-4.71239) translate(11.05229in 2.63816in)" draw:name="Block Arc 13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180, -180, -180" draw:modifiers="90 27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min(?f10, ?f7)"/>
            <draw:equation draw:name="f14" draw:formula="5419351 / 1725033"/>
            <draw:equation draw:name="f15" draw:formula="180"/>
            <draw:equation draw:name="f16" draw:formula="?f121"/>
            <draw:equation draw:name="f17" draw:formula="?f125"/>
            <draw:equation draw:name="f18" draw:formula="$2"/>
            <draw:equation draw:name="f19" draw:formula="?f17 - ?f16"/>
            <draw:equation draw:name="f20" draw:formula="?f19 + 21600000"/>
            <draw:equation draw:name="f21" draw:formula="if(?f19, ?f19, ?f20)"/>
            <draw:equation draw:name="f22" draw:formula="0 - ?f21"/>
            <draw:equation draw:name="f23" draw:formula="?f16 + ?f2"/>
            <draw:equation draw:name="f24" draw:formula="?f23 * ?f14 / ?f1"/>
            <draw:equation draw:name="f25" draw:formula="0 - ?f24"/>
            <draw:equation draw:name="f26" draw:formula="cos(?f25)"/>
            <draw:equation draw:name="f27" draw:formula="0 - ?f26"/>
            <draw:equation draw:name="f28" draw:formula="?f27 * ?f11"/>
            <draw:equation draw:name="f29" draw:formula="sin(?f25)"/>
            <draw:equation draw:name="f30" draw:formula="0 - ?f29"/>
            <draw:equation draw:name="f31" draw:formula="?f30 * ?f8"/>
            <draw:equation draw:name="f32" draw:formula="?f17 + ?f2"/>
            <draw:equation draw:name="f33" draw:formula="?f32 * ?f14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0 - ?f31"/>
            <draw:equation draw:name="f42" draw:formula="0 - ?f28"/>
            <draw:equation draw:name="f43" draw:formula="atan2(?f41, ?f42)"/>
            <draw:equation draw:name="f44" draw:formula="-1 * sin(?f43)"/>
            <draw:equation draw:name="f45" draw:formula="?f44 * ?f11"/>
            <draw:equation draw:name="f46" draw:formula="-1 * cos(?f43)"/>
            <draw:equation draw:name="f47" draw:formula="?f46 * ?f8"/>
            <draw:equation draw:name="f48" draw:formula="0 - ?f40"/>
            <draw:equation draw:name="f49" draw:formula="0 - ?f37"/>
            <draw:equation draw:name="f50" draw:formula="atan2(?f48, ?f49)"/>
            <draw:equation draw:name="f51" draw:formula="-1 * sin(?f50)"/>
            <draw:equation draw:name="f52" draw:formula="?f51 * ?f11"/>
            <draw:equation draw:name="f53" draw:formula="-1 * cos(?f50)"/>
            <draw:equation draw:name="f54" draw:formula="?f53 * ?f8"/>
            <draw:equation draw:name="f55" draw:formula="?f12 + ?f45"/>
            <draw:equation draw:name="f56" draw:formula="?f9 + ?f47"/>
            <draw:equation draw:name="f57" draw:formula="?f12 + ?f52"/>
            <draw:equation draw:name="f58" draw:formula="?f9 + ?f54"/>
            <draw:equation draw:name="f59" draw:formula="?f13 * ?f18 / 100000"/>
            <draw:equation draw:name="f60" draw:formula="?f11 - ?f59"/>
            <draw:equation draw:name="f61" draw:formula="?f8 - ?f59"/>
            <draw:equation draw:name="f62" draw:formula="?f36 * ?f60"/>
            <draw:equation draw:name="f63" draw:formula="?f39 * ?f61"/>
            <draw:equation draw:name="f64" draw:formula="?f27 * ?f60"/>
            <draw:equation draw:name="f65" draw:formula="?f30 * ?f61"/>
            <draw:equation draw:name="f66" draw:formula="0 - ?f63"/>
            <draw:equation draw:name="f67" draw:formula="0 - ?f62"/>
            <draw:equation draw:name="f68" draw:formula="atan2(?f66, ?f67)"/>
            <draw:equation draw:name="f69" draw:formula="-1 * sin(?f68)"/>
            <draw:equation draw:name="f70" draw:formula="?f69 * ?f60"/>
            <draw:equation draw:name="f71" draw:formula="-1 * cos(?f68)"/>
            <draw:equation draw:name="f72" draw:formula="?f71 * ?f61"/>
            <draw:equation draw:name="f73" draw:formula="0 - ?f65"/>
            <draw:equation draw:name="f74" draw:formula="0 - ?f64"/>
            <draw:equation draw:name="f75" draw:formula="atan2(?f73, ?f74)"/>
            <draw:equation draw:name="f76" draw:formula="-1 * sin(?f75)"/>
            <draw:equation draw:name="f77" draw:formula="?f76 * ?f60"/>
            <draw:equation draw:name="f78" draw:formula="-1 * cos(?f75)"/>
            <draw:equation draw:name="f79" draw:formula="?f78 * ?f61"/>
            <draw:equation draw:name="f80" draw:formula="?f12 + ?f70"/>
            <draw:equation draw:name="f81" draw:formula="?f9 + ?f72"/>
            <draw:equation draw:name="f82" draw:formula="?f12 + ?f77"/>
            <draw:equation draw:name="f83" draw:formula="?f9 + ?f79"/>
            <draw:equation draw:name="f84" draw:formula="21600000 - ?f16"/>
            <draw:equation draw:name="f85" draw:formula="?f21 - ?f84"/>
            <draw:equation draw:name="f86" draw:formula="max(?f55, ?f80)"/>
            <draw:equation draw:name="f87" draw:formula="max(?f57, ?f82)"/>
            <draw:equation draw:name="f88" draw:formula="max(?f86, ?f87)"/>
            <draw:equation draw:name="f89" draw:formula="if(?f85, ?f4, ?f88)"/>
            <draw:equation draw:name="f90" draw:formula="?f2 - ?f16"/>
            <draw:equation draw:name="f91" draw:formula="27000000 - ?f16"/>
            <draw:equation draw:name="f92" draw:formula="if(?f90, ?f90, ?f91)"/>
            <draw:equation draw:name="f93" draw:formula="?f21 - ?f92"/>
            <draw:equation draw:name="f94" draw:formula="max(?f56, ?f81)"/>
            <draw:equation draw:name="f95" draw:formula="max(?f58, ?f83)"/>
            <draw:equation draw:name="f96" draw:formula="max(?f94, ?f95)"/>
            <draw:equation draw:name="f97" draw:formula="if(?f93, ?f6, ?f96)"/>
            <draw:equation draw:name="f98" draw:formula="?f1 - ?f16"/>
            <draw:equation draw:name="f99" draw:formula="32400000 - ?f16"/>
            <draw:equation draw:name="f100" draw:formula="if(?f98, ?f98, ?f99)"/>
            <draw:equation draw:name="f101" draw:formula="?f21 - ?f100"/>
            <draw:equation draw:name="f102" draw:formula="min(?f55, ?f80)"/>
            <draw:equation draw:name="f103" draw:formula="min(?f57, ?f82)"/>
            <draw:equation draw:name="f104" draw:formula="min(?f102, ?f103)"/>
            <draw:equation draw:name="f105" draw:formula="if(?f101, ?f3, ?f104)"/>
            <draw:equation draw:name="f106" draw:formula="?f0 - ?f16"/>
            <draw:equation draw:name="f107" draw:formula="37800000 - ?f16"/>
            <draw:equation draw:name="f108" draw:formula="if(?f106, ?f106, ?f107)"/>
            <draw:equation draw:name="f109" draw:formula="?f21 - ?f108"/>
            <draw:equation draw:name="f110" draw:formula="min(?f56, ?f81)"/>
            <draw:equation draw:name="f111" draw:formula="min(?f58, ?f83)"/>
            <draw:equation draw:name="f112" draw:formula="min(?f110, ?f111)"/>
            <draw:equation draw:name="f113" draw:formula="if(?f109, ?f5, ?f112)"/>
            <draw:equation draw:name="f114" draw:formula="(?f55 + ?f82) / 2"/>
            <draw:equation draw:name="f115" draw:formula="(?f56 + ?f83) / 2"/>
            <draw:equation draw:name="f116" draw:formula="(?f57 + ?f80) / 2"/>
            <draw:equation draw:name="f117" draw:formula="(?f58 + ?f81) / 2"/>
            <draw:equation draw:name="f118" draw:formula="0 - $0"/>
            <draw:equation draw:name="f119" draw:formula="?f118 * ?f1 / ?f15"/>
            <draw:equation draw:name="f120" draw:formula="?f119 - ?f2"/>
            <draw:equation draw:name="f121" draw:formula="0 - ?f120"/>
            <draw:equation draw:name="f122" draw:formula="0 - $1"/>
            <draw:equation draw:name="f123" draw:formula="?f122 * ?f1 / ?f15"/>
            <draw:equation draw:name="f124" draw:formula="?f123 - ?f2"/>
            <draw:equation draw:name="f125" draw:formula="0 - ?f124"/>
            <draw:equation draw:name="f126" draw:formula="?f55 - 10800"/>
            <draw:equation draw:name="f127" draw:formula="?f56 - 10800"/>
            <draw:equation draw:name="f128" draw:formula="sqrt(?f126 * ?f126 + ?f127 * ?f127 + 0 * 0)"/>
            <draw:equation draw:name="f129" draw:formula="atan2(?f126, ?f127)"/>
            <draw:equation draw:name="f130" draw:formula="?f129 + ?f2"/>
            <draw:equation draw:name="f131" draw:formula="?f130 * ?f15 / ?f1"/>
            <draw:equation draw:name="f132" draw:formula="0 - ?f131"/>
            <draw:equation draw:name="f133" draw:formula="?f80 - 10800"/>
            <draw:equation draw:name="f134" draw:formula="?f81 - 10800"/>
            <draw:equation draw:name="f135" draw:formula="sqrt(?f133 * ?f133 + ?f134 * ?f134 + 0 * 0)"/>
            <draw:equation draw:name="f136" draw:formula="atan2(?f133, ?f134)"/>
            <draw:equation draw:name="f137" draw:formula="?f136 + ?f2"/>
            <draw:equation draw:name="f138" draw:formula="?f137 * ?f15 / ?f1"/>
            <draw:equation draw:name="f139" draw:formula="0 - ?f138"/>
            <draw:equation draw:name="f140" draw:formula="21550000 - ?f21"/>
            <draw:equation draw:name="f141" draw:formula="if(?f140, ?f21, 21550000)"/>
            <draw:equation draw:name="f142" draw:formula="-21550000 - ?f141"/>
            <draw:equation draw:name="f143" draw:formula="if(?f142, -21550000, ?f141)"/>
            <draw:equation draw:name="f144" draw:formula="?f16 + ?f143"/>
            <draw:equation draw:name="f145" draw:formula="sqrt(?f28 * ?f28 + ?f31 * ?f31 + 0 * 0)"/>
            <draw:equation draw:name="f146" draw:formula="?f11 * ?f8 / ?f145"/>
            <draw:equation draw:name="f147" draw:formula="?f30 * ?f146"/>
            <draw:equation draw:name="f148" draw:formula="?f55 - ?f147"/>
            <draw:equation draw:name="f149" draw:formula="?f27 * ?f146"/>
            <draw:equation draw:name="f150" draw:formula="?f56 - ?f149"/>
            <draw:equation draw:name="f151" draw:formula="?f148 - ?f11"/>
            <draw:equation draw:name="f152" draw:formula="?f150 - ?f8"/>
            <draw:equation draw:name="f153" draw:formula="?f148 + ?f11"/>
            <draw:equation draw:name="f154" draw:formula="?f150 + ?f8"/>
            <draw:equation draw:name="f155" draw:formula="?f144 + ?f2"/>
            <draw:equation draw:name="f156" draw:formula="?f155 * ?f14 / ?f1"/>
            <draw:equation draw:name="f157" draw:formula="0 - ?f156"/>
            <draw:equation draw:name="f158" draw:formula="cos(?f157)"/>
            <draw:equation draw:name="f159" draw:formula="0 - ?f158"/>
            <draw:equation draw:name="f160" draw:formula="?f159 * ?f11"/>
            <draw:equation draw:name="f161" draw:formula="sin(?f157)"/>
            <draw:equation draw:name="f162" draw:formula="0 - ?f161"/>
            <draw:equation draw:name="f163" draw:formula="?f162 * ?f8"/>
            <draw:equation draw:name="f164" draw:formula="sqrt(?f160 * ?f160 + ?f163 * ?f163 + 0 * 0)"/>
            <draw:equation draw:name="f165" draw:formula="?f11 * ?f8 / ?f164"/>
            <draw:equation draw:name="f166" draw:formula="?f162 * ?f165"/>
            <draw:equation draw:name="f167" draw:formula="?f148 + ?f166"/>
            <draw:equation draw:name="f168" draw:formula="?f159 * ?f165"/>
            <draw:equation draw:name="f169" draw:formula="?f150 + ?f168"/>
            <draw:equation draw:name="f170" draw:formula="if(?f143, ?f55, ?f151)"/>
            <draw:equation draw:name="f171" draw:formula="if(?f143, ?f56, ?f152)"/>
            <draw:equation draw:name="f172" draw:formula="if(?f143, ?f55, ?f153)"/>
            <draw:equation draw:name="f173" draw:formula="if(?f143, ?f56, ?f154)"/>
            <draw:equation draw:name="f174" draw:formula="if(?f143, ?f151, ?f167)"/>
            <draw:equation draw:name="f175" draw:formula="if(?f143, ?f152, ?f169)"/>
            <draw:equation draw:name="f176" draw:formula="if(?f143, ?f153, ?f167)"/>
            <draw:equation draw:name="f177" draw:formula="if(?f143, ?f154, ?f169)"/>
            <draw:equation draw:name="f178" draw:formula="21550000 - ?f22"/>
            <draw:equation draw:name="f179" draw:formula="if(?f178, ?f22, 21550000)"/>
            <draw:equation draw:name="f180" draw:formula="-21550000 - ?f179"/>
            <draw:equation draw:name="f181" draw:formula="if(?f180, -21550000, ?f179)"/>
            <draw:equation draw:name="f182" draw:formula="?f17 + ?f181"/>
            <draw:equation draw:name="f183" draw:formula="sqrt(?f62 * ?f62 + ?f63 * ?f63 + 0 * 0)"/>
            <draw:equation draw:name="f184" draw:formula="?f60 * ?f61 / ?f183"/>
            <draw:equation draw:name="f185" draw:formula="?f39 * ?f184"/>
            <draw:equation draw:name="f186" draw:formula="?f80 - ?f185"/>
            <draw:equation draw:name="f187" draw:formula="?f36 * ?f184"/>
            <draw:equation draw:name="f188" draw:formula="?f81 - ?f187"/>
            <draw:equation draw:name="f189" draw:formula="?f186 - ?f60"/>
            <draw:equation draw:name="f190" draw:formula="?f188 - ?f61"/>
            <draw:equation draw:name="f191" draw:formula="?f186 + ?f60"/>
            <draw:equation draw:name="f192" draw:formula="?f188 + ?f61"/>
            <draw:equation draw:name="f193" draw:formula="?f182 + ?f2"/>
            <draw:equation draw:name="f194" draw:formula="?f193 * ?f14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0"/>
            <draw:equation draw:name="f199" draw:formula="sin(?f195)"/>
            <draw:equation draw:name="f200" draw:formula="0 - ?f199"/>
            <draw:equation draw:name="f201" draw:formula="?f200 * ?f61"/>
            <draw:equation draw:name="f202" draw:formula="sqrt(?f198 * ?f198 + ?f201 * ?f201 + 0 * 0)"/>
            <draw:equation draw:name="f203" draw:formula="?f60 * ?f61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81, ?f80, ?f189)"/>
            <draw:equation draw:name="f209" draw:formula="if(?f181, ?f81, ?f190)"/>
            <draw:equation draw:name="f210" draw:formula="if(?f181, ?f80, ?f191)"/>
            <draw:equation draw:name="f211" draw:formula="if(?f181, ?f81, ?f192)"/>
            <draw:equation draw:name="f212" draw:formula="if(?f181, ?f189, ?f205)"/>
            <draw:equation draw:name="f213" draw:formula="if(?f181, ?f190, ?f207)"/>
            <draw:equation draw:name="f214" draw:formula="if(?f181, ?f191, ?f205)"/>
            <draw:equation draw:name="f215" draw:formula="if(?f181, ?f192, ?f207)"/>
          </draw:enhanced-geometry>
        </draw:custom-shape>
        <draw:custom-shape svg:x="7.45988in" svg:y="0in" svg:width="2.53199in" svg:height="1.69619in" draw:id="id108" draw:style-name="a628" draw:name="Freeform: Shape 15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315251 1550992" draw:enhanced-path="M 0 0 L 138700 0 138700 1361400 2107387 222673 1722420 0 1999436 0 2280549 162605 C 2313720 181745 2325104 224155 2305953 257336 2299872 267889 2291101 276648 2280549 282740 L 104026 1541710 C 93484 1547802 81523 1551003 69351 1550992 31049 1550992 0 1519944 0 1481643 Z N" draw:text-areas="?f44 ?f46 ?f45 ?f47" draw:glue-points="?f26 ?f27 ?f28 ?f27 ?f28 ?f29 ?f30 ?f31 ?f32 ?f27 ?f33 ?f27 ?f34 ?f35 ?f36 ?f37 ?f34 ?f38 ?f39 ?f40 ?f41 ?f42 ?f26 ?f43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15251"/>
            <draw:equation draw:name="f7" draw:formula="?f4 / 1550992"/>
            <draw:equation draw:name="f8" draw:formula="0 * ?f5 / 2315251"/>
            <draw:equation draw:name="f9" draw:formula="0 * ?f4 / 1550992"/>
            <draw:equation draw:name="f10" draw:formula="138700 * ?f5 / 2315251"/>
            <draw:equation draw:name="f11" draw:formula="1361400 * ?f4 / 1550992"/>
            <draw:equation draw:name="f12" draw:formula="2107387 * ?f5 / 2315251"/>
            <draw:equation draw:name="f13" draw:formula="222673 * ?f4 / 1550992"/>
            <draw:equation draw:name="f14" draw:formula="1722420 * ?f5 / 2315251"/>
            <draw:equation draw:name="f15" draw:formula="1999436 * ?f5 / 2315251"/>
            <draw:equation draw:name="f16" draw:formula="2280549 * ?f5 / 2315251"/>
            <draw:equation draw:name="f17" draw:formula="162605 * ?f4 / 1550992"/>
            <draw:equation draw:name="f18" draw:formula="2305953 * ?f5 / 2315251"/>
            <draw:equation draw:name="f19" draw:formula="257336 * ?f4 / 1550992"/>
            <draw:equation draw:name="f20" draw:formula="282740 * ?f4 / 1550992"/>
            <draw:equation draw:name="f21" draw:formula="104026 * ?f5 / 2315251"/>
            <draw:equation draw:name="f22" draw:formula="1541710 * ?f4 / 1550992"/>
            <draw:equation draw:name="f23" draw:formula="69351 * ?f5 / 2315251"/>
            <draw:equation draw:name="f24" draw:formula="1550992 * ?f4 / 1550992"/>
            <draw:equation draw:name="f25" draw:formula="1481643 * ?f4 / 1550992"/>
            <draw:equation draw:name="f26" draw:formula="?f8 / ?f6"/>
            <draw:equation draw:name="f27" draw:formula="?f9 / ?f7"/>
            <draw:equation draw:name="f28" draw:formula="?f10 / ?f6"/>
            <draw:equation draw:name="f29" draw:formula="?f11 / ?f7"/>
            <draw:equation draw:name="f30" draw:formula="?f12 / ?f6"/>
            <draw:equation draw:name="f31" draw:formula="?f13 / ?f7"/>
            <draw:equation draw:name="f32" draw:formula="?f14 / ?f6"/>
            <draw:equation draw:name="f33" draw:formula="?f15 / ?f6"/>
            <draw:equation draw:name="f34" draw:formula="?f16 / ?f6"/>
            <draw:equation draw:name="f35" draw:formula="?f17 / ?f7"/>
            <draw:equation draw:name="f36" draw:formula="?f18 / ?f6"/>
            <draw:equation draw:name="f37" draw:formula="?f19 / ?f7"/>
            <draw:equation draw:name="f38" draw:formula="?f20 / ?f7"/>
            <draw:equation draw:name="f39" draw:formula="?f21 / ?f6"/>
            <draw:equation draw:name="f40" draw:formula="?f22 / ?f7"/>
            <draw:equation draw:name="f41" draw:formula="?f23 / ?f6"/>
            <draw:equation draw:name="f42" draw:formula="?f24 / ?f7"/>
            <draw:equation draw:name="f43" draw:formula="?f25 / ?f7"/>
            <draw:equation draw:name="f44" draw:formula="?f0 / ?f6"/>
            <draw:equation draw:name="f45" draw:formula="?f1 / ?f6"/>
            <draw:equation draw:name="f46" draw:formula="?f2 / ?f7"/>
            <draw:equation draw:name="f47" draw:formula="?f3 / ?f7"/>
          </draw:enhanced-geometry>
        </draw:custom-shape>
        <draw:connector draw:type="line" svg:x1="12.82222in" svg:y1="1.45622in" svg:x2="12.82222in" svg:y2="3.2035in" draw:id="id109" draw:style-name="a630" draw:name="Straight Connector 17">
          <svg:title/>
          <svg:desc/>
        </draw:connector>
        <draw:custom-shape svg:x="12.03582in" svg:y="4.49703in" svg:width="1.29752in" svg:height="1.9375in" draw:id="id110" draw:style-name="a633" draw:name="Freeform: Shape 19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1186451 1771650" draw:enhanced-path="M 61913 0 L 1186451 0 1186451 123825 123825 123825 123825 1647825 1186451 1647825 1186451 1771650 61913 1771650 C 27719 1771650 0 1743932 0 1709738 L 0 61913 C 0 27719 27719 0 61913 0 Z N" draw:text-areas="?f28 ?f30 ?f29 ?f31" draw:glue-points="?f18 ?f19 ?f20 ?f19 ?f20 ?f21 ?f22 ?f21 ?f22 ?f23 ?f20 ?f23 ?f20 ?f24 ?f18 ?f24 ?f25 ?f26 ?f25 ?f27 ?f18 ?f19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6451"/>
            <draw:equation draw:name="f7" draw:formula="?f4 / 1771650"/>
            <draw:equation draw:name="f8" draw:formula="61913 * ?f5 / 1186451"/>
            <draw:equation draw:name="f9" draw:formula="0 * ?f4 / 1771650"/>
            <draw:equation draw:name="f10" draw:formula="1186451 * ?f5 / 1186451"/>
            <draw:equation draw:name="f11" draw:formula="123825 * ?f4 / 1771650"/>
            <draw:equation draw:name="f12" draw:formula="123825 * ?f5 / 1186451"/>
            <draw:equation draw:name="f13" draw:formula="1647825 * ?f4 / 1771650"/>
            <draw:equation draw:name="f14" draw:formula="1771650 * ?f4 / 1771650"/>
            <draw:equation draw:name="f15" draw:formula="0 * ?f5 / 1186451"/>
            <draw:equation draw:name="f16" draw:formula="1709738 * ?f4 / 1771650"/>
            <draw:equation draw:name="f17" draw:formula="61913 * ?f4 / 17716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width="4.4657in" svg:height="4.4657in" draw:id="id111" draw:style-name="a637" draw:transform="translate(-2.23285in -2.23285in) rotate(-6.10659) translate(8.88961in 6.76601in)" draw:name="Arc 21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7.45988in" svg:y="5.42724in" svg:width="2.8908in" svg:height="2.07276in" draw:id="id112" draw:style-name="a640" draw:name="Freeform: Shape 23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643352 1895331" draw:enhanced-path="M 1321676 0 C 2051617 0 2643352 591735 2643352 1321676 2643352 1504161 2606369 1678009 2539488 1836132 L 2510970 1895331 132382 1895331 103864 1836132 C 36984 1678009 0 1504161 0 1321676 0 591735 591735 0 1321676 0 Z N" draw:text-areas="?f30 ?f32 ?f31 ?f33" draw:glue-points="?f19 ?f20 ?f21 ?f22 ?f23 ?f24 ?f25 ?f26 ?f27 ?f26 ?f28 ?f24 ?f29 ?f22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3352"/>
            <draw:equation draw:name="f7" draw:formula="?f4 / 1895331"/>
            <draw:equation draw:name="f8" draw:formula="1321676 * ?f5 / 2643352"/>
            <draw:equation draw:name="f9" draw:formula="0 * ?f4 / 1895331"/>
            <draw:equation draw:name="f10" draw:formula="2643352 * ?f5 / 2643352"/>
            <draw:equation draw:name="f11" draw:formula="1321676 * ?f4 / 1895331"/>
            <draw:equation draw:name="f12" draw:formula="2539488 * ?f5 / 2643352"/>
            <draw:equation draw:name="f13" draw:formula="1836132 * ?f4 / 1895331"/>
            <draw:equation draw:name="f14" draw:formula="2510970 * ?f5 / 2643352"/>
            <draw:equation draw:name="f15" draw:formula="1895331 * ?f4 / 1895331"/>
            <draw:equation draw:name="f16" draw:formula="132382 * ?f5 / 2643352"/>
            <draw:equation draw:name="f17" draw:formula="103864 * ?f5 / 2643352"/>
            <draw:equation draw:name="f18" draw:formula="0 * ?f5 / 2643352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6"/>
            <draw:equation draw:name="f29" draw:formula="?f18 / ?f6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</draw:page>
      <draw:page draw:name="Slide33" draw:style-name="a641" draw:master-page-name="Master1-Layout2-obj-Tytuł-i-zawartość" presentation:presentation-page-layout-name="Master1-PPL2" draw:id="Slide-288">
        <draw:frame draw:id="id113" presentation:style-name="a645" draw:name="Tytuł 1" svg:x="0.91667in" svg:y="0.39931in" svg:width="11.5in" svg:height="1.44965in" presentation:class="title" presentation:placeholder="false">
          <draw:text-box>
            <text:p text:style-name="a644" text:class-names="" text:cond-style-name=""><text:span text:style-name="a642" text:class-names="">Ćwiczenie 3<text:line-break/></text:span><text:span text:style-name="a643" text:class-names="">Wypisanie podwojonych liczb od 1 do 5</text:span></text:p>
          </draw:text-box>
          <svg:title/>
          <svg:desc/>
        </draw:frame>
        <draw:frame draw:id="id114" presentation:style-name="a662" draw:name="Symbol zastępczy zawartości 2" svg:x="0.91667in" svg:y="1.99653in" svg:width="11.5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46" text:class-names="">Zadanie: wypisać liczby<text:s text:c="1"/></text:span><text:span text:style-name="a647" text:class-names="">2</text:span><text:span text:style-name="a648" text:class-names="">,<text:s text:c="1"/></text:span><text:span text:style-name="a649" text:class-names="">4</text:span><text:span text:style-name="a650" text:class-names="">,<text:s text:c="1"/></text:span><text:span text:style-name="a651" text:class-names="">6</text:span><text:span text:style-name="a652" text:class-names="">,<text:s text:c="1"/></text:span><text:span text:style-name="a653" text:class-names="">8</text:span><text:span text:style-name="a654" text:class-names="">,<text:s text:c="1"/></text:span><text:span text:style-name="a655" text:class-names="">10</text:span></text:p>
              </text:list-item>
            </text:list>
            <text:list text:style-name="a661">
              <text:list-item>
                <text:p text:style-name="a660" text:class-names="" text:cond-style-name=""><text:span text:style-name="a658" text:class-names="">Należy wykorzystać tylko jedną instrukcję<text:s text:c="1"/></text:span><text:span text:style-name="a659" text:class-names="">wydrukuj</text:span></text:p>
              </text:list-item>
            </text:list>
          </draw:text-box>
          <svg:title/>
          <svg:desc/>
        </draw:frame>
      </draw:page>
      <draw:page draw:name="Slide45" draw:style-name="a663" draw:master-page-name="Master1-Layout2-obj-Tytuł-i-zawartość" presentation:presentation-page-layout-name="Master1-PPL2" draw:id="Slide-300">
        <draw:custom-shape svg:x="0.00333in" svg:y="0in" svg:width="13.33in" svg:height="7.5in" draw:id="id115" draw:style-name="a666" draw:name="Rectangle 7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670" draw:name="Tytuł 1" svg:x="0.91667in" svg:y="0.39931in" svg:width="6.67735in" svg:height="1.44965in" presentation:class="title" presentation:placeholder="false">
          <draw:text-box>
            <text:p text:style-name="a669" text:class-names="" text:cond-style-name=""><text:span text:style-name="a667" text:class-names="">Ćwiczenie 3<text:line-break/></text:span><text:span text:style-name="a668" text:class-names="">Wypisanie podwojonych liczb od 1 do 5</text:span></text:p>
          </draw:text-box>
          <svg:title/>
          <svg:desc/>
        </draw:frame>
        <draw:custom-shape svg:x="11.16436in" svg:y="0in" svg:width="1.24132in" svg:height="0.52274in" draw:id="id117" draw:style-name="a673" draw:name="Freeform: Shape 9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1135066 477997" draw:enhanced-path="M 0 0 L 1135066 0 1133370 16827 C 1079514 280016 846644 477997 567533 477997 288422 477997 55552 280016 1696 16827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5066"/>
            <draw:equation draw:name="f7" draw:formula="?f4 / 477997"/>
            <draw:equation draw:name="f8" draw:formula="0 * ?f5 / 1135066"/>
            <draw:equation draw:name="f9" draw:formula="0 * ?f4 / 477997"/>
            <draw:equation draw:name="f10" draw:formula="1135066 * ?f5 / 1135066"/>
            <draw:equation draw:name="f11" draw:formula="1133370 * ?f5 / 1135066"/>
            <draw:equation draw:name="f12" draw:formula="16827 * ?f4 / 477997"/>
            <draw:equation draw:name="f13" draw:formula="567533 * ?f5 / 1135066"/>
            <draw:equation draw:name="f14" draw:formula="477997 * ?f4 / 477997"/>
            <draw:equation draw:name="f15" draw:formula="1696 * ?f5 / 113506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118" presentation:style-name="a685" draw:name="Symbol zastępczy zawartości 2" svg:x="0.91667in" svg:y="1.99653in" svg:width="6.0788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4" text:class-names="">Dla<text:s text:c="1"/></text:span><text:span text:style-name="a675" text:class-names="">i := 1</text:span><text:span text:style-name="a676" text:class-names=""><text:s text:c="1"/>do<text:s text:c="1"/></text:span><text:span text:style-name="a677" text:class-names="">5</text:span><text:span text:style-name="a678" text:class-names=""><text:s text:c="1"/>wykonuj:</text:span></text:p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1" text:class-names="">Wydrukuj<text:s text:c="1"/></text:span><text:span text:style-name="a682" text:class-names="">2*i</text:span></text:p>
                  </text:list-item>
                </text:list>
              </text:list-item>
            </text:list>
          </draw:text-box>
          <svg:title/>
          <svg:desc/>
        </draw:frame>
        <draw:custom-shape svg:x="7.45988in" svg:y="2.87017in" svg:width="0.88848in" svg:height="0.88848in" draw:id="id119" draw:style-name="a688" draw:name="Oval 11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2.61111in" svg:height="2.61111in" draw:id="id120" draw:style-name="a691" draw:transform="translate(-1.30556in -1.30556in) rotate(-4.71239) translate(11.05229in 2.63816in)" draw:name="Block Arc 13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180, -180, -180" draw:modifiers="90 27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min(?f10, ?f7)"/>
            <draw:equation draw:name="f14" draw:formula="5419351 / 1725033"/>
            <draw:equation draw:name="f15" draw:formula="180"/>
            <draw:equation draw:name="f16" draw:formula="?f121"/>
            <draw:equation draw:name="f17" draw:formula="?f125"/>
            <draw:equation draw:name="f18" draw:formula="$2"/>
            <draw:equation draw:name="f19" draw:formula="?f17 - ?f16"/>
            <draw:equation draw:name="f20" draw:formula="?f19 + 21600000"/>
            <draw:equation draw:name="f21" draw:formula="if(?f19, ?f19, ?f20)"/>
            <draw:equation draw:name="f22" draw:formula="0 - ?f21"/>
            <draw:equation draw:name="f23" draw:formula="?f16 + ?f2"/>
            <draw:equation draw:name="f24" draw:formula="?f23 * ?f14 / ?f1"/>
            <draw:equation draw:name="f25" draw:formula="0 - ?f24"/>
            <draw:equation draw:name="f26" draw:formula="cos(?f25)"/>
            <draw:equation draw:name="f27" draw:formula="0 - ?f26"/>
            <draw:equation draw:name="f28" draw:formula="?f27 * ?f11"/>
            <draw:equation draw:name="f29" draw:formula="sin(?f25)"/>
            <draw:equation draw:name="f30" draw:formula="0 - ?f29"/>
            <draw:equation draw:name="f31" draw:formula="?f30 * ?f8"/>
            <draw:equation draw:name="f32" draw:formula="?f17 + ?f2"/>
            <draw:equation draw:name="f33" draw:formula="?f32 * ?f14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0 - ?f31"/>
            <draw:equation draw:name="f42" draw:formula="0 - ?f28"/>
            <draw:equation draw:name="f43" draw:formula="atan2(?f41, ?f42)"/>
            <draw:equation draw:name="f44" draw:formula="-1 * sin(?f43)"/>
            <draw:equation draw:name="f45" draw:formula="?f44 * ?f11"/>
            <draw:equation draw:name="f46" draw:formula="-1 * cos(?f43)"/>
            <draw:equation draw:name="f47" draw:formula="?f46 * ?f8"/>
            <draw:equation draw:name="f48" draw:formula="0 - ?f40"/>
            <draw:equation draw:name="f49" draw:formula="0 - ?f37"/>
            <draw:equation draw:name="f50" draw:formula="atan2(?f48, ?f49)"/>
            <draw:equation draw:name="f51" draw:formula="-1 * sin(?f50)"/>
            <draw:equation draw:name="f52" draw:formula="?f51 * ?f11"/>
            <draw:equation draw:name="f53" draw:formula="-1 * cos(?f50)"/>
            <draw:equation draw:name="f54" draw:formula="?f53 * ?f8"/>
            <draw:equation draw:name="f55" draw:formula="?f12 + ?f45"/>
            <draw:equation draw:name="f56" draw:formula="?f9 + ?f47"/>
            <draw:equation draw:name="f57" draw:formula="?f12 + ?f52"/>
            <draw:equation draw:name="f58" draw:formula="?f9 + ?f54"/>
            <draw:equation draw:name="f59" draw:formula="?f13 * ?f18 / 100000"/>
            <draw:equation draw:name="f60" draw:formula="?f11 - ?f59"/>
            <draw:equation draw:name="f61" draw:formula="?f8 - ?f59"/>
            <draw:equation draw:name="f62" draw:formula="?f36 * ?f60"/>
            <draw:equation draw:name="f63" draw:formula="?f39 * ?f61"/>
            <draw:equation draw:name="f64" draw:formula="?f27 * ?f60"/>
            <draw:equation draw:name="f65" draw:formula="?f30 * ?f61"/>
            <draw:equation draw:name="f66" draw:formula="0 - ?f63"/>
            <draw:equation draw:name="f67" draw:formula="0 - ?f62"/>
            <draw:equation draw:name="f68" draw:formula="atan2(?f66, ?f67)"/>
            <draw:equation draw:name="f69" draw:formula="-1 * sin(?f68)"/>
            <draw:equation draw:name="f70" draw:formula="?f69 * ?f60"/>
            <draw:equation draw:name="f71" draw:formula="-1 * cos(?f68)"/>
            <draw:equation draw:name="f72" draw:formula="?f71 * ?f61"/>
            <draw:equation draw:name="f73" draw:formula="0 - ?f65"/>
            <draw:equation draw:name="f74" draw:formula="0 - ?f64"/>
            <draw:equation draw:name="f75" draw:formula="atan2(?f73, ?f74)"/>
            <draw:equation draw:name="f76" draw:formula="-1 * sin(?f75)"/>
            <draw:equation draw:name="f77" draw:formula="?f76 * ?f60"/>
            <draw:equation draw:name="f78" draw:formula="-1 * cos(?f75)"/>
            <draw:equation draw:name="f79" draw:formula="?f78 * ?f61"/>
            <draw:equation draw:name="f80" draw:formula="?f12 + ?f70"/>
            <draw:equation draw:name="f81" draw:formula="?f9 + ?f72"/>
            <draw:equation draw:name="f82" draw:formula="?f12 + ?f77"/>
            <draw:equation draw:name="f83" draw:formula="?f9 + ?f79"/>
            <draw:equation draw:name="f84" draw:formula="21600000 - ?f16"/>
            <draw:equation draw:name="f85" draw:formula="?f21 - ?f84"/>
            <draw:equation draw:name="f86" draw:formula="max(?f55, ?f80)"/>
            <draw:equation draw:name="f87" draw:formula="max(?f57, ?f82)"/>
            <draw:equation draw:name="f88" draw:formula="max(?f86, ?f87)"/>
            <draw:equation draw:name="f89" draw:formula="if(?f85, ?f4, ?f88)"/>
            <draw:equation draw:name="f90" draw:formula="?f2 - ?f16"/>
            <draw:equation draw:name="f91" draw:formula="27000000 - ?f16"/>
            <draw:equation draw:name="f92" draw:formula="if(?f90, ?f90, ?f91)"/>
            <draw:equation draw:name="f93" draw:formula="?f21 - ?f92"/>
            <draw:equation draw:name="f94" draw:formula="max(?f56, ?f81)"/>
            <draw:equation draw:name="f95" draw:formula="max(?f58, ?f83)"/>
            <draw:equation draw:name="f96" draw:formula="max(?f94, ?f95)"/>
            <draw:equation draw:name="f97" draw:formula="if(?f93, ?f6, ?f96)"/>
            <draw:equation draw:name="f98" draw:formula="?f1 - ?f16"/>
            <draw:equation draw:name="f99" draw:formula="32400000 - ?f16"/>
            <draw:equation draw:name="f100" draw:formula="if(?f98, ?f98, ?f99)"/>
            <draw:equation draw:name="f101" draw:formula="?f21 - ?f100"/>
            <draw:equation draw:name="f102" draw:formula="min(?f55, ?f80)"/>
            <draw:equation draw:name="f103" draw:formula="min(?f57, ?f82)"/>
            <draw:equation draw:name="f104" draw:formula="min(?f102, ?f103)"/>
            <draw:equation draw:name="f105" draw:formula="if(?f101, ?f3, ?f104)"/>
            <draw:equation draw:name="f106" draw:formula="?f0 - ?f16"/>
            <draw:equation draw:name="f107" draw:formula="37800000 - ?f16"/>
            <draw:equation draw:name="f108" draw:formula="if(?f106, ?f106, ?f107)"/>
            <draw:equation draw:name="f109" draw:formula="?f21 - ?f108"/>
            <draw:equation draw:name="f110" draw:formula="min(?f56, ?f81)"/>
            <draw:equation draw:name="f111" draw:formula="min(?f58, ?f83)"/>
            <draw:equation draw:name="f112" draw:formula="min(?f110, ?f111)"/>
            <draw:equation draw:name="f113" draw:formula="if(?f109, ?f5, ?f112)"/>
            <draw:equation draw:name="f114" draw:formula="(?f55 + ?f82) / 2"/>
            <draw:equation draw:name="f115" draw:formula="(?f56 + ?f83) / 2"/>
            <draw:equation draw:name="f116" draw:formula="(?f57 + ?f80) / 2"/>
            <draw:equation draw:name="f117" draw:formula="(?f58 + ?f81) / 2"/>
            <draw:equation draw:name="f118" draw:formula="0 - $0"/>
            <draw:equation draw:name="f119" draw:formula="?f118 * ?f1 / ?f15"/>
            <draw:equation draw:name="f120" draw:formula="?f119 - ?f2"/>
            <draw:equation draw:name="f121" draw:formula="0 - ?f120"/>
            <draw:equation draw:name="f122" draw:formula="0 - $1"/>
            <draw:equation draw:name="f123" draw:formula="?f122 * ?f1 / ?f15"/>
            <draw:equation draw:name="f124" draw:formula="?f123 - ?f2"/>
            <draw:equation draw:name="f125" draw:formula="0 - ?f124"/>
            <draw:equation draw:name="f126" draw:formula="?f55 - 10800"/>
            <draw:equation draw:name="f127" draw:formula="?f56 - 10800"/>
            <draw:equation draw:name="f128" draw:formula="sqrt(?f126 * ?f126 + ?f127 * ?f127 + 0 * 0)"/>
            <draw:equation draw:name="f129" draw:formula="atan2(?f126, ?f127)"/>
            <draw:equation draw:name="f130" draw:formula="?f129 + ?f2"/>
            <draw:equation draw:name="f131" draw:formula="?f130 * ?f15 / ?f1"/>
            <draw:equation draw:name="f132" draw:formula="0 - ?f131"/>
            <draw:equation draw:name="f133" draw:formula="?f80 - 10800"/>
            <draw:equation draw:name="f134" draw:formula="?f81 - 10800"/>
            <draw:equation draw:name="f135" draw:formula="sqrt(?f133 * ?f133 + ?f134 * ?f134 + 0 * 0)"/>
            <draw:equation draw:name="f136" draw:formula="atan2(?f133, ?f134)"/>
            <draw:equation draw:name="f137" draw:formula="?f136 + ?f2"/>
            <draw:equation draw:name="f138" draw:formula="?f137 * ?f15 / ?f1"/>
            <draw:equation draw:name="f139" draw:formula="0 - ?f138"/>
            <draw:equation draw:name="f140" draw:formula="21550000 - ?f21"/>
            <draw:equation draw:name="f141" draw:formula="if(?f140, ?f21, 21550000)"/>
            <draw:equation draw:name="f142" draw:formula="-21550000 - ?f141"/>
            <draw:equation draw:name="f143" draw:formula="if(?f142, -21550000, ?f141)"/>
            <draw:equation draw:name="f144" draw:formula="?f16 + ?f143"/>
            <draw:equation draw:name="f145" draw:formula="sqrt(?f28 * ?f28 + ?f31 * ?f31 + 0 * 0)"/>
            <draw:equation draw:name="f146" draw:formula="?f11 * ?f8 / ?f145"/>
            <draw:equation draw:name="f147" draw:formula="?f30 * ?f146"/>
            <draw:equation draw:name="f148" draw:formula="?f55 - ?f147"/>
            <draw:equation draw:name="f149" draw:formula="?f27 * ?f146"/>
            <draw:equation draw:name="f150" draw:formula="?f56 - ?f149"/>
            <draw:equation draw:name="f151" draw:formula="?f148 - ?f11"/>
            <draw:equation draw:name="f152" draw:formula="?f150 - ?f8"/>
            <draw:equation draw:name="f153" draw:formula="?f148 + ?f11"/>
            <draw:equation draw:name="f154" draw:formula="?f150 + ?f8"/>
            <draw:equation draw:name="f155" draw:formula="?f144 + ?f2"/>
            <draw:equation draw:name="f156" draw:formula="?f155 * ?f14 / ?f1"/>
            <draw:equation draw:name="f157" draw:formula="0 - ?f156"/>
            <draw:equation draw:name="f158" draw:formula="cos(?f157)"/>
            <draw:equation draw:name="f159" draw:formula="0 - ?f158"/>
            <draw:equation draw:name="f160" draw:formula="?f159 * ?f11"/>
            <draw:equation draw:name="f161" draw:formula="sin(?f157)"/>
            <draw:equation draw:name="f162" draw:formula="0 - ?f161"/>
            <draw:equation draw:name="f163" draw:formula="?f162 * ?f8"/>
            <draw:equation draw:name="f164" draw:formula="sqrt(?f160 * ?f160 + ?f163 * ?f163 + 0 * 0)"/>
            <draw:equation draw:name="f165" draw:formula="?f11 * ?f8 / ?f164"/>
            <draw:equation draw:name="f166" draw:formula="?f162 * ?f165"/>
            <draw:equation draw:name="f167" draw:formula="?f148 + ?f166"/>
            <draw:equation draw:name="f168" draw:formula="?f159 * ?f165"/>
            <draw:equation draw:name="f169" draw:formula="?f150 + ?f168"/>
            <draw:equation draw:name="f170" draw:formula="if(?f143, ?f55, ?f151)"/>
            <draw:equation draw:name="f171" draw:formula="if(?f143, ?f56, ?f152)"/>
            <draw:equation draw:name="f172" draw:formula="if(?f143, ?f55, ?f153)"/>
            <draw:equation draw:name="f173" draw:formula="if(?f143, ?f56, ?f154)"/>
            <draw:equation draw:name="f174" draw:formula="if(?f143, ?f151, ?f167)"/>
            <draw:equation draw:name="f175" draw:formula="if(?f143, ?f152, ?f169)"/>
            <draw:equation draw:name="f176" draw:formula="if(?f143, ?f153, ?f167)"/>
            <draw:equation draw:name="f177" draw:formula="if(?f143, ?f154, ?f169)"/>
            <draw:equation draw:name="f178" draw:formula="21550000 - ?f22"/>
            <draw:equation draw:name="f179" draw:formula="if(?f178, ?f22, 21550000)"/>
            <draw:equation draw:name="f180" draw:formula="-21550000 - ?f179"/>
            <draw:equation draw:name="f181" draw:formula="if(?f180, -21550000, ?f179)"/>
            <draw:equation draw:name="f182" draw:formula="?f17 + ?f181"/>
            <draw:equation draw:name="f183" draw:formula="sqrt(?f62 * ?f62 + ?f63 * ?f63 + 0 * 0)"/>
            <draw:equation draw:name="f184" draw:formula="?f60 * ?f61 / ?f183"/>
            <draw:equation draw:name="f185" draw:formula="?f39 * ?f184"/>
            <draw:equation draw:name="f186" draw:formula="?f80 - ?f185"/>
            <draw:equation draw:name="f187" draw:formula="?f36 * ?f184"/>
            <draw:equation draw:name="f188" draw:formula="?f81 - ?f187"/>
            <draw:equation draw:name="f189" draw:formula="?f186 - ?f60"/>
            <draw:equation draw:name="f190" draw:formula="?f188 - ?f61"/>
            <draw:equation draw:name="f191" draw:formula="?f186 + ?f60"/>
            <draw:equation draw:name="f192" draw:formula="?f188 + ?f61"/>
            <draw:equation draw:name="f193" draw:formula="?f182 + ?f2"/>
            <draw:equation draw:name="f194" draw:formula="?f193 * ?f14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0"/>
            <draw:equation draw:name="f199" draw:formula="sin(?f195)"/>
            <draw:equation draw:name="f200" draw:formula="0 - ?f199"/>
            <draw:equation draw:name="f201" draw:formula="?f200 * ?f61"/>
            <draw:equation draw:name="f202" draw:formula="sqrt(?f198 * ?f198 + ?f201 * ?f201 + 0 * 0)"/>
            <draw:equation draw:name="f203" draw:formula="?f60 * ?f61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81, ?f80, ?f189)"/>
            <draw:equation draw:name="f209" draw:formula="if(?f181, ?f81, ?f190)"/>
            <draw:equation draw:name="f210" draw:formula="if(?f181, ?f80, ?f191)"/>
            <draw:equation draw:name="f211" draw:formula="if(?f181, ?f81, ?f192)"/>
            <draw:equation draw:name="f212" draw:formula="if(?f181, ?f189, ?f205)"/>
            <draw:equation draw:name="f213" draw:formula="if(?f181, ?f190, ?f207)"/>
            <draw:equation draw:name="f214" draw:formula="if(?f181, ?f191, ?f205)"/>
            <draw:equation draw:name="f215" draw:formula="if(?f181, ?f192, ?f207)"/>
          </draw:enhanced-geometry>
        </draw:custom-shape>
        <draw:custom-shape svg:x="7.45988in" svg:y="0in" svg:width="2.53199in" svg:height="1.69619in" draw:id="id121" draw:style-name="a694" draw:name="Freeform: Shape 15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type="non-primitive" svg:viewBox="0 0 2315251 1550992" draw:enhanced-path="M 0 0 L 138700 0 138700 1361400 2107387 222673 1722420 0 1999436 0 2280549 162605 C 2313720 181745 2325104 224155 2305953 257336 2299872 267889 2291101 276648 2280549 282740 L 104026 1541710 C 93484 1547802 81523 1551003 69351 1550992 31049 1550992 0 1519944 0 1481643 Z N" draw:text-areas="?f44 ?f46 ?f45 ?f47" draw:glue-points="?f26 ?f27 ?f28 ?f27 ?f28 ?f29 ?f30 ?f31 ?f32 ?f27 ?f33 ?f27 ?f34 ?f35 ?f36 ?f37 ?f34 ?f38 ?f39 ?f40 ?f41 ?f42 ?f26 ?f43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15251"/>
            <draw:equation draw:name="f7" draw:formula="?f4 / 1550992"/>
            <draw:equation draw:name="f8" draw:formula="0 * ?f5 / 2315251"/>
            <draw:equation draw:name="f9" draw:formula="0 * ?f4 / 1550992"/>
            <draw:equation draw:name="f10" draw:formula="138700 * ?f5 / 2315251"/>
            <draw:equation draw:name="f11" draw:formula="1361400 * ?f4 / 1550992"/>
            <draw:equation draw:name="f12" draw:formula="2107387 * ?f5 / 2315251"/>
            <draw:equation draw:name="f13" draw:formula="222673 * ?f4 / 1550992"/>
            <draw:equation draw:name="f14" draw:formula="1722420 * ?f5 / 2315251"/>
            <draw:equation draw:name="f15" draw:formula="1999436 * ?f5 / 2315251"/>
            <draw:equation draw:name="f16" draw:formula="2280549 * ?f5 / 2315251"/>
            <draw:equation draw:name="f17" draw:formula="162605 * ?f4 / 1550992"/>
            <draw:equation draw:name="f18" draw:formula="2305953 * ?f5 / 2315251"/>
            <draw:equation draw:name="f19" draw:formula="257336 * ?f4 / 1550992"/>
            <draw:equation draw:name="f20" draw:formula="282740 * ?f4 / 1550992"/>
            <draw:equation draw:name="f21" draw:formula="104026 * ?f5 / 2315251"/>
            <draw:equation draw:name="f22" draw:formula="1541710 * ?f4 / 1550992"/>
            <draw:equation draw:name="f23" draw:formula="69351 * ?f5 / 2315251"/>
            <draw:equation draw:name="f24" draw:formula="1550992 * ?f4 / 1550992"/>
            <draw:equation draw:name="f25" draw:formula="1481643 * ?f4 / 1550992"/>
            <draw:equation draw:name="f26" draw:formula="?f8 / ?f6"/>
            <draw:equation draw:name="f27" draw:formula="?f9 / ?f7"/>
            <draw:equation draw:name="f28" draw:formula="?f10 / ?f6"/>
            <draw:equation draw:name="f29" draw:formula="?f11 / ?f7"/>
            <draw:equation draw:name="f30" draw:formula="?f12 / ?f6"/>
            <draw:equation draw:name="f31" draw:formula="?f13 / ?f7"/>
            <draw:equation draw:name="f32" draw:formula="?f14 / ?f6"/>
            <draw:equation draw:name="f33" draw:formula="?f15 / ?f6"/>
            <draw:equation draw:name="f34" draw:formula="?f16 / ?f6"/>
            <draw:equation draw:name="f35" draw:formula="?f17 / ?f7"/>
            <draw:equation draw:name="f36" draw:formula="?f18 / ?f6"/>
            <draw:equation draw:name="f37" draw:formula="?f19 / ?f7"/>
            <draw:equation draw:name="f38" draw:formula="?f20 / ?f7"/>
            <draw:equation draw:name="f39" draw:formula="?f21 / ?f6"/>
            <draw:equation draw:name="f40" draw:formula="?f22 / ?f7"/>
            <draw:equation draw:name="f41" draw:formula="?f23 / ?f6"/>
            <draw:equation draw:name="f42" draw:formula="?f24 / ?f7"/>
            <draw:equation draw:name="f43" draw:formula="?f25 / ?f7"/>
            <draw:equation draw:name="f44" draw:formula="?f0 / ?f6"/>
            <draw:equation draw:name="f45" draw:formula="?f1 / ?f6"/>
            <draw:equation draw:name="f46" draw:formula="?f2 / ?f7"/>
            <draw:equation draw:name="f47" draw:formula="?f3 / ?f7"/>
          </draw:enhanced-geometry>
        </draw:custom-shape>
        <draw:connector draw:type="line" svg:x1="12.82222in" svg:y1="1.45622in" svg:x2="12.82222in" svg:y2="3.2035in" draw:id="id122" draw:style-name="a696" draw:name="Straight Connector 17">
          <svg:title/>
          <svg:desc/>
        </draw:connector>
        <draw:custom-shape svg:x="12.03582in" svg:y="4.49703in" svg:width="1.29752in" svg:height="1.9375in" draw:id="id123" draw:style-name="a699" draw:name="Freeform: Shape 19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1186451 1771650" draw:enhanced-path="M 61913 0 L 1186451 0 1186451 123825 123825 123825 123825 1647825 1186451 1647825 1186451 1771650 61913 1771650 C 27719 1771650 0 1743932 0 1709738 L 0 61913 C 0 27719 27719 0 61913 0 Z N" draw:text-areas="?f28 ?f30 ?f29 ?f31" draw:glue-points="?f18 ?f19 ?f20 ?f19 ?f20 ?f21 ?f22 ?f21 ?f22 ?f23 ?f20 ?f23 ?f20 ?f24 ?f18 ?f24 ?f25 ?f26 ?f25 ?f27 ?f18 ?f19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6451"/>
            <draw:equation draw:name="f7" draw:formula="?f4 / 1771650"/>
            <draw:equation draw:name="f8" draw:formula="61913 * ?f5 / 1186451"/>
            <draw:equation draw:name="f9" draw:formula="0 * ?f4 / 1771650"/>
            <draw:equation draw:name="f10" draw:formula="1186451 * ?f5 / 1186451"/>
            <draw:equation draw:name="f11" draw:formula="123825 * ?f4 / 1771650"/>
            <draw:equation draw:name="f12" draw:formula="123825 * ?f5 / 1186451"/>
            <draw:equation draw:name="f13" draw:formula="1647825 * ?f4 / 1771650"/>
            <draw:equation draw:name="f14" draw:formula="1771650 * ?f4 / 1771650"/>
            <draw:equation draw:name="f15" draw:formula="0 * ?f5 / 1186451"/>
            <draw:equation draw:name="f16" draw:formula="1709738 * ?f4 / 1771650"/>
            <draw:equation draw:name="f17" draw:formula="61913 * ?f4 / 17716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width="4.4657in" svg:height="4.4657in" draw:id="id124" draw:style-name="a703" draw:transform="translate(-2.23285in -2.23285in) rotate(-6.10659) translate(8.88961in 6.76601in)" draw:name="Arc 21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7.45988in" svg:y="5.42724in" svg:width="2.8908in" svg:height="2.07276in" draw:id="id125" draw:style-name="a706" draw:name="Freeform: Shape 23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2643352 1895331" draw:enhanced-path="M 1321676 0 C 2051617 0 2643352 591735 2643352 1321676 2643352 1504161 2606369 1678009 2539488 1836132 L 2510970 1895331 132382 1895331 103864 1836132 C 36984 1678009 0 1504161 0 1321676 0 591735 591735 0 1321676 0 Z N" draw:text-areas="?f30 ?f32 ?f31 ?f33" draw:glue-points="?f19 ?f20 ?f21 ?f22 ?f23 ?f24 ?f25 ?f26 ?f27 ?f26 ?f28 ?f24 ?f29 ?f22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3352"/>
            <draw:equation draw:name="f7" draw:formula="?f4 / 1895331"/>
            <draw:equation draw:name="f8" draw:formula="1321676 * ?f5 / 2643352"/>
            <draw:equation draw:name="f9" draw:formula="0 * ?f4 / 1895331"/>
            <draw:equation draw:name="f10" draw:formula="2643352 * ?f5 / 2643352"/>
            <draw:equation draw:name="f11" draw:formula="1321676 * ?f4 / 1895331"/>
            <draw:equation draw:name="f12" draw:formula="2539488 * ?f5 / 2643352"/>
            <draw:equation draw:name="f13" draw:formula="1836132 * ?f4 / 1895331"/>
            <draw:equation draw:name="f14" draw:formula="2510970 * ?f5 / 2643352"/>
            <draw:equation draw:name="f15" draw:formula="1895331 * ?f4 / 1895331"/>
            <draw:equation draw:name="f16" draw:formula="132382 * ?f5 / 2643352"/>
            <draw:equation draw:name="f17" draw:formula="103864 * ?f5 / 2643352"/>
            <draw:equation draw:name="f18" draw:formula="0 * ?f5 / 2643352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6"/>
            <draw:equation draw:name="f29" draw:formula="?f18 / ?f6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</draw:page>
      <draw:page draw:name="Slide34" draw:style-name="a707" draw:master-page-name="Master1-Layout2-obj-Tytuł-i-zawartość" presentation:presentation-page-layout-name="Master1-PPL2" draw:id="Slide-289">
        <draw:frame draw:id="id126" presentation:style-name="a711" draw:name="Tytuł 1" svg:x="0.91667in" svg:y="0.39931in" svg:width="11.5in" svg:height="1.44965in" presentation:class="title" presentation:placeholder="false">
          <draw:text-box>
            <text:p text:style-name="a710" text:class-names="" text:cond-style-name=""><text:span text:style-name="a708" text:class-names="">Ćwiczenie 4<text:line-break/></text:span><text:span text:style-name="a709" text:class-names="">Suma dwóch zmiennych</text:span></text:p>
          </draw:text-box>
          <svg:title/>
          <svg:desc/>
        </draw:frame>
        <draw:frame draw:id="id127" presentation:style-name="a741" draw:name="Symbol zastępczy zawartości 2" svg:x="0.91667in" svg:y="1.99653in" svg:width="11.5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2" text:class-names="">Tworzymy dwie zmienne:<text:s text:c="1"/></text:span><text:span text:style-name="a713" text:class-names="">x</text:span><text:span text:style-name="a714" text:class-names=""><text:s text:c="1"/>i<text:s text:c="1"/></text:span><text:span text:style-name="a715" text:class-names="">y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Przypisujemy im wartości:</text:span></text:p>
              </text:list-item>
            </text:list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1" text:class-names="">x</text:span><text:span text:style-name="a722" text:class-names=""><text:s text:c="1"/>:=<text:s text:c="1"/></text:span><text:span text:style-name="a723" text:class-names="">10</text:span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6" text:class-names="">y</text:span><text:span text:style-name="a727" text:class-names=""><text:s text:c="1"/>:=<text:s text:c="1"/></text:span><text:span text:style-name="a728" text:class-names="">15</text:span><text:span text:style-name="a729" text:class-names=""/></text:p>
                  </text:list-item>
                </text:list>
              </text:list-item>
            </text:list>
            <text:list text:style-name="a740">
              <text:list-item>
                <text:p text:style-name="a739" text:class-names="" text:cond-style-name=""><text:span text:style-name="a732" text:class-names="">Zadanie: dodać do siebie wartości zmiennych<text:s text:c="1"/></text:span><text:span text:style-name="a733" text:class-names="">x</text:span><text:span text:style-name="a734" text:class-names=""><text:s text:c="1"/>i<text:s text:c="1"/></text:span><text:span text:style-name="a735" text:class-names="">y</text:span><text:span text:style-name="a736" text:class-names="">, a następnie wynik zapisać w zmiennej<text:s text:c="1"/></text:span><text:span text:style-name="a737" text:class-names="">x</text:span><text:span text:style-name="a738" text:class-names=""/></text:p>
              </text:list-item>
            </text:list>
          </draw:text-box>
          <svg:title/>
          <svg:desc/>
        </draw:frame>
      </draw:page>
      <draw:page draw:name="Slide46" draw:style-name="a742" draw:master-page-name="Master1-Layout2-obj-Tytuł-i-zawartość" presentation:presentation-page-layout-name="Master1-PPL2" draw:id="Slide-301">
        <draw:custom-shape svg:x="0.00333in" svg:y="0in" svg:width="13.33in" svg:height="7.5in" draw:id="id128" draw:style-name="a745" draw:name="Rectangle 7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presentation:style-name="a749" draw:name="Tytuł 1" svg:x="0.91667in" svg:y="0.39931in" svg:width="6.07884in" svg:height="1.44965in" presentation:class="title" presentation:placeholder="false">
          <draw:text-box>
            <text:p text:style-name="a748" text:class-names="" text:cond-style-name=""><text:span text:style-name="a746" text:class-names="">Ćwiczenie 4<text:line-break/></text:span><text:span text:style-name="a747" text:class-names="">Suma dwóch zmiennych</text:span></text:p>
          </draw:text-box>
          <svg:title/>
          <svg:desc/>
        </draw:frame>
        <draw:custom-shape svg:x="11.16436in" svg:y="0in" svg:width="1.24132in" svg:height="0.52274in" draw:id="id130" draw:style-name="a752" draw:name="Freeform: Shape 9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1135066 477997" draw:enhanced-path="M 0 0 L 1135066 0 1133370 16827 C 1079514 280016 846644 477997 567533 477997 288422 477997 55552 280016 1696 16827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5066"/>
            <draw:equation draw:name="f7" draw:formula="?f4 / 477997"/>
            <draw:equation draw:name="f8" draw:formula="0 * ?f5 / 1135066"/>
            <draw:equation draw:name="f9" draw:formula="0 * ?f4 / 477997"/>
            <draw:equation draw:name="f10" draw:formula="1135066 * ?f5 / 1135066"/>
            <draw:equation draw:name="f11" draw:formula="1133370 * ?f5 / 1135066"/>
            <draw:equation draw:name="f12" draw:formula="16827 * ?f4 / 477997"/>
            <draw:equation draw:name="f13" draw:formula="567533 * ?f5 / 1135066"/>
            <draw:equation draw:name="f14" draw:formula="477997 * ?f4 / 477997"/>
            <draw:equation draw:name="f15" draw:formula="1696 * ?f5 / 113506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131" presentation:style-name="a762" draw:name="Symbol zastępczy zawartości 2" svg:x="0.91667in" svg:y="1.99653in" svg:width="6.0788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x := 10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y := 15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x := x + y</text:span></text:p>
              </text:list-item>
            </text:list>
          </draw:text-box>
          <svg:title/>
          <svg:desc/>
        </draw:frame>
        <draw:custom-shape svg:x="7.45988in" svg:y="2.87017in" svg:width="0.88848in" svg:height="0.88848in" draw:id="id132" draw:style-name="a765" draw:name="Oval 1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2.61111in" svg:height="2.61111in" draw:id="id133" draw:style-name="a768" draw:transform="translate(-1.30556in -1.30556in) rotate(-4.71239) translate(11.05229in 2.63816in)" draw:name="Block Arc 13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180, -180, -180" draw:modifiers="90 27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min(?f10, ?f7)"/>
            <draw:equation draw:name="f14" draw:formula="5419351 / 1725033"/>
            <draw:equation draw:name="f15" draw:formula="180"/>
            <draw:equation draw:name="f16" draw:formula="?f121"/>
            <draw:equation draw:name="f17" draw:formula="?f125"/>
            <draw:equation draw:name="f18" draw:formula="$2"/>
            <draw:equation draw:name="f19" draw:formula="?f17 - ?f16"/>
            <draw:equation draw:name="f20" draw:formula="?f19 + 21600000"/>
            <draw:equation draw:name="f21" draw:formula="if(?f19, ?f19, ?f20)"/>
            <draw:equation draw:name="f22" draw:formula="0 - ?f21"/>
            <draw:equation draw:name="f23" draw:formula="?f16 + ?f2"/>
            <draw:equation draw:name="f24" draw:formula="?f23 * ?f14 / ?f1"/>
            <draw:equation draw:name="f25" draw:formula="0 - ?f24"/>
            <draw:equation draw:name="f26" draw:formula="cos(?f25)"/>
            <draw:equation draw:name="f27" draw:formula="0 - ?f26"/>
            <draw:equation draw:name="f28" draw:formula="?f27 * ?f11"/>
            <draw:equation draw:name="f29" draw:formula="sin(?f25)"/>
            <draw:equation draw:name="f30" draw:formula="0 - ?f29"/>
            <draw:equation draw:name="f31" draw:formula="?f30 * ?f8"/>
            <draw:equation draw:name="f32" draw:formula="?f17 + ?f2"/>
            <draw:equation draw:name="f33" draw:formula="?f32 * ?f14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0 - ?f31"/>
            <draw:equation draw:name="f42" draw:formula="0 - ?f28"/>
            <draw:equation draw:name="f43" draw:formula="atan2(?f41, ?f42)"/>
            <draw:equation draw:name="f44" draw:formula="-1 * sin(?f43)"/>
            <draw:equation draw:name="f45" draw:formula="?f44 * ?f11"/>
            <draw:equation draw:name="f46" draw:formula="-1 * cos(?f43)"/>
            <draw:equation draw:name="f47" draw:formula="?f46 * ?f8"/>
            <draw:equation draw:name="f48" draw:formula="0 - ?f40"/>
            <draw:equation draw:name="f49" draw:formula="0 - ?f37"/>
            <draw:equation draw:name="f50" draw:formula="atan2(?f48, ?f49)"/>
            <draw:equation draw:name="f51" draw:formula="-1 * sin(?f50)"/>
            <draw:equation draw:name="f52" draw:formula="?f51 * ?f11"/>
            <draw:equation draw:name="f53" draw:formula="-1 * cos(?f50)"/>
            <draw:equation draw:name="f54" draw:formula="?f53 * ?f8"/>
            <draw:equation draw:name="f55" draw:formula="?f12 + ?f45"/>
            <draw:equation draw:name="f56" draw:formula="?f9 + ?f47"/>
            <draw:equation draw:name="f57" draw:formula="?f12 + ?f52"/>
            <draw:equation draw:name="f58" draw:formula="?f9 + ?f54"/>
            <draw:equation draw:name="f59" draw:formula="?f13 * ?f18 / 100000"/>
            <draw:equation draw:name="f60" draw:formula="?f11 - ?f59"/>
            <draw:equation draw:name="f61" draw:formula="?f8 - ?f59"/>
            <draw:equation draw:name="f62" draw:formula="?f36 * ?f60"/>
            <draw:equation draw:name="f63" draw:formula="?f39 * ?f61"/>
            <draw:equation draw:name="f64" draw:formula="?f27 * ?f60"/>
            <draw:equation draw:name="f65" draw:formula="?f30 * ?f61"/>
            <draw:equation draw:name="f66" draw:formula="0 - ?f63"/>
            <draw:equation draw:name="f67" draw:formula="0 - ?f62"/>
            <draw:equation draw:name="f68" draw:formula="atan2(?f66, ?f67)"/>
            <draw:equation draw:name="f69" draw:formula="-1 * sin(?f68)"/>
            <draw:equation draw:name="f70" draw:formula="?f69 * ?f60"/>
            <draw:equation draw:name="f71" draw:formula="-1 * cos(?f68)"/>
            <draw:equation draw:name="f72" draw:formula="?f71 * ?f61"/>
            <draw:equation draw:name="f73" draw:formula="0 - ?f65"/>
            <draw:equation draw:name="f74" draw:formula="0 - ?f64"/>
            <draw:equation draw:name="f75" draw:formula="atan2(?f73, ?f74)"/>
            <draw:equation draw:name="f76" draw:formula="-1 * sin(?f75)"/>
            <draw:equation draw:name="f77" draw:formula="?f76 * ?f60"/>
            <draw:equation draw:name="f78" draw:formula="-1 * cos(?f75)"/>
            <draw:equation draw:name="f79" draw:formula="?f78 * ?f61"/>
            <draw:equation draw:name="f80" draw:formula="?f12 + ?f70"/>
            <draw:equation draw:name="f81" draw:formula="?f9 + ?f72"/>
            <draw:equation draw:name="f82" draw:formula="?f12 + ?f77"/>
            <draw:equation draw:name="f83" draw:formula="?f9 + ?f79"/>
            <draw:equation draw:name="f84" draw:formula="21600000 - ?f16"/>
            <draw:equation draw:name="f85" draw:formula="?f21 - ?f84"/>
            <draw:equation draw:name="f86" draw:formula="max(?f55, ?f80)"/>
            <draw:equation draw:name="f87" draw:formula="max(?f57, ?f82)"/>
            <draw:equation draw:name="f88" draw:formula="max(?f86, ?f87)"/>
            <draw:equation draw:name="f89" draw:formula="if(?f85, ?f4, ?f88)"/>
            <draw:equation draw:name="f90" draw:formula="?f2 - ?f16"/>
            <draw:equation draw:name="f91" draw:formula="27000000 - ?f16"/>
            <draw:equation draw:name="f92" draw:formula="if(?f90, ?f90, ?f91)"/>
            <draw:equation draw:name="f93" draw:formula="?f21 - ?f92"/>
            <draw:equation draw:name="f94" draw:formula="max(?f56, ?f81)"/>
            <draw:equation draw:name="f95" draw:formula="max(?f58, ?f83)"/>
            <draw:equation draw:name="f96" draw:formula="max(?f94, ?f95)"/>
            <draw:equation draw:name="f97" draw:formula="if(?f93, ?f6, ?f96)"/>
            <draw:equation draw:name="f98" draw:formula="?f1 - ?f16"/>
            <draw:equation draw:name="f99" draw:formula="32400000 - ?f16"/>
            <draw:equation draw:name="f100" draw:formula="if(?f98, ?f98, ?f99)"/>
            <draw:equation draw:name="f101" draw:formula="?f21 - ?f100"/>
            <draw:equation draw:name="f102" draw:formula="min(?f55, ?f80)"/>
            <draw:equation draw:name="f103" draw:formula="min(?f57, ?f82)"/>
            <draw:equation draw:name="f104" draw:formula="min(?f102, ?f103)"/>
            <draw:equation draw:name="f105" draw:formula="if(?f101, ?f3, ?f104)"/>
            <draw:equation draw:name="f106" draw:formula="?f0 - ?f16"/>
            <draw:equation draw:name="f107" draw:formula="37800000 - ?f16"/>
            <draw:equation draw:name="f108" draw:formula="if(?f106, ?f106, ?f107)"/>
            <draw:equation draw:name="f109" draw:formula="?f21 - ?f108"/>
            <draw:equation draw:name="f110" draw:formula="min(?f56, ?f81)"/>
            <draw:equation draw:name="f111" draw:formula="min(?f58, ?f83)"/>
            <draw:equation draw:name="f112" draw:formula="min(?f110, ?f111)"/>
            <draw:equation draw:name="f113" draw:formula="if(?f109, ?f5, ?f112)"/>
            <draw:equation draw:name="f114" draw:formula="(?f55 + ?f82) / 2"/>
            <draw:equation draw:name="f115" draw:formula="(?f56 + ?f83) / 2"/>
            <draw:equation draw:name="f116" draw:formula="(?f57 + ?f80) / 2"/>
            <draw:equation draw:name="f117" draw:formula="(?f58 + ?f81) / 2"/>
            <draw:equation draw:name="f118" draw:formula="0 - $0"/>
            <draw:equation draw:name="f119" draw:formula="?f118 * ?f1 / ?f15"/>
            <draw:equation draw:name="f120" draw:formula="?f119 - ?f2"/>
            <draw:equation draw:name="f121" draw:formula="0 - ?f120"/>
            <draw:equation draw:name="f122" draw:formula="0 - $1"/>
            <draw:equation draw:name="f123" draw:formula="?f122 * ?f1 / ?f15"/>
            <draw:equation draw:name="f124" draw:formula="?f123 - ?f2"/>
            <draw:equation draw:name="f125" draw:formula="0 - ?f124"/>
            <draw:equation draw:name="f126" draw:formula="?f55 - 10800"/>
            <draw:equation draw:name="f127" draw:formula="?f56 - 10800"/>
            <draw:equation draw:name="f128" draw:formula="sqrt(?f126 * ?f126 + ?f127 * ?f127 + 0 * 0)"/>
            <draw:equation draw:name="f129" draw:formula="atan2(?f126, ?f127)"/>
            <draw:equation draw:name="f130" draw:formula="?f129 + ?f2"/>
            <draw:equation draw:name="f131" draw:formula="?f130 * ?f15 / ?f1"/>
            <draw:equation draw:name="f132" draw:formula="0 - ?f131"/>
            <draw:equation draw:name="f133" draw:formula="?f80 - 10800"/>
            <draw:equation draw:name="f134" draw:formula="?f81 - 10800"/>
            <draw:equation draw:name="f135" draw:formula="sqrt(?f133 * ?f133 + ?f134 * ?f134 + 0 * 0)"/>
            <draw:equation draw:name="f136" draw:formula="atan2(?f133, ?f134)"/>
            <draw:equation draw:name="f137" draw:formula="?f136 + ?f2"/>
            <draw:equation draw:name="f138" draw:formula="?f137 * ?f15 / ?f1"/>
            <draw:equation draw:name="f139" draw:formula="0 - ?f138"/>
            <draw:equation draw:name="f140" draw:formula="21550000 - ?f21"/>
            <draw:equation draw:name="f141" draw:formula="if(?f140, ?f21, 21550000)"/>
            <draw:equation draw:name="f142" draw:formula="-21550000 - ?f141"/>
            <draw:equation draw:name="f143" draw:formula="if(?f142, -21550000, ?f141)"/>
            <draw:equation draw:name="f144" draw:formula="?f16 + ?f143"/>
            <draw:equation draw:name="f145" draw:formula="sqrt(?f28 * ?f28 + ?f31 * ?f31 + 0 * 0)"/>
            <draw:equation draw:name="f146" draw:formula="?f11 * ?f8 / ?f145"/>
            <draw:equation draw:name="f147" draw:formula="?f30 * ?f146"/>
            <draw:equation draw:name="f148" draw:formula="?f55 - ?f147"/>
            <draw:equation draw:name="f149" draw:formula="?f27 * ?f146"/>
            <draw:equation draw:name="f150" draw:formula="?f56 - ?f149"/>
            <draw:equation draw:name="f151" draw:formula="?f148 - ?f11"/>
            <draw:equation draw:name="f152" draw:formula="?f150 - ?f8"/>
            <draw:equation draw:name="f153" draw:formula="?f148 + ?f11"/>
            <draw:equation draw:name="f154" draw:formula="?f150 + ?f8"/>
            <draw:equation draw:name="f155" draw:formula="?f144 + ?f2"/>
            <draw:equation draw:name="f156" draw:formula="?f155 * ?f14 / ?f1"/>
            <draw:equation draw:name="f157" draw:formula="0 - ?f156"/>
            <draw:equation draw:name="f158" draw:formula="cos(?f157)"/>
            <draw:equation draw:name="f159" draw:formula="0 - ?f158"/>
            <draw:equation draw:name="f160" draw:formula="?f159 * ?f11"/>
            <draw:equation draw:name="f161" draw:formula="sin(?f157)"/>
            <draw:equation draw:name="f162" draw:formula="0 - ?f161"/>
            <draw:equation draw:name="f163" draw:formula="?f162 * ?f8"/>
            <draw:equation draw:name="f164" draw:formula="sqrt(?f160 * ?f160 + ?f163 * ?f163 + 0 * 0)"/>
            <draw:equation draw:name="f165" draw:formula="?f11 * ?f8 / ?f164"/>
            <draw:equation draw:name="f166" draw:formula="?f162 * ?f165"/>
            <draw:equation draw:name="f167" draw:formula="?f148 + ?f166"/>
            <draw:equation draw:name="f168" draw:formula="?f159 * ?f165"/>
            <draw:equation draw:name="f169" draw:formula="?f150 + ?f168"/>
            <draw:equation draw:name="f170" draw:formula="if(?f143, ?f55, ?f151)"/>
            <draw:equation draw:name="f171" draw:formula="if(?f143, ?f56, ?f152)"/>
            <draw:equation draw:name="f172" draw:formula="if(?f143, ?f55, ?f153)"/>
            <draw:equation draw:name="f173" draw:formula="if(?f143, ?f56, ?f154)"/>
            <draw:equation draw:name="f174" draw:formula="if(?f143, ?f151, ?f167)"/>
            <draw:equation draw:name="f175" draw:formula="if(?f143, ?f152, ?f169)"/>
            <draw:equation draw:name="f176" draw:formula="if(?f143, ?f153, ?f167)"/>
            <draw:equation draw:name="f177" draw:formula="if(?f143, ?f154, ?f169)"/>
            <draw:equation draw:name="f178" draw:formula="21550000 - ?f22"/>
            <draw:equation draw:name="f179" draw:formula="if(?f178, ?f22, 21550000)"/>
            <draw:equation draw:name="f180" draw:formula="-21550000 - ?f179"/>
            <draw:equation draw:name="f181" draw:formula="if(?f180, -21550000, ?f179)"/>
            <draw:equation draw:name="f182" draw:formula="?f17 + ?f181"/>
            <draw:equation draw:name="f183" draw:formula="sqrt(?f62 * ?f62 + ?f63 * ?f63 + 0 * 0)"/>
            <draw:equation draw:name="f184" draw:formula="?f60 * ?f61 / ?f183"/>
            <draw:equation draw:name="f185" draw:formula="?f39 * ?f184"/>
            <draw:equation draw:name="f186" draw:formula="?f80 - ?f185"/>
            <draw:equation draw:name="f187" draw:formula="?f36 * ?f184"/>
            <draw:equation draw:name="f188" draw:formula="?f81 - ?f187"/>
            <draw:equation draw:name="f189" draw:formula="?f186 - ?f60"/>
            <draw:equation draw:name="f190" draw:formula="?f188 - ?f61"/>
            <draw:equation draw:name="f191" draw:formula="?f186 + ?f60"/>
            <draw:equation draw:name="f192" draw:formula="?f188 + ?f61"/>
            <draw:equation draw:name="f193" draw:formula="?f182 + ?f2"/>
            <draw:equation draw:name="f194" draw:formula="?f193 * ?f14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0"/>
            <draw:equation draw:name="f199" draw:formula="sin(?f195)"/>
            <draw:equation draw:name="f200" draw:formula="0 - ?f199"/>
            <draw:equation draw:name="f201" draw:formula="?f200 * ?f61"/>
            <draw:equation draw:name="f202" draw:formula="sqrt(?f198 * ?f198 + ?f201 * ?f201 + 0 * 0)"/>
            <draw:equation draw:name="f203" draw:formula="?f60 * ?f61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81, ?f80, ?f189)"/>
            <draw:equation draw:name="f209" draw:formula="if(?f181, ?f81, ?f190)"/>
            <draw:equation draw:name="f210" draw:formula="if(?f181, ?f80, ?f191)"/>
            <draw:equation draw:name="f211" draw:formula="if(?f181, ?f81, ?f192)"/>
            <draw:equation draw:name="f212" draw:formula="if(?f181, ?f189, ?f205)"/>
            <draw:equation draw:name="f213" draw:formula="if(?f181, ?f190, ?f207)"/>
            <draw:equation draw:name="f214" draw:formula="if(?f181, ?f191, ?f205)"/>
            <draw:equation draw:name="f215" draw:formula="if(?f181, ?f192, ?f207)"/>
          </draw:enhanced-geometry>
        </draw:custom-shape>
        <draw:custom-shape svg:x="7.45988in" svg:y="0in" svg:width="2.53199in" svg:height="1.69619in" draw:id="id134" draw:style-name="a771" draw:name="Freeform: Shape 15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315251 1550992" draw:enhanced-path="M 0 0 L 138700 0 138700 1361400 2107387 222673 1722420 0 1999436 0 2280549 162605 C 2313720 181745 2325104 224155 2305953 257336 2299872 267889 2291101 276648 2280549 282740 L 104026 1541710 C 93484 1547802 81523 1551003 69351 1550992 31049 1550992 0 1519944 0 1481643 Z N" draw:text-areas="?f44 ?f46 ?f45 ?f47" draw:glue-points="?f26 ?f27 ?f28 ?f27 ?f28 ?f29 ?f30 ?f31 ?f32 ?f27 ?f33 ?f27 ?f34 ?f35 ?f36 ?f37 ?f34 ?f38 ?f39 ?f40 ?f41 ?f42 ?f26 ?f43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15251"/>
            <draw:equation draw:name="f7" draw:formula="?f4 / 1550992"/>
            <draw:equation draw:name="f8" draw:formula="0 * ?f5 / 2315251"/>
            <draw:equation draw:name="f9" draw:formula="0 * ?f4 / 1550992"/>
            <draw:equation draw:name="f10" draw:formula="138700 * ?f5 / 2315251"/>
            <draw:equation draw:name="f11" draw:formula="1361400 * ?f4 / 1550992"/>
            <draw:equation draw:name="f12" draw:formula="2107387 * ?f5 / 2315251"/>
            <draw:equation draw:name="f13" draw:formula="222673 * ?f4 / 1550992"/>
            <draw:equation draw:name="f14" draw:formula="1722420 * ?f5 / 2315251"/>
            <draw:equation draw:name="f15" draw:formula="1999436 * ?f5 / 2315251"/>
            <draw:equation draw:name="f16" draw:formula="2280549 * ?f5 / 2315251"/>
            <draw:equation draw:name="f17" draw:formula="162605 * ?f4 / 1550992"/>
            <draw:equation draw:name="f18" draw:formula="2305953 * ?f5 / 2315251"/>
            <draw:equation draw:name="f19" draw:formula="257336 * ?f4 / 1550992"/>
            <draw:equation draw:name="f20" draw:formula="282740 * ?f4 / 1550992"/>
            <draw:equation draw:name="f21" draw:formula="104026 * ?f5 / 2315251"/>
            <draw:equation draw:name="f22" draw:formula="1541710 * ?f4 / 1550992"/>
            <draw:equation draw:name="f23" draw:formula="69351 * ?f5 / 2315251"/>
            <draw:equation draw:name="f24" draw:formula="1550992 * ?f4 / 1550992"/>
            <draw:equation draw:name="f25" draw:formula="1481643 * ?f4 / 1550992"/>
            <draw:equation draw:name="f26" draw:formula="?f8 / ?f6"/>
            <draw:equation draw:name="f27" draw:formula="?f9 / ?f7"/>
            <draw:equation draw:name="f28" draw:formula="?f10 / ?f6"/>
            <draw:equation draw:name="f29" draw:formula="?f11 / ?f7"/>
            <draw:equation draw:name="f30" draw:formula="?f12 / ?f6"/>
            <draw:equation draw:name="f31" draw:formula="?f13 / ?f7"/>
            <draw:equation draw:name="f32" draw:formula="?f14 / ?f6"/>
            <draw:equation draw:name="f33" draw:formula="?f15 / ?f6"/>
            <draw:equation draw:name="f34" draw:formula="?f16 / ?f6"/>
            <draw:equation draw:name="f35" draw:formula="?f17 / ?f7"/>
            <draw:equation draw:name="f36" draw:formula="?f18 / ?f6"/>
            <draw:equation draw:name="f37" draw:formula="?f19 / ?f7"/>
            <draw:equation draw:name="f38" draw:formula="?f20 / ?f7"/>
            <draw:equation draw:name="f39" draw:formula="?f21 / ?f6"/>
            <draw:equation draw:name="f40" draw:formula="?f22 / ?f7"/>
            <draw:equation draw:name="f41" draw:formula="?f23 / ?f6"/>
            <draw:equation draw:name="f42" draw:formula="?f24 / ?f7"/>
            <draw:equation draw:name="f43" draw:formula="?f25 / ?f7"/>
            <draw:equation draw:name="f44" draw:formula="?f0 / ?f6"/>
            <draw:equation draw:name="f45" draw:formula="?f1 / ?f6"/>
            <draw:equation draw:name="f46" draw:formula="?f2 / ?f7"/>
            <draw:equation draw:name="f47" draw:formula="?f3 / ?f7"/>
          </draw:enhanced-geometry>
        </draw:custom-shape>
        <draw:connector draw:type="line" svg:x1="12.82222in" svg:y1="1.45622in" svg:x2="12.82222in" svg:y2="3.2035in" draw:id="id135" draw:style-name="a773" draw:name="Straight Connector 17">
          <svg:title/>
          <svg:desc/>
        </draw:connector>
        <draw:custom-shape svg:x="12.03582in" svg:y="4.49703in" svg:width="1.29752in" svg:height="1.9375in" draw:id="id136" draw:style-name="a776" draw:name="Freeform: Shape 19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1186451 1771650" draw:enhanced-path="M 61913 0 L 1186451 0 1186451 123825 123825 123825 123825 1647825 1186451 1647825 1186451 1771650 61913 1771650 C 27719 1771650 0 1743932 0 1709738 L 0 61913 C 0 27719 27719 0 61913 0 Z N" draw:text-areas="?f28 ?f30 ?f29 ?f31" draw:glue-points="?f18 ?f19 ?f20 ?f19 ?f20 ?f21 ?f22 ?f21 ?f22 ?f23 ?f20 ?f23 ?f20 ?f24 ?f18 ?f24 ?f25 ?f26 ?f25 ?f27 ?f18 ?f19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6451"/>
            <draw:equation draw:name="f7" draw:formula="?f4 / 1771650"/>
            <draw:equation draw:name="f8" draw:formula="61913 * ?f5 / 1186451"/>
            <draw:equation draw:name="f9" draw:formula="0 * ?f4 / 1771650"/>
            <draw:equation draw:name="f10" draw:formula="1186451 * ?f5 / 1186451"/>
            <draw:equation draw:name="f11" draw:formula="123825 * ?f4 / 1771650"/>
            <draw:equation draw:name="f12" draw:formula="123825 * ?f5 / 1186451"/>
            <draw:equation draw:name="f13" draw:formula="1647825 * ?f4 / 1771650"/>
            <draw:equation draw:name="f14" draw:formula="1771650 * ?f4 / 1771650"/>
            <draw:equation draw:name="f15" draw:formula="0 * ?f5 / 1186451"/>
            <draw:equation draw:name="f16" draw:formula="1709738 * ?f4 / 1771650"/>
            <draw:equation draw:name="f17" draw:formula="61913 * ?f4 / 17716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width="4.4657in" svg:height="4.4657in" draw:id="id137" draw:style-name="a780" draw:transform="translate(-2.23285in -2.23285in) rotate(-6.10659) translate(8.88961in 6.76601in)" draw:name="Arc 21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7.45988in" svg:y="5.42724in" svg:width="2.8908in" svg:height="2.07276in" draw:id="id138" draw:style-name="a783" draw:name="Freeform: Shape 23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643352 1895331" draw:enhanced-path="M 1321676 0 C 2051617 0 2643352 591735 2643352 1321676 2643352 1504161 2606369 1678009 2539488 1836132 L 2510970 1895331 132382 1895331 103864 1836132 C 36984 1678009 0 1504161 0 1321676 0 591735 591735 0 1321676 0 Z N" draw:text-areas="?f30 ?f32 ?f31 ?f33" draw:glue-points="?f19 ?f20 ?f21 ?f22 ?f23 ?f24 ?f25 ?f26 ?f27 ?f26 ?f28 ?f24 ?f29 ?f22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3352"/>
            <draw:equation draw:name="f7" draw:formula="?f4 / 1895331"/>
            <draw:equation draw:name="f8" draw:formula="1321676 * ?f5 / 2643352"/>
            <draw:equation draw:name="f9" draw:formula="0 * ?f4 / 1895331"/>
            <draw:equation draw:name="f10" draw:formula="2643352 * ?f5 / 2643352"/>
            <draw:equation draw:name="f11" draw:formula="1321676 * ?f4 / 1895331"/>
            <draw:equation draw:name="f12" draw:formula="2539488 * ?f5 / 2643352"/>
            <draw:equation draw:name="f13" draw:formula="1836132 * ?f4 / 1895331"/>
            <draw:equation draw:name="f14" draw:formula="2510970 * ?f5 / 2643352"/>
            <draw:equation draw:name="f15" draw:formula="1895331 * ?f4 / 1895331"/>
            <draw:equation draw:name="f16" draw:formula="132382 * ?f5 / 2643352"/>
            <draw:equation draw:name="f17" draw:formula="103864 * ?f5 / 2643352"/>
            <draw:equation draw:name="f18" draw:formula="0 * ?f5 / 2643352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6"/>
            <draw:equation draw:name="f29" draw:formula="?f18 / ?f6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</draw:page>
      <draw:page draw:name="Slide35" draw:style-name="a784" draw:master-page-name="Master1-Layout2-obj-Tytuł-i-zawartość" presentation:presentation-page-layout-name="Master1-PPL2" draw:id="Slide-290">
        <draw:frame draw:id="id139" presentation:style-name="a788" draw:name="Tytuł 1" svg:x="0.91667in" svg:y="0.39931in" svg:width="11.5in" svg:height="1.44965in" presentation:class="title" presentation:placeholder="false">
          <draw:text-box>
            <text:p text:style-name="a787" text:class-names="" text:cond-style-name=""><text:span text:style-name="a785" text:class-names="">Ćwiczenie 5<text:line-break/></text:span><text:span text:style-name="a786" text:class-names="">Suma liczb od 1 do 10</text:span></text:p>
          </draw:text-box>
          <svg:title/>
          <svg:desc/>
        </draw:frame>
        <draw:frame draw:id="id140" presentation:style-name="a795" draw:name="Symbol zastępczy zawartości 2" svg:x="0.91667in" svg:y="1.99653in" svg:width="11.5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Zadanie: policz sumę liczb od 1 do 10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Należy wykorzystać jedną instrukcję dodawania</text:span></text:p>
              </text:list-item>
            </text:list>
          </draw:text-box>
          <svg:title/>
          <svg:desc/>
        </draw:frame>
      </draw:page>
      <draw:page draw:name="Slide36" draw:style-name="a796" draw:master-page-name="Master1-Layout2-obj-Tytuł-i-zawartość" presentation:presentation-page-layout-name="Master1-PPL2" draw:id="Slide-291">
        <draw:frame draw:id="id142" presentation:style-name="a800" draw:name="Tytuł 1" svg:x="0.91667in" svg:y="0.39931in" svg:width="11.5in" svg:height="1.44965in" presentation:class="title" presentation:placeholder="false">
          <draw:text-box>
            <text:p text:style-name="a799" text:class-names="" text:cond-style-name="" text:id="id141"><text:span text:style-name="a797" text:class-names="">Ćwiczenie 5<text:line-break/></text:span><text:span text:style-name="a798" text:class-names="">Suma liczb od 1 do 10</text:span></text:p>
          </draw:text-box>
          <svg:title/>
          <svg:desc/>
        </draw:frame>
        <draw:frame draw:id="id143" presentation:style-name="a804" draw:name="Symbol zastępczy zawartości 2" svg:x="0.91667in" svg:y="1.99653in" svg:width="11.5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Pomysł: wykorzystać pętlę</text:span></text:p>
              </text:list-item>
            </text:list>
          </draw:text-box>
          <svg:title/>
          <svg:desc/>
        </draw:frame>
      </draw:page>
      <draw:page draw:name="Slide37" draw:style-name="a805" draw:master-page-name="Master1-Layout2-obj-Tytuł-i-zawartość" presentation:presentation-page-layout-name="Master1-PPL2" draw:id="Slide-292">
        <draw:frame draw:id="id144" presentation:style-name="a809" draw:name="Tytuł 1" svg:x="0.91667in" svg:y="0.39931in" svg:width="11.5in" svg:height="1.44965in" presentation:class="title" presentation:placeholder="false">
          <draw:text-box>
            <text:p text:style-name="a808" text:class-names="" text:cond-style-name=""><text:span text:style-name="a806" text:class-names="">Ćwiczenie 5<text:line-break/></text:span><text:span text:style-name="a807" text:class-names="">Suma liczb od 1 do 10</text:span></text:p>
          </draw:text-box>
          <svg:title/>
          <svg:desc/>
        </draw:frame>
        <draw:frame draw:id="id145" presentation:style-name="a816" draw:name="Symbol zastępczy zawartości 2" svg:x="0.91667in" svg:y="1.99653in" svg:width="11.5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Pomysł: wykorzystać pętlę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worzymy pętlę, która przechodzi od 1 do 10</text:span></text:p>
              </text:list-item>
            </text:list>
          </draw:text-box>
          <svg:title/>
          <svg:desc/>
        </draw:frame>
      </draw:page>
      <draw:page draw:name="Slide38" draw:style-name="a817" draw:master-page-name="Master1-Layout2-obj-Tytuł-i-zawartość" presentation:presentation-page-layout-name="Master1-PPL2" draw:id="Slide-293">
        <draw:frame draw:id="id146" presentation:style-name="a821" draw:name="Tytuł 1" svg:x="0.91667in" svg:y="0.39931in" svg:width="11.5in" svg:height="1.44965in" presentation:class="title" presentation:placeholder="false">
          <draw:text-box>
            <text:p text:style-name="a820" text:class-names="" text:cond-style-name=""><text:span text:style-name="a818" text:class-names="">Ćwiczenie 5<text:line-break/></text:span><text:span text:style-name="a819" text:class-names="">Suma liczb od 1 do 10</text:span></text:p>
          </draw:text-box>
          <svg:title/>
          <svg:desc/>
        </draw:frame>
        <draw:frame draw:id="id147" presentation:style-name="a831" draw:name="Symbol zastępczy zawartości 2" svg:x="0.91667in" svg:y="1.99653in" svg:width="11.5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Pomysł: wykorzystać pętlę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Tworzymy pętlę, która przechodzi od 1 do 10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Licznik pętli będzie przyjmował wartości, które musimy zsumować</text:span></text:p>
              </text:list-item>
            </text:list>
          </draw:text-box>
          <svg:title/>
          <svg:desc/>
        </draw:frame>
      </draw:page>
      <draw:page draw:name="Slide39" draw:style-name="a832" draw:master-page-name="Master1-Layout2-obj-Tytuł-i-zawartość" presentation:presentation-page-layout-name="Master1-PPL2" draw:id="Slide-294">
        <draw:frame draw:id="id148" presentation:style-name="a836" draw:name="Tytuł 1" svg:x="0.91667in" svg:y="0.39931in" svg:width="11.5in" svg:height="1.44965in" presentation:class="title" presentation:placeholder="false">
          <draw:text-box>
            <text:p text:style-name="a835" text:class-names="" text:cond-style-name=""><text:span text:style-name="a833" text:class-names="">Ćwiczenie 5<text:line-break/></text:span><text:span text:style-name="a834" text:class-names="">Suma liczb od 1 do 10</text:span></text:p>
          </draw:text-box>
          <svg:title/>
          <svg:desc/>
        </draw:frame>
        <draw:frame draw:id="id149" presentation:style-name="a849" draw:name="Symbol zastępczy zawartości 2" svg:x="0.91667in" svg:y="1.99653in" svg:width="11.5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Pomysł: wykorzystać pętlę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Tworzymy pętlę, która przechodzi od 1 do 10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Licznik pętli będzie przyjmował wartości, które musimy zsumować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Sumę musimy gdzieś zapisywać – w odpowiedniej zmiennej</text:span></text:p>
              </text:list-item>
            </text:list>
          </draw:text-box>
          <svg:title/>
          <svg:desc/>
        </draw:frame>
      </draw:page>
      <draw:page draw:name="Slide40" draw:style-name="a850" draw:master-page-name="Master1-Layout2-obj-Tytuł-i-zawartość" presentation:presentation-page-layout-name="Master1-PPL2" draw:id="Slide-295">
        <draw:frame draw:id="id150" presentation:style-name="a854" draw:name="Tytuł 1" svg:x="0.91667in" svg:y="0.39931in" svg:width="11.5in" svg:height="1.44965in" presentation:class="title" presentation:placeholder="false">
          <draw:text-box>
            <text:p text:style-name="a853" text:class-names="" text:cond-style-name=""><text:span text:style-name="a851" text:class-names="">Ćwiczenie 5<text:line-break/></text:span><text:span text:style-name="a852" text:class-names="">Suma liczb od 1 do 10</text:span></text:p>
          </draw:text-box>
          <svg:title/>
          <svg:desc/>
        </draw:frame>
        <draw:frame draw:id="id151" presentation:style-name="a870" draw:name="Symbol zastępczy zawartości 2" svg:x="0.91667in" svg:y="1.99653in" svg:width="11.5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Pomysł: wykorzystać pętlę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Tworzymy pętlę, która przechodzi od 1 do 10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Licznik pętli będzie przyjmował wartości, które musimy zsumować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Sumę musimy gdzieś zapisywać – w odpowiedniej zmiennej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Licznik pętli będziemy dodawać do naszej sumy</text:span></text:p>
              </text:list-item>
            </text:list>
          </draw:text-box>
          <svg:title/>
          <svg:desc/>
        </draw:frame>
      </draw:page>
      <draw:page draw:name="Slide41" draw:style-name="a871" draw:master-page-name="Master1-Layout2-obj-Tytuł-i-zawartość" presentation:presentation-page-layout-name="Master1-PPL2" draw:id="Slide-296">
        <draw:frame draw:id="id152" presentation:style-name="a875" draw:name="Tytuł 1" svg:x="0.91667in" svg:y="0.39931in" svg:width="11.5in" svg:height="1.44965in" presentation:class="title" presentation:placeholder="false">
          <draw:text-box>
            <text:p text:style-name="a874" text:class-names="" text:cond-style-name=""><text:span text:style-name="a872" text:class-names="">Ćwiczenie 5<text:line-break/></text:span><text:span text:style-name="a873" text:class-names="">Suma liczb od 1 do 10</text:span></text:p>
          </draw:text-box>
          <svg:title/>
          <svg:desc/>
        </draw:frame>
        <draw:frame draw:id="id153" presentation:style-name="a894" draw:name="Symbol zastępczy zawartości 2" svg:x="0.91667in" svg:y="1.99653in" svg:width="11.5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Pomysł: wykorzystać pętlę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worzymy pętlę, która przechodzi od 1 do 10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Licznik pętli będzie przyjmował wartości, które musimy zsumować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Sumę musimy gdzieś zapisywać – w odpowiedniej zmiennej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Licznik pętli będziemy dodawać do naszej sumy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Pamiętajmy o inicjalizacji! Jaka będzie wartość sumy na początku?</text:span></text:p>
              </text:list-item>
            </text:list>
          </draw:text-box>
          <svg:title/>
          <svg:desc/>
        </draw:frame>
      </draw:page>
      <draw:page draw:name="Slide47" draw:style-name="a895" draw:master-page-name="Master1-Layout2-obj-Tytuł-i-zawartość" presentation:presentation-page-layout-name="Master1-PPL2" draw:id="Slide-302">
        <draw:custom-shape svg:x="0.00333in" svg:y="0in" svg:width="13.33in" svg:height="7.5in" draw:id="id154" draw:style-name="a898" draw:name="Rectangle 7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902" draw:name="Tytuł 1" svg:x="0.91667in" svg:y="0.39931in" svg:width="6.07884in" svg:height="1.44965in" presentation:class="title" presentation:placeholder="false">
          <draw:text-box>
            <text:p text:style-name="a901" text:class-names="" text:cond-style-name=""><text:span text:style-name="a899" text:class-names="">Ćwiczenie 5<text:line-break/></text:span><text:span text:style-name="a900" text:class-names="">Suma liczb od 1 do 10</text:span></text:p>
          </draw:text-box>
          <svg:title/>
          <svg:desc/>
        </draw:frame>
        <draw:custom-shape svg:x="11.16436in" svg:y="0in" svg:width="1.24132in" svg:height="0.52274in" draw:id="id156" draw:style-name="a905" draw:name="Freeform: Shape 9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1135066 477997" draw:enhanced-path="M 0 0 L 1135066 0 1133370 16827 C 1079514 280016 846644 477997 567533 477997 288422 477997 55552 280016 1696 16827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5066"/>
            <draw:equation draw:name="f7" draw:formula="?f4 / 477997"/>
            <draw:equation draw:name="f8" draw:formula="0 * ?f5 / 1135066"/>
            <draw:equation draw:name="f9" draw:formula="0 * ?f4 / 477997"/>
            <draw:equation draw:name="f10" draw:formula="1135066 * ?f5 / 1135066"/>
            <draw:equation draw:name="f11" draw:formula="1133370 * ?f5 / 1135066"/>
            <draw:equation draw:name="f12" draw:formula="16827 * ?f4 / 477997"/>
            <draw:equation draw:name="f13" draw:formula="567533 * ?f5 / 1135066"/>
            <draw:equation draw:name="f14" draw:formula="477997 * ?f4 / 477997"/>
            <draw:equation draw:name="f15" draw:formula="1696 * ?f5 / 113506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157" presentation:style-name="a923" draw:name="Symbol zastępczy zawartości 2" svg:x="0.91667in" svg:y="1.99653in" svg:width="6.78846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suma := 0</text:span></text:p>
              </text:list-item>
            </text:list>
            <text:list text:style-name="a915">
              <text:list-item>
                <text:p text:style-name="a914" text:class-names="" text:cond-style-name=""><text:span text:style-name="a909" text:class-names="">Dla<text:s text:c="1"/></text:span><text:span text:style-name="a910" text:class-names="">i := 1<text:s text:c="1"/></text:span><text:span text:style-name="a911" text:class-names="">do<text:s text:c="1"/></text:span><text:span text:style-name="a912" text:class-names="">10</text:span><text:span text:style-name="a913" text:class-names=""><text:s text:c="1"/>wykonuj:</text:span></text:p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suma := suma + i</text:span></text:p>
                  </text:list-item>
                </text:list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Wydrukuj<text:s text:c="1"/></text:span><text:span text:style-name="a920" text:class-names="">suma</text:span></text:p>
              </text:list-item>
            </text:list>
          </draw:text-box>
          <svg:title/>
          <svg:desc/>
        </draw:frame>
        <draw:custom-shape svg:x="7.45988in" svg:y="2.87017in" svg:width="0.88848in" svg:height="0.88848in" draw:id="id158" draw:style-name="a926" draw:name="Oval 11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2.61111in" svg:height="2.61111in" draw:id="id159" draw:style-name="a929" draw:transform="translate(-1.30556in -1.30556in) rotate(-4.71239) translate(11.05229in 2.63816in)" draw:name="Block Arc 13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180, -180, -180" draw:modifiers="90 27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min(?f10, ?f7)"/>
            <draw:equation draw:name="f14" draw:formula="5419351 / 1725033"/>
            <draw:equation draw:name="f15" draw:formula="180"/>
            <draw:equation draw:name="f16" draw:formula="?f121"/>
            <draw:equation draw:name="f17" draw:formula="?f125"/>
            <draw:equation draw:name="f18" draw:formula="$2"/>
            <draw:equation draw:name="f19" draw:formula="?f17 - ?f16"/>
            <draw:equation draw:name="f20" draw:formula="?f19 + 21600000"/>
            <draw:equation draw:name="f21" draw:formula="if(?f19, ?f19, ?f20)"/>
            <draw:equation draw:name="f22" draw:formula="0 - ?f21"/>
            <draw:equation draw:name="f23" draw:formula="?f16 + ?f2"/>
            <draw:equation draw:name="f24" draw:formula="?f23 * ?f14 / ?f1"/>
            <draw:equation draw:name="f25" draw:formula="0 - ?f24"/>
            <draw:equation draw:name="f26" draw:formula="cos(?f25)"/>
            <draw:equation draw:name="f27" draw:formula="0 - ?f26"/>
            <draw:equation draw:name="f28" draw:formula="?f27 * ?f11"/>
            <draw:equation draw:name="f29" draw:formula="sin(?f25)"/>
            <draw:equation draw:name="f30" draw:formula="0 - ?f29"/>
            <draw:equation draw:name="f31" draw:formula="?f30 * ?f8"/>
            <draw:equation draw:name="f32" draw:formula="?f17 + ?f2"/>
            <draw:equation draw:name="f33" draw:formula="?f32 * ?f14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0 - ?f31"/>
            <draw:equation draw:name="f42" draw:formula="0 - ?f28"/>
            <draw:equation draw:name="f43" draw:formula="atan2(?f41, ?f42)"/>
            <draw:equation draw:name="f44" draw:formula="-1 * sin(?f43)"/>
            <draw:equation draw:name="f45" draw:formula="?f44 * ?f11"/>
            <draw:equation draw:name="f46" draw:formula="-1 * cos(?f43)"/>
            <draw:equation draw:name="f47" draw:formula="?f46 * ?f8"/>
            <draw:equation draw:name="f48" draw:formula="0 - ?f40"/>
            <draw:equation draw:name="f49" draw:formula="0 - ?f37"/>
            <draw:equation draw:name="f50" draw:formula="atan2(?f48, ?f49)"/>
            <draw:equation draw:name="f51" draw:formula="-1 * sin(?f50)"/>
            <draw:equation draw:name="f52" draw:formula="?f51 * ?f11"/>
            <draw:equation draw:name="f53" draw:formula="-1 * cos(?f50)"/>
            <draw:equation draw:name="f54" draw:formula="?f53 * ?f8"/>
            <draw:equation draw:name="f55" draw:formula="?f12 + ?f45"/>
            <draw:equation draw:name="f56" draw:formula="?f9 + ?f47"/>
            <draw:equation draw:name="f57" draw:formula="?f12 + ?f52"/>
            <draw:equation draw:name="f58" draw:formula="?f9 + ?f54"/>
            <draw:equation draw:name="f59" draw:formula="?f13 * ?f18 / 100000"/>
            <draw:equation draw:name="f60" draw:formula="?f11 - ?f59"/>
            <draw:equation draw:name="f61" draw:formula="?f8 - ?f59"/>
            <draw:equation draw:name="f62" draw:formula="?f36 * ?f60"/>
            <draw:equation draw:name="f63" draw:formula="?f39 * ?f61"/>
            <draw:equation draw:name="f64" draw:formula="?f27 * ?f60"/>
            <draw:equation draw:name="f65" draw:formula="?f30 * ?f61"/>
            <draw:equation draw:name="f66" draw:formula="0 - ?f63"/>
            <draw:equation draw:name="f67" draw:formula="0 - ?f62"/>
            <draw:equation draw:name="f68" draw:formula="atan2(?f66, ?f67)"/>
            <draw:equation draw:name="f69" draw:formula="-1 * sin(?f68)"/>
            <draw:equation draw:name="f70" draw:formula="?f69 * ?f60"/>
            <draw:equation draw:name="f71" draw:formula="-1 * cos(?f68)"/>
            <draw:equation draw:name="f72" draw:formula="?f71 * ?f61"/>
            <draw:equation draw:name="f73" draw:formula="0 - ?f65"/>
            <draw:equation draw:name="f74" draw:formula="0 - ?f64"/>
            <draw:equation draw:name="f75" draw:formula="atan2(?f73, ?f74)"/>
            <draw:equation draw:name="f76" draw:formula="-1 * sin(?f75)"/>
            <draw:equation draw:name="f77" draw:formula="?f76 * ?f60"/>
            <draw:equation draw:name="f78" draw:formula="-1 * cos(?f75)"/>
            <draw:equation draw:name="f79" draw:formula="?f78 * ?f61"/>
            <draw:equation draw:name="f80" draw:formula="?f12 + ?f70"/>
            <draw:equation draw:name="f81" draw:formula="?f9 + ?f72"/>
            <draw:equation draw:name="f82" draw:formula="?f12 + ?f77"/>
            <draw:equation draw:name="f83" draw:formula="?f9 + ?f79"/>
            <draw:equation draw:name="f84" draw:formula="21600000 - ?f16"/>
            <draw:equation draw:name="f85" draw:formula="?f21 - ?f84"/>
            <draw:equation draw:name="f86" draw:formula="max(?f55, ?f80)"/>
            <draw:equation draw:name="f87" draw:formula="max(?f57, ?f82)"/>
            <draw:equation draw:name="f88" draw:formula="max(?f86, ?f87)"/>
            <draw:equation draw:name="f89" draw:formula="if(?f85, ?f4, ?f88)"/>
            <draw:equation draw:name="f90" draw:formula="?f2 - ?f16"/>
            <draw:equation draw:name="f91" draw:formula="27000000 - ?f16"/>
            <draw:equation draw:name="f92" draw:formula="if(?f90, ?f90, ?f91)"/>
            <draw:equation draw:name="f93" draw:formula="?f21 - ?f92"/>
            <draw:equation draw:name="f94" draw:formula="max(?f56, ?f81)"/>
            <draw:equation draw:name="f95" draw:formula="max(?f58, ?f83)"/>
            <draw:equation draw:name="f96" draw:formula="max(?f94, ?f95)"/>
            <draw:equation draw:name="f97" draw:formula="if(?f93, ?f6, ?f96)"/>
            <draw:equation draw:name="f98" draw:formula="?f1 - ?f16"/>
            <draw:equation draw:name="f99" draw:formula="32400000 - ?f16"/>
            <draw:equation draw:name="f100" draw:formula="if(?f98, ?f98, ?f99)"/>
            <draw:equation draw:name="f101" draw:formula="?f21 - ?f100"/>
            <draw:equation draw:name="f102" draw:formula="min(?f55, ?f80)"/>
            <draw:equation draw:name="f103" draw:formula="min(?f57, ?f82)"/>
            <draw:equation draw:name="f104" draw:formula="min(?f102, ?f103)"/>
            <draw:equation draw:name="f105" draw:formula="if(?f101, ?f3, ?f104)"/>
            <draw:equation draw:name="f106" draw:formula="?f0 - ?f16"/>
            <draw:equation draw:name="f107" draw:formula="37800000 - ?f16"/>
            <draw:equation draw:name="f108" draw:formula="if(?f106, ?f106, ?f107)"/>
            <draw:equation draw:name="f109" draw:formula="?f21 - ?f108"/>
            <draw:equation draw:name="f110" draw:formula="min(?f56, ?f81)"/>
            <draw:equation draw:name="f111" draw:formula="min(?f58, ?f83)"/>
            <draw:equation draw:name="f112" draw:formula="min(?f110, ?f111)"/>
            <draw:equation draw:name="f113" draw:formula="if(?f109, ?f5, ?f112)"/>
            <draw:equation draw:name="f114" draw:formula="(?f55 + ?f82) / 2"/>
            <draw:equation draw:name="f115" draw:formula="(?f56 + ?f83) / 2"/>
            <draw:equation draw:name="f116" draw:formula="(?f57 + ?f80) / 2"/>
            <draw:equation draw:name="f117" draw:formula="(?f58 + ?f81) / 2"/>
            <draw:equation draw:name="f118" draw:formula="0 - $0"/>
            <draw:equation draw:name="f119" draw:formula="?f118 * ?f1 / ?f15"/>
            <draw:equation draw:name="f120" draw:formula="?f119 - ?f2"/>
            <draw:equation draw:name="f121" draw:formula="0 - ?f120"/>
            <draw:equation draw:name="f122" draw:formula="0 - $1"/>
            <draw:equation draw:name="f123" draw:formula="?f122 * ?f1 / ?f15"/>
            <draw:equation draw:name="f124" draw:formula="?f123 - ?f2"/>
            <draw:equation draw:name="f125" draw:formula="0 - ?f124"/>
            <draw:equation draw:name="f126" draw:formula="?f55 - 10800"/>
            <draw:equation draw:name="f127" draw:formula="?f56 - 10800"/>
            <draw:equation draw:name="f128" draw:formula="sqrt(?f126 * ?f126 + ?f127 * ?f127 + 0 * 0)"/>
            <draw:equation draw:name="f129" draw:formula="atan2(?f126, ?f127)"/>
            <draw:equation draw:name="f130" draw:formula="?f129 + ?f2"/>
            <draw:equation draw:name="f131" draw:formula="?f130 * ?f15 / ?f1"/>
            <draw:equation draw:name="f132" draw:formula="0 - ?f131"/>
            <draw:equation draw:name="f133" draw:formula="?f80 - 10800"/>
            <draw:equation draw:name="f134" draw:formula="?f81 - 10800"/>
            <draw:equation draw:name="f135" draw:formula="sqrt(?f133 * ?f133 + ?f134 * ?f134 + 0 * 0)"/>
            <draw:equation draw:name="f136" draw:formula="atan2(?f133, ?f134)"/>
            <draw:equation draw:name="f137" draw:formula="?f136 + ?f2"/>
            <draw:equation draw:name="f138" draw:formula="?f137 * ?f15 / ?f1"/>
            <draw:equation draw:name="f139" draw:formula="0 - ?f138"/>
            <draw:equation draw:name="f140" draw:formula="21550000 - ?f21"/>
            <draw:equation draw:name="f141" draw:formula="if(?f140, ?f21, 21550000)"/>
            <draw:equation draw:name="f142" draw:formula="-21550000 - ?f141"/>
            <draw:equation draw:name="f143" draw:formula="if(?f142, -21550000, ?f141)"/>
            <draw:equation draw:name="f144" draw:formula="?f16 + ?f143"/>
            <draw:equation draw:name="f145" draw:formula="sqrt(?f28 * ?f28 + ?f31 * ?f31 + 0 * 0)"/>
            <draw:equation draw:name="f146" draw:formula="?f11 * ?f8 / ?f145"/>
            <draw:equation draw:name="f147" draw:formula="?f30 * ?f146"/>
            <draw:equation draw:name="f148" draw:formula="?f55 - ?f147"/>
            <draw:equation draw:name="f149" draw:formula="?f27 * ?f146"/>
            <draw:equation draw:name="f150" draw:formula="?f56 - ?f149"/>
            <draw:equation draw:name="f151" draw:formula="?f148 - ?f11"/>
            <draw:equation draw:name="f152" draw:formula="?f150 - ?f8"/>
            <draw:equation draw:name="f153" draw:formula="?f148 + ?f11"/>
            <draw:equation draw:name="f154" draw:formula="?f150 + ?f8"/>
            <draw:equation draw:name="f155" draw:formula="?f144 + ?f2"/>
            <draw:equation draw:name="f156" draw:formula="?f155 * ?f14 / ?f1"/>
            <draw:equation draw:name="f157" draw:formula="0 - ?f156"/>
            <draw:equation draw:name="f158" draw:formula="cos(?f157)"/>
            <draw:equation draw:name="f159" draw:formula="0 - ?f158"/>
            <draw:equation draw:name="f160" draw:formula="?f159 * ?f11"/>
            <draw:equation draw:name="f161" draw:formula="sin(?f157)"/>
            <draw:equation draw:name="f162" draw:formula="0 - ?f161"/>
            <draw:equation draw:name="f163" draw:formula="?f162 * ?f8"/>
            <draw:equation draw:name="f164" draw:formula="sqrt(?f160 * ?f160 + ?f163 * ?f163 + 0 * 0)"/>
            <draw:equation draw:name="f165" draw:formula="?f11 * ?f8 / ?f164"/>
            <draw:equation draw:name="f166" draw:formula="?f162 * ?f165"/>
            <draw:equation draw:name="f167" draw:formula="?f148 + ?f166"/>
            <draw:equation draw:name="f168" draw:formula="?f159 * ?f165"/>
            <draw:equation draw:name="f169" draw:formula="?f150 + ?f168"/>
            <draw:equation draw:name="f170" draw:formula="if(?f143, ?f55, ?f151)"/>
            <draw:equation draw:name="f171" draw:formula="if(?f143, ?f56, ?f152)"/>
            <draw:equation draw:name="f172" draw:formula="if(?f143, ?f55, ?f153)"/>
            <draw:equation draw:name="f173" draw:formula="if(?f143, ?f56, ?f154)"/>
            <draw:equation draw:name="f174" draw:formula="if(?f143, ?f151, ?f167)"/>
            <draw:equation draw:name="f175" draw:formula="if(?f143, ?f152, ?f169)"/>
            <draw:equation draw:name="f176" draw:formula="if(?f143, ?f153, ?f167)"/>
            <draw:equation draw:name="f177" draw:formula="if(?f143, ?f154, ?f169)"/>
            <draw:equation draw:name="f178" draw:formula="21550000 - ?f22"/>
            <draw:equation draw:name="f179" draw:formula="if(?f178, ?f22, 21550000)"/>
            <draw:equation draw:name="f180" draw:formula="-21550000 - ?f179"/>
            <draw:equation draw:name="f181" draw:formula="if(?f180, -21550000, ?f179)"/>
            <draw:equation draw:name="f182" draw:formula="?f17 + ?f181"/>
            <draw:equation draw:name="f183" draw:formula="sqrt(?f62 * ?f62 + ?f63 * ?f63 + 0 * 0)"/>
            <draw:equation draw:name="f184" draw:formula="?f60 * ?f61 / ?f183"/>
            <draw:equation draw:name="f185" draw:formula="?f39 * ?f184"/>
            <draw:equation draw:name="f186" draw:formula="?f80 - ?f185"/>
            <draw:equation draw:name="f187" draw:formula="?f36 * ?f184"/>
            <draw:equation draw:name="f188" draw:formula="?f81 - ?f187"/>
            <draw:equation draw:name="f189" draw:formula="?f186 - ?f60"/>
            <draw:equation draw:name="f190" draw:formula="?f188 - ?f61"/>
            <draw:equation draw:name="f191" draw:formula="?f186 + ?f60"/>
            <draw:equation draw:name="f192" draw:formula="?f188 + ?f61"/>
            <draw:equation draw:name="f193" draw:formula="?f182 + ?f2"/>
            <draw:equation draw:name="f194" draw:formula="?f193 * ?f14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0"/>
            <draw:equation draw:name="f199" draw:formula="sin(?f195)"/>
            <draw:equation draw:name="f200" draw:formula="0 - ?f199"/>
            <draw:equation draw:name="f201" draw:formula="?f200 * ?f61"/>
            <draw:equation draw:name="f202" draw:formula="sqrt(?f198 * ?f198 + ?f201 * ?f201 + 0 * 0)"/>
            <draw:equation draw:name="f203" draw:formula="?f60 * ?f61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81, ?f80, ?f189)"/>
            <draw:equation draw:name="f209" draw:formula="if(?f181, ?f81, ?f190)"/>
            <draw:equation draw:name="f210" draw:formula="if(?f181, ?f80, ?f191)"/>
            <draw:equation draw:name="f211" draw:formula="if(?f181, ?f81, ?f192)"/>
            <draw:equation draw:name="f212" draw:formula="if(?f181, ?f189, ?f205)"/>
            <draw:equation draw:name="f213" draw:formula="if(?f181, ?f190, ?f207)"/>
            <draw:equation draw:name="f214" draw:formula="if(?f181, ?f191, ?f205)"/>
            <draw:equation draw:name="f215" draw:formula="if(?f181, ?f192, ?f207)"/>
          </draw:enhanced-geometry>
        </draw:custom-shape>
        <draw:custom-shape svg:x="7.45988in" svg:y="0in" svg:width="2.53199in" svg:height="1.69619in" draw:id="id160" draw:style-name="a932" draw:name="Freeform: Shape 15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2315251 1550992" draw:enhanced-path="M 0 0 L 138700 0 138700 1361400 2107387 222673 1722420 0 1999436 0 2280549 162605 C 2313720 181745 2325104 224155 2305953 257336 2299872 267889 2291101 276648 2280549 282740 L 104026 1541710 C 93484 1547802 81523 1551003 69351 1550992 31049 1550992 0 1519944 0 1481643 Z N" draw:text-areas="?f44 ?f46 ?f45 ?f47" draw:glue-points="?f26 ?f27 ?f28 ?f27 ?f28 ?f29 ?f30 ?f31 ?f32 ?f27 ?f33 ?f27 ?f34 ?f35 ?f36 ?f37 ?f34 ?f38 ?f39 ?f40 ?f41 ?f42 ?f26 ?f43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15251"/>
            <draw:equation draw:name="f7" draw:formula="?f4 / 1550992"/>
            <draw:equation draw:name="f8" draw:formula="0 * ?f5 / 2315251"/>
            <draw:equation draw:name="f9" draw:formula="0 * ?f4 / 1550992"/>
            <draw:equation draw:name="f10" draw:formula="138700 * ?f5 / 2315251"/>
            <draw:equation draw:name="f11" draw:formula="1361400 * ?f4 / 1550992"/>
            <draw:equation draw:name="f12" draw:formula="2107387 * ?f5 / 2315251"/>
            <draw:equation draw:name="f13" draw:formula="222673 * ?f4 / 1550992"/>
            <draw:equation draw:name="f14" draw:formula="1722420 * ?f5 / 2315251"/>
            <draw:equation draw:name="f15" draw:formula="1999436 * ?f5 / 2315251"/>
            <draw:equation draw:name="f16" draw:formula="2280549 * ?f5 / 2315251"/>
            <draw:equation draw:name="f17" draw:formula="162605 * ?f4 / 1550992"/>
            <draw:equation draw:name="f18" draw:formula="2305953 * ?f5 / 2315251"/>
            <draw:equation draw:name="f19" draw:formula="257336 * ?f4 / 1550992"/>
            <draw:equation draw:name="f20" draw:formula="282740 * ?f4 / 1550992"/>
            <draw:equation draw:name="f21" draw:formula="104026 * ?f5 / 2315251"/>
            <draw:equation draw:name="f22" draw:formula="1541710 * ?f4 / 1550992"/>
            <draw:equation draw:name="f23" draw:formula="69351 * ?f5 / 2315251"/>
            <draw:equation draw:name="f24" draw:formula="1550992 * ?f4 / 1550992"/>
            <draw:equation draw:name="f25" draw:formula="1481643 * ?f4 / 1550992"/>
            <draw:equation draw:name="f26" draw:formula="?f8 / ?f6"/>
            <draw:equation draw:name="f27" draw:formula="?f9 / ?f7"/>
            <draw:equation draw:name="f28" draw:formula="?f10 / ?f6"/>
            <draw:equation draw:name="f29" draw:formula="?f11 / ?f7"/>
            <draw:equation draw:name="f30" draw:formula="?f12 / ?f6"/>
            <draw:equation draw:name="f31" draw:formula="?f13 / ?f7"/>
            <draw:equation draw:name="f32" draw:formula="?f14 / ?f6"/>
            <draw:equation draw:name="f33" draw:formula="?f15 / ?f6"/>
            <draw:equation draw:name="f34" draw:formula="?f16 / ?f6"/>
            <draw:equation draw:name="f35" draw:formula="?f17 / ?f7"/>
            <draw:equation draw:name="f36" draw:formula="?f18 / ?f6"/>
            <draw:equation draw:name="f37" draw:formula="?f19 / ?f7"/>
            <draw:equation draw:name="f38" draw:formula="?f20 / ?f7"/>
            <draw:equation draw:name="f39" draw:formula="?f21 / ?f6"/>
            <draw:equation draw:name="f40" draw:formula="?f22 / ?f7"/>
            <draw:equation draw:name="f41" draw:formula="?f23 / ?f6"/>
            <draw:equation draw:name="f42" draw:formula="?f24 / ?f7"/>
            <draw:equation draw:name="f43" draw:formula="?f25 / ?f7"/>
            <draw:equation draw:name="f44" draw:formula="?f0 / ?f6"/>
            <draw:equation draw:name="f45" draw:formula="?f1 / ?f6"/>
            <draw:equation draw:name="f46" draw:formula="?f2 / ?f7"/>
            <draw:equation draw:name="f47" draw:formula="?f3 / ?f7"/>
          </draw:enhanced-geometry>
        </draw:custom-shape>
        <draw:connector draw:type="line" svg:x1="12.82222in" svg:y1="1.45622in" svg:x2="12.82222in" svg:y2="3.2035in" draw:id="id161" draw:style-name="a934" draw:name="Straight Connector 17">
          <svg:title/>
          <svg:desc/>
        </draw:connector>
        <draw:custom-shape svg:x="12.03582in" svg:y="4.49703in" svg:width="1.29752in" svg:height="1.9375in" draw:id="id162" draw:style-name="a937" draw:name="Freeform: Shape 19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1186451 1771650" draw:enhanced-path="M 61913 0 L 1186451 0 1186451 123825 123825 123825 123825 1647825 1186451 1647825 1186451 1771650 61913 1771650 C 27719 1771650 0 1743932 0 1709738 L 0 61913 C 0 27719 27719 0 61913 0 Z N" draw:text-areas="?f28 ?f30 ?f29 ?f31" draw:glue-points="?f18 ?f19 ?f20 ?f19 ?f20 ?f21 ?f22 ?f21 ?f22 ?f23 ?f20 ?f23 ?f20 ?f24 ?f18 ?f24 ?f25 ?f26 ?f25 ?f27 ?f18 ?f19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6451"/>
            <draw:equation draw:name="f7" draw:formula="?f4 / 1771650"/>
            <draw:equation draw:name="f8" draw:formula="61913 * ?f5 / 1186451"/>
            <draw:equation draw:name="f9" draw:formula="0 * ?f4 / 1771650"/>
            <draw:equation draw:name="f10" draw:formula="1186451 * ?f5 / 1186451"/>
            <draw:equation draw:name="f11" draw:formula="123825 * ?f4 / 1771650"/>
            <draw:equation draw:name="f12" draw:formula="123825 * ?f5 / 1186451"/>
            <draw:equation draw:name="f13" draw:formula="1647825 * ?f4 / 1771650"/>
            <draw:equation draw:name="f14" draw:formula="1771650 * ?f4 / 1771650"/>
            <draw:equation draw:name="f15" draw:formula="0 * ?f5 / 1186451"/>
            <draw:equation draw:name="f16" draw:formula="1709738 * ?f4 / 1771650"/>
            <draw:equation draw:name="f17" draw:formula="61913 * ?f4 / 17716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width="4.4657in" svg:height="4.4657in" draw:id="id163" draw:style-name="a941" draw:transform="translate(-2.23285in -2.23285in) rotate(-6.10659) translate(8.88961in 6.76601in)" draw:name="Arc 21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7.45988in" svg:y="5.42724in" svg:width="2.8908in" svg:height="2.07276in" draw:id="id164" draw:style-name="a944" draw:name="Freeform: Shape 23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643352 1895331" draw:enhanced-path="M 1321676 0 C 2051617 0 2643352 591735 2643352 1321676 2643352 1504161 2606369 1678009 2539488 1836132 L 2510970 1895331 132382 1895331 103864 1836132 C 36984 1678009 0 1504161 0 1321676 0 591735 591735 0 1321676 0 Z N" draw:text-areas="?f30 ?f32 ?f31 ?f33" draw:glue-points="?f19 ?f20 ?f21 ?f22 ?f23 ?f24 ?f25 ?f26 ?f27 ?f26 ?f28 ?f24 ?f29 ?f22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3352"/>
            <draw:equation draw:name="f7" draw:formula="?f4 / 1895331"/>
            <draw:equation draw:name="f8" draw:formula="1321676 * ?f5 / 2643352"/>
            <draw:equation draw:name="f9" draw:formula="0 * ?f4 / 1895331"/>
            <draw:equation draw:name="f10" draw:formula="2643352 * ?f5 / 2643352"/>
            <draw:equation draw:name="f11" draw:formula="1321676 * ?f4 / 1895331"/>
            <draw:equation draw:name="f12" draw:formula="2539488 * ?f5 / 2643352"/>
            <draw:equation draw:name="f13" draw:formula="1836132 * ?f4 / 1895331"/>
            <draw:equation draw:name="f14" draw:formula="2510970 * ?f5 / 2643352"/>
            <draw:equation draw:name="f15" draw:formula="1895331 * ?f4 / 1895331"/>
            <draw:equation draw:name="f16" draw:formula="132382 * ?f5 / 2643352"/>
            <draw:equation draw:name="f17" draw:formula="103864 * ?f5 / 2643352"/>
            <draw:equation draw:name="f18" draw:formula="0 * ?f5 / 2643352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6"/>
            <draw:equation draw:name="f29" draw:formula="?f18 / ?f6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</draw:page>
      <draw:page draw:name="Slide49" draw:style-name="a945" draw:master-page-name="Master1-Layout2-obj-Tytuł-i-zawartość" presentation:presentation-page-layout-name="Master1-PPL2" draw:id="Slide-304">
        <draw:frame draw:id="id165" presentation:style-name="a949" draw:name="Tytuł 1" svg:x="0.91667in" svg:y="0.39931in" svg:width="11.5in" svg:height="1.44965in" presentation:class="title" presentation:placeholder="false">
          <draw:text-box>
            <text:p text:style-name="a948" text:class-names="" text:cond-style-name=""><text:span text:style-name="a946" text:class-names="">Ćwiczenie 5<text:line-break/></text:span><text:span text:style-name="a947" text:class-names="">Suma liczb od 1 do 10</text:span></text:p>
          </draw:text-box>
          <svg:title/>
          <svg:desc/>
        </draw:frame>
        <draw:frame draw:id="id166" presentation:style-name="a972" draw:name="Symbol zastępczy zawartości 2" svg:x="0.91667in" svg:y="1.99653in" svg:width="11.5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suma == 0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i == 1, suma == 1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i == 2, suma == 3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i == 3, suma == 6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i == 4, suma == 10</text:span></text:p>
              </text:list-item>
            </text:list>
            <text:list text:style-name="a968">
              <text:list-item>
                <text:p text:style-name="a967" text:class-names="" text:cond-style-name=""><text:span text:style-name="a965" text:class-names="">…</text:span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42" draw:style-name="a973" draw:master-page-name="Master1-Layout2-obj-Tytuł-i-zawartość" presentation:presentation-page-layout-name="Master1-PPL2" draw:id="Slide-297">
        <draw:frame draw:id="id167" presentation:style-name="a977" draw:name="Tytuł 1" svg:x="0.91667in" svg:y="0.39931in" svg:width="11.5in" svg:height="1.44965in" presentation:class="title" presentation:placeholder="false">
          <draw:text-box>
            <text:p text:style-name="a976" text:class-names="" text:cond-style-name=""><text:span text:style-name="a974" text:class-names="">Ćwiczenie 6<text:line-break/></text:span><text:span text:style-name="a975" text:class-names="">Suma liczb od 1 do n</text:span></text:p>
          </draw:text-box>
          <svg:title/>
          <svg:desc/>
        </draw:frame>
        <draw:frame draw:id="id168" presentation:style-name="a984" draw:name="Symbol zastępczy zawartości 2" svg:x="0.91667in" svg:y="1.99653in" svg:width="11.5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Tworzymy zmienną n i wczytujemy jej wartość od użytkownika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Następnie liczymy sumę jak poprzednio, ale nie od 1 do 10, tylko od 1 do n</text:span></text:p>
              </text:list-item>
            </text:list>
          </draw:text-box>
          <svg:title/>
          <svg:desc/>
        </draw:frame>
      </draw:page>
      <draw:page draw:name="Slide48" draw:style-name="a985" draw:master-page-name="Master1-Layout2-obj-Tytuł-i-zawartość" presentation:presentation-page-layout-name="Master1-PPL2" draw:id="Slide-303">
        <draw:custom-shape svg:x="0.00333in" svg:y="0in" svg:width="13.33in" svg:height="7.5in" draw:id="id169" draw:style-name="a988" draw:name="Rectangle 7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presentation:style-name="a992" draw:name="Tytuł 1" svg:x="0.91667in" svg:y="0.39931in" svg:width="6.07884in" svg:height="1.44965in" presentation:class="title" presentation:placeholder="false">
          <draw:text-box>
            <text:p text:style-name="a991" text:class-names="" text:cond-style-name=""><text:span text:style-name="a989" text:class-names="">Ćwiczenie 6<text:line-break/></text:span><text:span text:style-name="a990" text:class-names="">Suma liczb od 1 do n</text:span></text:p>
          </draw:text-box>
          <svg:title/>
          <svg:desc/>
        </draw:frame>
        <draw:custom-shape svg:x="11.16436in" svg:y="0in" svg:width="1.24132in" svg:height="0.52274in" draw:id="id171" draw:style-name="a995" draw:name="Freeform: Shape 9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1135066 477997" draw:enhanced-path="M 0 0 L 1135066 0 1133370 16827 C 1079514 280016 846644 477997 567533 477997 288422 477997 55552 280016 1696 16827 Z N" draw:text-areas="?f24 ?f26 ?f25 ?f27" draw:glue-points="?f16 ?f17 ?f18 ?f17 ?f19 ?f20 ?f21 ?f22 ?f23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5066"/>
            <draw:equation draw:name="f7" draw:formula="?f4 / 477997"/>
            <draw:equation draw:name="f8" draw:formula="0 * ?f5 / 1135066"/>
            <draw:equation draw:name="f9" draw:formula="0 * ?f4 / 477997"/>
            <draw:equation draw:name="f10" draw:formula="1135066 * ?f5 / 1135066"/>
            <draw:equation draw:name="f11" draw:formula="1133370 * ?f5 / 1135066"/>
            <draw:equation draw:name="f12" draw:formula="16827 * ?f4 / 477997"/>
            <draw:equation draw:name="f13" draw:formula="567533 * ?f5 / 1135066"/>
            <draw:equation draw:name="f14" draw:formula="477997 * ?f4 / 477997"/>
            <draw:equation draw:name="f15" draw:formula="1696 * ?f5 / 113506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7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172" presentation:style-name="a1017" draw:name="Symbol zastępczy zawartości 2" svg:x="0.91667in" svg:y="1.99653in" svg:width="6.07884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6" text:class-names="">Wczytaj</text:span><text:span text:style-name="a997" text:class-names=""><text:s text:c="1"/>n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suma := 0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3" text:class-names="">Dla<text:s text:c="1"/></text:span><text:span text:style-name="a1004" text:class-names="">i := 1<text:s text:c="1"/></text:span><text:span text:style-name="a1005" text:class-names="">do<text:s text:c="1"/></text:span><text:span text:style-name="a1006" text:class-names="">n</text:span><text:span text:style-name="a1007" text:class-names=""><text:s text:c="1"/>wykonuj: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>suma := suma + i</text:span></text:p>
                  </text:list-item>
                </text:list>
              </text:list-item>
            </text:list>
            <text:list text:style-name="a1016">
              <text:list-item>
                <text:p text:style-name="a1015" text:class-names="" text:cond-style-name=""><text:span text:style-name="a1013" text:class-names="">Wydrukuj<text:s text:c="1"/></text:span><text:span text:style-name="a1014" text:class-names="">suma</text:span></text:p>
              </text:list-item>
            </text:list>
          </draw:text-box>
          <svg:title/>
          <svg:desc/>
        </draw:frame>
        <draw:custom-shape svg:x="7.45988in" svg:y="2.87017in" svg:width="0.88848in" svg:height="0.88848in" draw:id="id173" draw:style-name="a1020" draw:name="Oval 11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2.61111in" svg:height="2.61111in" draw:id="id174" draw:style-name="a1023" draw:transform="translate(-1.30556in -1.30556in) rotate(-4.71239) translate(11.05229in 2.63816in)" draw:name="Block Arc 13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180, -180, -180" draw:modifiers="90 27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min(?f10, ?f7)"/>
            <draw:equation draw:name="f14" draw:formula="5419351 / 1725033"/>
            <draw:equation draw:name="f15" draw:formula="180"/>
            <draw:equation draw:name="f16" draw:formula="?f121"/>
            <draw:equation draw:name="f17" draw:formula="?f125"/>
            <draw:equation draw:name="f18" draw:formula="$2"/>
            <draw:equation draw:name="f19" draw:formula="?f17 - ?f16"/>
            <draw:equation draw:name="f20" draw:formula="?f19 + 21600000"/>
            <draw:equation draw:name="f21" draw:formula="if(?f19, ?f19, ?f20)"/>
            <draw:equation draw:name="f22" draw:formula="0 - ?f21"/>
            <draw:equation draw:name="f23" draw:formula="?f16 + ?f2"/>
            <draw:equation draw:name="f24" draw:formula="?f23 * ?f14 / ?f1"/>
            <draw:equation draw:name="f25" draw:formula="0 - ?f24"/>
            <draw:equation draw:name="f26" draw:formula="cos(?f25)"/>
            <draw:equation draw:name="f27" draw:formula="0 - ?f26"/>
            <draw:equation draw:name="f28" draw:formula="?f27 * ?f11"/>
            <draw:equation draw:name="f29" draw:formula="sin(?f25)"/>
            <draw:equation draw:name="f30" draw:formula="0 - ?f29"/>
            <draw:equation draw:name="f31" draw:formula="?f30 * ?f8"/>
            <draw:equation draw:name="f32" draw:formula="?f17 + ?f2"/>
            <draw:equation draw:name="f33" draw:formula="?f32 * ?f14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0 - ?f31"/>
            <draw:equation draw:name="f42" draw:formula="0 - ?f28"/>
            <draw:equation draw:name="f43" draw:formula="atan2(?f41, ?f42)"/>
            <draw:equation draw:name="f44" draw:formula="-1 * sin(?f43)"/>
            <draw:equation draw:name="f45" draw:formula="?f44 * ?f11"/>
            <draw:equation draw:name="f46" draw:formula="-1 * cos(?f43)"/>
            <draw:equation draw:name="f47" draw:formula="?f46 * ?f8"/>
            <draw:equation draw:name="f48" draw:formula="0 - ?f40"/>
            <draw:equation draw:name="f49" draw:formula="0 - ?f37"/>
            <draw:equation draw:name="f50" draw:formula="atan2(?f48, ?f49)"/>
            <draw:equation draw:name="f51" draw:formula="-1 * sin(?f50)"/>
            <draw:equation draw:name="f52" draw:formula="?f51 * ?f11"/>
            <draw:equation draw:name="f53" draw:formula="-1 * cos(?f50)"/>
            <draw:equation draw:name="f54" draw:formula="?f53 * ?f8"/>
            <draw:equation draw:name="f55" draw:formula="?f12 + ?f45"/>
            <draw:equation draw:name="f56" draw:formula="?f9 + ?f47"/>
            <draw:equation draw:name="f57" draw:formula="?f12 + ?f52"/>
            <draw:equation draw:name="f58" draw:formula="?f9 + ?f54"/>
            <draw:equation draw:name="f59" draw:formula="?f13 * ?f18 / 100000"/>
            <draw:equation draw:name="f60" draw:formula="?f11 - ?f59"/>
            <draw:equation draw:name="f61" draw:formula="?f8 - ?f59"/>
            <draw:equation draw:name="f62" draw:formula="?f36 * ?f60"/>
            <draw:equation draw:name="f63" draw:formula="?f39 * ?f61"/>
            <draw:equation draw:name="f64" draw:formula="?f27 * ?f60"/>
            <draw:equation draw:name="f65" draw:formula="?f30 * ?f61"/>
            <draw:equation draw:name="f66" draw:formula="0 - ?f63"/>
            <draw:equation draw:name="f67" draw:formula="0 - ?f62"/>
            <draw:equation draw:name="f68" draw:formula="atan2(?f66, ?f67)"/>
            <draw:equation draw:name="f69" draw:formula="-1 * sin(?f68)"/>
            <draw:equation draw:name="f70" draw:formula="?f69 * ?f60"/>
            <draw:equation draw:name="f71" draw:formula="-1 * cos(?f68)"/>
            <draw:equation draw:name="f72" draw:formula="?f71 * ?f61"/>
            <draw:equation draw:name="f73" draw:formula="0 - ?f65"/>
            <draw:equation draw:name="f74" draw:formula="0 - ?f64"/>
            <draw:equation draw:name="f75" draw:formula="atan2(?f73, ?f74)"/>
            <draw:equation draw:name="f76" draw:formula="-1 * sin(?f75)"/>
            <draw:equation draw:name="f77" draw:formula="?f76 * ?f60"/>
            <draw:equation draw:name="f78" draw:formula="-1 * cos(?f75)"/>
            <draw:equation draw:name="f79" draw:formula="?f78 * ?f61"/>
            <draw:equation draw:name="f80" draw:formula="?f12 + ?f70"/>
            <draw:equation draw:name="f81" draw:formula="?f9 + ?f72"/>
            <draw:equation draw:name="f82" draw:formula="?f12 + ?f77"/>
            <draw:equation draw:name="f83" draw:formula="?f9 + ?f79"/>
            <draw:equation draw:name="f84" draw:formula="21600000 - ?f16"/>
            <draw:equation draw:name="f85" draw:formula="?f21 - ?f84"/>
            <draw:equation draw:name="f86" draw:formula="max(?f55, ?f80)"/>
            <draw:equation draw:name="f87" draw:formula="max(?f57, ?f82)"/>
            <draw:equation draw:name="f88" draw:formula="max(?f86, ?f87)"/>
            <draw:equation draw:name="f89" draw:formula="if(?f85, ?f4, ?f88)"/>
            <draw:equation draw:name="f90" draw:formula="?f2 - ?f16"/>
            <draw:equation draw:name="f91" draw:formula="27000000 - ?f16"/>
            <draw:equation draw:name="f92" draw:formula="if(?f90, ?f90, ?f91)"/>
            <draw:equation draw:name="f93" draw:formula="?f21 - ?f92"/>
            <draw:equation draw:name="f94" draw:formula="max(?f56, ?f81)"/>
            <draw:equation draw:name="f95" draw:formula="max(?f58, ?f83)"/>
            <draw:equation draw:name="f96" draw:formula="max(?f94, ?f95)"/>
            <draw:equation draw:name="f97" draw:formula="if(?f93, ?f6, ?f96)"/>
            <draw:equation draw:name="f98" draw:formula="?f1 - ?f16"/>
            <draw:equation draw:name="f99" draw:formula="32400000 - ?f16"/>
            <draw:equation draw:name="f100" draw:formula="if(?f98, ?f98, ?f99)"/>
            <draw:equation draw:name="f101" draw:formula="?f21 - ?f100"/>
            <draw:equation draw:name="f102" draw:formula="min(?f55, ?f80)"/>
            <draw:equation draw:name="f103" draw:formula="min(?f57, ?f82)"/>
            <draw:equation draw:name="f104" draw:formula="min(?f102, ?f103)"/>
            <draw:equation draw:name="f105" draw:formula="if(?f101, ?f3, ?f104)"/>
            <draw:equation draw:name="f106" draw:formula="?f0 - ?f16"/>
            <draw:equation draw:name="f107" draw:formula="37800000 - ?f16"/>
            <draw:equation draw:name="f108" draw:formula="if(?f106, ?f106, ?f107)"/>
            <draw:equation draw:name="f109" draw:formula="?f21 - ?f108"/>
            <draw:equation draw:name="f110" draw:formula="min(?f56, ?f81)"/>
            <draw:equation draw:name="f111" draw:formula="min(?f58, ?f83)"/>
            <draw:equation draw:name="f112" draw:formula="min(?f110, ?f111)"/>
            <draw:equation draw:name="f113" draw:formula="if(?f109, ?f5, ?f112)"/>
            <draw:equation draw:name="f114" draw:formula="(?f55 + ?f82) / 2"/>
            <draw:equation draw:name="f115" draw:formula="(?f56 + ?f83) / 2"/>
            <draw:equation draw:name="f116" draw:formula="(?f57 + ?f80) / 2"/>
            <draw:equation draw:name="f117" draw:formula="(?f58 + ?f81) / 2"/>
            <draw:equation draw:name="f118" draw:formula="0 - $0"/>
            <draw:equation draw:name="f119" draw:formula="?f118 * ?f1 / ?f15"/>
            <draw:equation draw:name="f120" draw:formula="?f119 - ?f2"/>
            <draw:equation draw:name="f121" draw:formula="0 - ?f120"/>
            <draw:equation draw:name="f122" draw:formula="0 - $1"/>
            <draw:equation draw:name="f123" draw:formula="?f122 * ?f1 / ?f15"/>
            <draw:equation draw:name="f124" draw:formula="?f123 - ?f2"/>
            <draw:equation draw:name="f125" draw:formula="0 - ?f124"/>
            <draw:equation draw:name="f126" draw:formula="?f55 - 10800"/>
            <draw:equation draw:name="f127" draw:formula="?f56 - 10800"/>
            <draw:equation draw:name="f128" draw:formula="sqrt(?f126 * ?f126 + ?f127 * ?f127 + 0 * 0)"/>
            <draw:equation draw:name="f129" draw:formula="atan2(?f126, ?f127)"/>
            <draw:equation draw:name="f130" draw:formula="?f129 + ?f2"/>
            <draw:equation draw:name="f131" draw:formula="?f130 * ?f15 / ?f1"/>
            <draw:equation draw:name="f132" draw:formula="0 - ?f131"/>
            <draw:equation draw:name="f133" draw:formula="?f80 - 10800"/>
            <draw:equation draw:name="f134" draw:formula="?f81 - 10800"/>
            <draw:equation draw:name="f135" draw:formula="sqrt(?f133 * ?f133 + ?f134 * ?f134 + 0 * 0)"/>
            <draw:equation draw:name="f136" draw:formula="atan2(?f133, ?f134)"/>
            <draw:equation draw:name="f137" draw:formula="?f136 + ?f2"/>
            <draw:equation draw:name="f138" draw:formula="?f137 * ?f15 / ?f1"/>
            <draw:equation draw:name="f139" draw:formula="0 - ?f138"/>
            <draw:equation draw:name="f140" draw:formula="21550000 - ?f21"/>
            <draw:equation draw:name="f141" draw:formula="if(?f140, ?f21, 21550000)"/>
            <draw:equation draw:name="f142" draw:formula="-21550000 - ?f141"/>
            <draw:equation draw:name="f143" draw:formula="if(?f142, -21550000, ?f141)"/>
            <draw:equation draw:name="f144" draw:formula="?f16 + ?f143"/>
            <draw:equation draw:name="f145" draw:formula="sqrt(?f28 * ?f28 + ?f31 * ?f31 + 0 * 0)"/>
            <draw:equation draw:name="f146" draw:formula="?f11 * ?f8 / ?f145"/>
            <draw:equation draw:name="f147" draw:formula="?f30 * ?f146"/>
            <draw:equation draw:name="f148" draw:formula="?f55 - ?f147"/>
            <draw:equation draw:name="f149" draw:formula="?f27 * ?f146"/>
            <draw:equation draw:name="f150" draw:formula="?f56 - ?f149"/>
            <draw:equation draw:name="f151" draw:formula="?f148 - ?f11"/>
            <draw:equation draw:name="f152" draw:formula="?f150 - ?f8"/>
            <draw:equation draw:name="f153" draw:formula="?f148 + ?f11"/>
            <draw:equation draw:name="f154" draw:formula="?f150 + ?f8"/>
            <draw:equation draw:name="f155" draw:formula="?f144 + ?f2"/>
            <draw:equation draw:name="f156" draw:formula="?f155 * ?f14 / ?f1"/>
            <draw:equation draw:name="f157" draw:formula="0 - ?f156"/>
            <draw:equation draw:name="f158" draw:formula="cos(?f157)"/>
            <draw:equation draw:name="f159" draw:formula="0 - ?f158"/>
            <draw:equation draw:name="f160" draw:formula="?f159 * ?f11"/>
            <draw:equation draw:name="f161" draw:formula="sin(?f157)"/>
            <draw:equation draw:name="f162" draw:formula="0 - ?f161"/>
            <draw:equation draw:name="f163" draw:formula="?f162 * ?f8"/>
            <draw:equation draw:name="f164" draw:formula="sqrt(?f160 * ?f160 + ?f163 * ?f163 + 0 * 0)"/>
            <draw:equation draw:name="f165" draw:formula="?f11 * ?f8 / ?f164"/>
            <draw:equation draw:name="f166" draw:formula="?f162 * ?f165"/>
            <draw:equation draw:name="f167" draw:formula="?f148 + ?f166"/>
            <draw:equation draw:name="f168" draw:formula="?f159 * ?f165"/>
            <draw:equation draw:name="f169" draw:formula="?f150 + ?f168"/>
            <draw:equation draw:name="f170" draw:formula="if(?f143, ?f55, ?f151)"/>
            <draw:equation draw:name="f171" draw:formula="if(?f143, ?f56, ?f152)"/>
            <draw:equation draw:name="f172" draw:formula="if(?f143, ?f55, ?f153)"/>
            <draw:equation draw:name="f173" draw:formula="if(?f143, ?f56, ?f154)"/>
            <draw:equation draw:name="f174" draw:formula="if(?f143, ?f151, ?f167)"/>
            <draw:equation draw:name="f175" draw:formula="if(?f143, ?f152, ?f169)"/>
            <draw:equation draw:name="f176" draw:formula="if(?f143, ?f153, ?f167)"/>
            <draw:equation draw:name="f177" draw:formula="if(?f143, ?f154, ?f169)"/>
            <draw:equation draw:name="f178" draw:formula="21550000 - ?f22"/>
            <draw:equation draw:name="f179" draw:formula="if(?f178, ?f22, 21550000)"/>
            <draw:equation draw:name="f180" draw:formula="-21550000 - ?f179"/>
            <draw:equation draw:name="f181" draw:formula="if(?f180, -21550000, ?f179)"/>
            <draw:equation draw:name="f182" draw:formula="?f17 + ?f181"/>
            <draw:equation draw:name="f183" draw:formula="sqrt(?f62 * ?f62 + ?f63 * ?f63 + 0 * 0)"/>
            <draw:equation draw:name="f184" draw:formula="?f60 * ?f61 / ?f183"/>
            <draw:equation draw:name="f185" draw:formula="?f39 * ?f184"/>
            <draw:equation draw:name="f186" draw:formula="?f80 - ?f185"/>
            <draw:equation draw:name="f187" draw:formula="?f36 * ?f184"/>
            <draw:equation draw:name="f188" draw:formula="?f81 - ?f187"/>
            <draw:equation draw:name="f189" draw:formula="?f186 - ?f60"/>
            <draw:equation draw:name="f190" draw:formula="?f188 - ?f61"/>
            <draw:equation draw:name="f191" draw:formula="?f186 + ?f60"/>
            <draw:equation draw:name="f192" draw:formula="?f188 + ?f61"/>
            <draw:equation draw:name="f193" draw:formula="?f182 + ?f2"/>
            <draw:equation draw:name="f194" draw:formula="?f193 * ?f14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0"/>
            <draw:equation draw:name="f199" draw:formula="sin(?f195)"/>
            <draw:equation draw:name="f200" draw:formula="0 - ?f199"/>
            <draw:equation draw:name="f201" draw:formula="?f200 * ?f61"/>
            <draw:equation draw:name="f202" draw:formula="sqrt(?f198 * ?f198 + ?f201 * ?f201 + 0 * 0)"/>
            <draw:equation draw:name="f203" draw:formula="?f60 * ?f61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81, ?f80, ?f189)"/>
            <draw:equation draw:name="f209" draw:formula="if(?f181, ?f81, ?f190)"/>
            <draw:equation draw:name="f210" draw:formula="if(?f181, ?f80, ?f191)"/>
            <draw:equation draw:name="f211" draw:formula="if(?f181, ?f81, ?f192)"/>
            <draw:equation draw:name="f212" draw:formula="if(?f181, ?f189, ?f205)"/>
            <draw:equation draw:name="f213" draw:formula="if(?f181, ?f190, ?f207)"/>
            <draw:equation draw:name="f214" draw:formula="if(?f181, ?f191, ?f205)"/>
            <draw:equation draw:name="f215" draw:formula="if(?f181, ?f192, ?f207)"/>
          </draw:enhanced-geometry>
        </draw:custom-shape>
        <draw:custom-shape svg:x="7.45988in" svg:y="0in" svg:width="2.53199in" svg:height="1.69619in" draw:id="id175" draw:style-name="a1026" draw:name="Freeform: Shape 15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2315251 1550992" draw:enhanced-path="M 0 0 L 138700 0 138700 1361400 2107387 222673 1722420 0 1999436 0 2280549 162605 C 2313720 181745 2325104 224155 2305953 257336 2299872 267889 2291101 276648 2280549 282740 L 104026 1541710 C 93484 1547802 81523 1551003 69351 1550992 31049 1550992 0 1519944 0 1481643 Z N" draw:text-areas="?f44 ?f46 ?f45 ?f47" draw:glue-points="?f26 ?f27 ?f28 ?f27 ?f28 ?f29 ?f30 ?f31 ?f32 ?f27 ?f33 ?f27 ?f34 ?f35 ?f36 ?f37 ?f34 ?f38 ?f39 ?f40 ?f41 ?f42 ?f26 ?f43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15251"/>
            <draw:equation draw:name="f7" draw:formula="?f4 / 1550992"/>
            <draw:equation draw:name="f8" draw:formula="0 * ?f5 / 2315251"/>
            <draw:equation draw:name="f9" draw:formula="0 * ?f4 / 1550992"/>
            <draw:equation draw:name="f10" draw:formula="138700 * ?f5 / 2315251"/>
            <draw:equation draw:name="f11" draw:formula="1361400 * ?f4 / 1550992"/>
            <draw:equation draw:name="f12" draw:formula="2107387 * ?f5 / 2315251"/>
            <draw:equation draw:name="f13" draw:formula="222673 * ?f4 / 1550992"/>
            <draw:equation draw:name="f14" draw:formula="1722420 * ?f5 / 2315251"/>
            <draw:equation draw:name="f15" draw:formula="1999436 * ?f5 / 2315251"/>
            <draw:equation draw:name="f16" draw:formula="2280549 * ?f5 / 2315251"/>
            <draw:equation draw:name="f17" draw:formula="162605 * ?f4 / 1550992"/>
            <draw:equation draw:name="f18" draw:formula="2305953 * ?f5 / 2315251"/>
            <draw:equation draw:name="f19" draw:formula="257336 * ?f4 / 1550992"/>
            <draw:equation draw:name="f20" draw:formula="282740 * ?f4 / 1550992"/>
            <draw:equation draw:name="f21" draw:formula="104026 * ?f5 / 2315251"/>
            <draw:equation draw:name="f22" draw:formula="1541710 * ?f4 / 1550992"/>
            <draw:equation draw:name="f23" draw:formula="69351 * ?f5 / 2315251"/>
            <draw:equation draw:name="f24" draw:formula="1550992 * ?f4 / 1550992"/>
            <draw:equation draw:name="f25" draw:formula="1481643 * ?f4 / 1550992"/>
            <draw:equation draw:name="f26" draw:formula="?f8 / ?f6"/>
            <draw:equation draw:name="f27" draw:formula="?f9 / ?f7"/>
            <draw:equation draw:name="f28" draw:formula="?f10 / ?f6"/>
            <draw:equation draw:name="f29" draw:formula="?f11 / ?f7"/>
            <draw:equation draw:name="f30" draw:formula="?f12 / ?f6"/>
            <draw:equation draw:name="f31" draw:formula="?f13 / ?f7"/>
            <draw:equation draw:name="f32" draw:formula="?f14 / ?f6"/>
            <draw:equation draw:name="f33" draw:formula="?f15 / ?f6"/>
            <draw:equation draw:name="f34" draw:formula="?f16 / ?f6"/>
            <draw:equation draw:name="f35" draw:formula="?f17 / ?f7"/>
            <draw:equation draw:name="f36" draw:formula="?f18 / ?f6"/>
            <draw:equation draw:name="f37" draw:formula="?f19 / ?f7"/>
            <draw:equation draw:name="f38" draw:formula="?f20 / ?f7"/>
            <draw:equation draw:name="f39" draw:formula="?f21 / ?f6"/>
            <draw:equation draw:name="f40" draw:formula="?f22 / ?f7"/>
            <draw:equation draw:name="f41" draw:formula="?f23 / ?f6"/>
            <draw:equation draw:name="f42" draw:formula="?f24 / ?f7"/>
            <draw:equation draw:name="f43" draw:formula="?f25 / ?f7"/>
            <draw:equation draw:name="f44" draw:formula="?f0 / ?f6"/>
            <draw:equation draw:name="f45" draw:formula="?f1 / ?f6"/>
            <draw:equation draw:name="f46" draw:formula="?f2 / ?f7"/>
            <draw:equation draw:name="f47" draw:formula="?f3 / ?f7"/>
          </draw:enhanced-geometry>
        </draw:custom-shape>
        <draw:connector draw:type="line" svg:x1="12.82222in" svg:y1="1.45622in" svg:x2="12.82222in" svg:y2="3.2035in" draw:id="id176" draw:style-name="a1028" draw:name="Straight Connector 17">
          <svg:title/>
          <svg:desc/>
        </draw:connector>
        <draw:custom-shape svg:x="12.03582in" svg:y="4.49703in" svg:width="1.29752in" svg:height="1.9375in" draw:id="id177" draw:style-name="a1031" draw:name="Freeform: Shape 19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1186451 1771650" draw:enhanced-path="M 61913 0 L 1186451 0 1186451 123825 123825 123825 123825 1647825 1186451 1647825 1186451 1771650 61913 1771650 C 27719 1771650 0 1743932 0 1709738 L 0 61913 C 0 27719 27719 0 61913 0 Z N" draw:text-areas="?f28 ?f30 ?f29 ?f31" draw:glue-points="?f18 ?f19 ?f20 ?f19 ?f20 ?f21 ?f22 ?f21 ?f22 ?f23 ?f20 ?f23 ?f20 ?f24 ?f18 ?f24 ?f25 ?f26 ?f25 ?f27 ?f18 ?f19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6451"/>
            <draw:equation draw:name="f7" draw:formula="?f4 / 1771650"/>
            <draw:equation draw:name="f8" draw:formula="61913 * ?f5 / 1186451"/>
            <draw:equation draw:name="f9" draw:formula="0 * ?f4 / 1771650"/>
            <draw:equation draw:name="f10" draw:formula="1186451 * ?f5 / 1186451"/>
            <draw:equation draw:name="f11" draw:formula="123825 * ?f4 / 1771650"/>
            <draw:equation draw:name="f12" draw:formula="123825 * ?f5 / 1186451"/>
            <draw:equation draw:name="f13" draw:formula="1647825 * ?f4 / 1771650"/>
            <draw:equation draw:name="f14" draw:formula="1771650 * ?f4 / 1771650"/>
            <draw:equation draw:name="f15" draw:formula="0 * ?f5 / 1186451"/>
            <draw:equation draw:name="f16" draw:formula="1709738 * ?f4 / 1771650"/>
            <draw:equation draw:name="f17" draw:formula="61913 * ?f4 / 17716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width="4.4657in" svg:height="4.4657in" draw:id="id178" draw:style-name="a1035" draw:transform="translate(-2.23285in -2.23285in) rotate(-6.10659) translate(8.88961in 6.76601in)" draw:name="Arc 21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7.45988in" svg:y="5.42724in" svg:width="2.8908in" svg:height="2.07276in" draw:id="id179" draw:style-name="a1038" draw:name="Freeform: Shape 23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2643352 1895331" draw:enhanced-path="M 1321676 0 C 2051617 0 2643352 591735 2643352 1321676 2643352 1504161 2606369 1678009 2539488 1836132 L 2510970 1895331 132382 1895331 103864 1836132 C 36984 1678009 0 1504161 0 1321676 0 591735 591735 0 1321676 0 Z N" draw:text-areas="?f30 ?f32 ?f31 ?f33" draw:glue-points="?f19 ?f20 ?f21 ?f22 ?f23 ?f24 ?f25 ?f26 ?f27 ?f26 ?f28 ?f24 ?f29 ?f22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3352"/>
            <draw:equation draw:name="f7" draw:formula="?f4 / 1895331"/>
            <draw:equation draw:name="f8" draw:formula="1321676 * ?f5 / 2643352"/>
            <draw:equation draw:name="f9" draw:formula="0 * ?f4 / 1895331"/>
            <draw:equation draw:name="f10" draw:formula="2643352 * ?f5 / 2643352"/>
            <draw:equation draw:name="f11" draw:formula="1321676 * ?f4 / 1895331"/>
            <draw:equation draw:name="f12" draw:formula="2539488 * ?f5 / 2643352"/>
            <draw:equation draw:name="f13" draw:formula="1836132 * ?f4 / 1895331"/>
            <draw:equation draw:name="f14" draw:formula="2510970 * ?f5 / 2643352"/>
            <draw:equation draw:name="f15" draw:formula="1895331 * ?f4 / 1895331"/>
            <draw:equation draw:name="f16" draw:formula="132382 * ?f5 / 2643352"/>
            <draw:equation draw:name="f17" draw:formula="103864 * ?f5 / 2643352"/>
            <draw:equation draw:name="f18" draw:formula="0 * ?f5 / 2643352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6"/>
            <draw:equation draw:name="f29" draw:formula="?f18 / ?f6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</draw:page>
      <draw:page draw:name="Slide12" draw:style-name="a1039" draw:master-page-name="Master1-Layout2-obj-Tytuł-i-zawartość" presentation:presentation-page-layout-name="Master1-PPL2" draw:id="Slide-267">
        <draw:frame draw:id="id180" presentation:style-name="a1042" draw:name="Tytuł 1" svg:x="0.91667in" svg:y="0.39931in" svg:width="11.5in" svg:height="1.44965in" presentation:class="title" presentation:placeholder="false">
          <draw:text-box>
            <text:p text:style-name="a1041" text:class-names="" text:cond-style-name=""><text:span text:style-name="a1040" text:class-names="">Źródła</text:span></text:p>
          </draw:text-box>
          <svg:title/>
          <svg:desc/>
        </draw:frame>
        <draw:frame draw:id="id181" presentation:style-name="a1081" draw:name="Symbol zastępczy zawartości 2" svg:x="0.91667in" svg:y="1.99653in" svg:width="11.5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3" text:class-names=""><text:a xlink:href="https://pixabay.com/en/box-empty-cardboard-package-pack-550594/" text:style-name="" text:visited-style-name="">https://pixabay.com/en/box-empty-cardboard-package-pack-550594/</text:a></text:span><text:span text:style-name="a1044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7" text:class-names=""><text:a xlink:href="http://pngimg.com/download/12405" text:style-name="" text:visited-style-name="">http://pngimg.com/download/12405</text:a></text:span><text:span text:style-name="a1048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1" text:class-names=""><text:a xlink:href="http://www.pngall.com/pear-png" text:style-name="" text:visited-style-name="">http://www.pngall.com/pear-png</text:a></text:span><text:span text:style-name="a1052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5" text:class-names=""><text:a xlink:href="https://pixabay.com/p-310571/?no_redirect" text:style-name="" text:visited-style-name="">https://pixabay.com/p-310571/?no_redirect</text:a></text:span><text:span text:style-name="a1056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59" text:class-names=""><text:a xlink:href="https://pixabay.com/p-575543/?no_redirect" text:style-name="" text:visited-style-name="">https://pixabay.com/p-575543/?no_redirect</text:a></text:span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85" draw:display-name="Dash" draw:style="rect" draw:dots1="1" draw:dots1-length="0.41667in" draw:dots2="0" draw:dots2-length="0in" draw:distance="0.41667in"/>
    <draw:stroke-dash draw:name="a418" draw:display-name="Dash" draw:style="rect" draw:dots1="1" draw:dots1-length="0.41667in" draw:dots2="0" draw:dots2-length="0in" draw:distance="0.41667in"/>
    <draw:stroke-dash draw:name="a933" draw:display-name="Dash" draw:style="rect" draw:dots1="1" draw:dots1-length="0.41667in" draw:dots2="0" draw:dots2-length="0in" draw:distance="0.41667in"/>
    <draw:stroke-dash draw:name="a702" draw:display-name="Dash" draw:style="rect" draw:dots1="1" draw:dots1-length="0.41667in" draw:dots2="0" draw:dots2-length="0in" draw:distance="0.41667in"/>
    <draw:stroke-dash draw:name="a636" draw:display-name="Dash" draw:style="rect" draw:dots1="1" draw:dots1-length="0.41667in" draw:dots2="0" draw:dots2-length="0in" draw:distance="0.41667in"/>
    <draw:stroke-dash draw:name="a442" draw:display-name="Dash" draw:style="rect" draw:dots1="1" draw:dots1-length="0.41667in" draw:dots2="0" draw:dots2-length="0in" draw:distance="0.41667in"/>
    <draw:stroke-dash draw:name="a629" draw:display-name="Dash" draw:style="rect" draw:dots1="1" draw:dots1-length="0.41667in" draw:dots2="0" draw:dots2-length="0in" draw:distance="0.41667in"/>
    <draw:stroke-dash draw:name="a772" draw:display-name="Dash" draw:style="rect" draw:dots1="1" draw:dots1-length="0.41667in" draw:dots2="0" draw:dots2-length="0in" draw:distance="0.41667in"/>
    <draw:stroke-dash draw:name="a1034" draw:display-name="Dash" draw:style="rect" draw:dots1="1" draw:dots1-length="0.41667in" draw:dots2="0" draw:dots2-length="0in" draw:distance="0.41667in"/>
    <draw:stroke-dash draw:name="a779" draw:display-name="Dash" draw:style="rect" draw:dots1="1" draw:dots1-length="0.41667in" draw:dots2="0" draw:dots2-length="0in" draw:distance="0.41667in"/>
    <draw:stroke-dash draw:name="a425" draw:display-name="Dash" draw:style="rect" draw:dots1="1" draw:dots1-length="0.41667in" draw:dots2="0" draw:dots2-length="0in" draw:distance="0.41667in"/>
    <draw:stroke-dash draw:name="a695" draw:display-name="Dash" draw:style="rect" draw:dots1="1" draw:dots1-length="0.41667in" draw:dots2="0" draw:dots2-length="0in" draw:distance="0.41667in"/>
    <draw:stroke-dash draw:name="a940" draw:display-name="Dash" draw:style="rect" draw:dots1="1" draw:dots1-length="0.41667in" draw:dots2="0" draw:dots2-length="0in" draw:distance="0.41667in"/>
    <draw:stroke-dash draw:name="a571" draw:display-name="Dash" draw:style="rect" draw:dots1="1" draw:dots1-length="0.41667in" draw:dots2="0" draw:dots2-length="0in" draw:distance="0.41667in"/>
    <draw:stroke-dash draw:name="a1027" draw:display-name="Dash" draw:style="rect" draw:dots1="1" draw:dots1-length="0.41667in" draw:dots2="0" draw:dots2-length="0in" draw:distance="0.41667in"/>
    <draw:stroke-dash draw:name="a578" draw:display-name="Dash" draw:style="rect" draw:dots1="1" draw:dots1-length="0.41667in" draw:dots2="0" draw:dots2-length="0in" draw:distance="0.416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0.07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30.07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30.07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30.07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30.07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30.07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30.07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30.07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30.07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30.07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30.07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30.07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>Damian Kurpiewski</meta:initial-creator>
    <dc:creator>Damian Kurpiewski</dc:creator>
    <meta:creation-date>2018-06-04T18:42:26Z</meta:creation-date>
    <dc:date>2021-02-21T18:20:44Z</dc:date>
    <meta:editing-cycles>29</meta:editing-cycles>
    <meta:editing-duration>PT45391S</meta:editing-duration>
    <meta:document-statistic meta:paragraph-count="108" meta:word-count="708"/>
  </office:meta>
</office:document-meta>
</file>